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d4d4d4"/>
    </style:style>
    <style:style style:name="T7" style:family="text">
      <style:text-properties fo:color="#dcdcaa"/>
    </style:style>
    <style:style style:name="T8" style:family="text">
      <style:text-properties fo:color="#4fc1ff"/>
    </style:style>
    <style:style style:name="T9" style:family="text">
      <style:text-properties fo:color="#4ec9b0"/>
    </style:style>
    <style:style style:name="T10" style:family="text">
      <style:text-properties fo:color="#b5cea8"/>
    </style:style>
    <style:style style:name="T11" style:family="text">
      <style:text-properties fo:color="#6a9955"/>
    </style:style>
    <style:style style:name="T12" style:family="text">
      <style:text-properties fo:color="#c586c0"/>
    </style:style>
    <style:style style:name="T13" style:family="text">
      <style:text-properties fo:color="#d169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4"/>
      <text:p text:style-name="P1"><text:span text:style-name="T1">&lt;</text:span><text:span text:style-name="T2">head</text:span><text:span text:style-name="T1">&gt;</text:span></text:p>
      <text:p text:style-name="P2">&lt;!-- Required meta tags --&gt;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, shrink-to-fit=no"</text:span><text:span text:style-name="T1">&gt;</text:span></text:p>
      <text:p text:style-name="P1"><text:span text:style-name="T1">&lt;</text:span><text:span text:style-name="T2">title</text:span><text:span text:style-name="T1">&gt;</text:span>Block Form | Aishalaya<text:span text:style-name="T1">&lt;/</text:span><text:span text:style-name="T2">title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hortcut icon"</text:span> <text:span text:style-name="T3">href</text:span>=<text:span text:style-name="T4">"../../assets/images/aishLogo.ico"</text:span> <text:span text:style-name="T1">/&gt;</text:span></text:p>
      <text:p text:style-name="P2">&lt;!-- plugins:css --&gt;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../../assets/vendors/mdi/css/materialdesignicons.min.css"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../../assets/vendors/css/vendor.bundle.base.css"</text:span><text:span text:style-name="T1">&gt;</text:span></text:p>
      <text:p text:style-name="P2">&lt;!-- endinject --&gt;</text:p>
      <text:p text:style-name="P2">&lt;!-- Plugin css for this page --&gt;</text:p>
      <text:p text:style-name="P2">&lt;!-- End plugin css for this page --&gt;</text:p>
      <text:p text:style-name="P2">&lt;!-- inject:css --&gt;</text:p>
      <text:p text:style-name="P2">&lt;!-- endinject --&gt;</text:p>
      <text:p text:style-name="P2">&lt;!-- Layout styles --&gt;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../../assets/css/style.css"</text:span><text:span text:style-name="T1">&gt;</text:span></text:p>
      <text:p text:style-name="P2">&lt;!-- Include Font Awesome --&gt;</text:p>
      <text:p text:style-name="P1"><text:span text:style-name="T1">&lt;</text:span><text:span text:style-name="T2">link</text:span> <text:span text:style-name="T3">href</text:span>=<text:span text:style-name="T4">"https://cdnjs.cloudflare.com/ajax/libs/font-awesome/6.0.0-beta3/css/all.min.css"</text:span> <text:span text:style-name="T3">rel</text:span>=<text:span text:style-name="T4">"stylesheet"</text:span><text:span text:style-name="T1">&gt;</text:span></text:p>
      <text:p text:style-name="P2">&lt;!-- Bootstrap CSS --&gt;</text:p>
      <text:p text:style-name="P1"><text:span text:style-name="T1">&lt;</text:span><text:span text:style-name="T2">link</text:span> <text:span text:style-name="T3">href</text:span>=<text:span text:style-name="T4">"https://stackpath.bootstrapcdn.com/bootstrap/5.1.3/css/bootstrap.min.css"</text:span> <text:span text:style-name="T3">rel</text:span>=<text:span text:style-name="T4">"stylesheet"</text:span><text:span text:style-name="T1">&gt;</text:span></text:p>
      <text:p text:style-name="P1"><text:span text:style-name="T1">&lt;</text:span><text:span text:style-name="T2">style</text:span><text:span text:style-name="T1">&gt;</text:span></text:p>
      <text:p text:style-name="P2">/* Custom CSS for tabs */</text:p>
      <text:p text:style-name="P1"><text:span text:style-name="T5">.nav-tabs</text:span><text:span text:style-name="T6"> </text:span><text:span text:style-name="T5">.nav-link</text:span><text:span text:style-name="T6"> {</text:span></text:p>
      <text:p text:style-name="P1"><text:span text:style-name="T3">color</text:span><text:span text:style-name="T6">: </text:span><text:span text:style-name="T4">#000</text:span><text:span text:style-name="T6">;</text:span></text:p>
      <text:p text:style-name="P2">/* Change the color of the tab text */</text:p>
      <text:p text:style-name="P3">}</text:p>
      <text:p text:style-name="P4"/>
      <text:p text:style-name="P1"><text:span text:style-name="T5">.nav-tabs</text:span><text:span text:style-name="T6"> </text:span><text:span text:style-name="T5">.nav-link.active</text:span><text:span text:style-name="T6"> {</text:span></text:p>
      <text:p text:style-name="P1"><text:span text:style-name="T3">color</text:span><text:span text:style-name="T6">: </text:span><text:span text:style-name="T4">#007bff</text:span><text:span text:style-name="T6">;</text:span></text:p>
      <text:p text:style-name="P2">/* Change the color of the active tab text */</text:p>
      <text:p text:style-name="P3">}</text:p>
      <text:p text:style-name="P1"><text:span text:style-name="T1">&lt;/</text:span><text:span text:style-name="T2">style</text:span><text:span text:style-name="T1">&gt;</text:span></text:p>
      <text:p text:style-name="P4"/>
      <text:p text:style-name="P1"><text:span text:style-name="T1">&lt;/</text:span><text:span text:style-name="T2">head</text:span><text:span text:style-name="T1">&gt;</text:span></text:p>
      <text:p text:style-name="P4"/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-scroller"</text:span><text:span text:style-name="T1">&gt;</text:span></text:p>
      <text:p text:style-name="P2">&lt;!-- partial:../../partials/_navbar.html --&gt;</text:p>
      <text:p text:style-name="P1"><text:span text:style-name="T1">&lt;</text:span><text:span text:style-name="T2">nav</text:span> <text:span text:style-name="T3">class</text:span>=<text:span text:style-name="T4">"navbar default-layout-navbar col-lg-12 col-12 p-0 fixed-top d-flex flex-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ext-center navbar-brand-wrapper d-flex align-items-center justify-content-center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bar-brand brand-logo"</text:span> <text:span text:style-name="T3">href</text:span>=<text:span text:style-name="T4">"/pages/dashboard/dashboard.html"</text:span><text:span text:style-name="T1">&gt;&lt;</text:span><text:span text:style-name="T2">img</text:span></text:p>
      <text:p text:style-name="P1"><text:span text:style-name="T3">src</text:span>=<text:span text:style-name="T4">"../../assets/images/logo.png"</text:span> <text:span text:style-name="T3">alt</text:span>=<text:span text:style-name="T4">"logo"</text:span> <text:span text:style-name="T3">style</text:span>=<text:span text:style-name="T4">"height: 100%;"</text:span> <text:span text:style-name="T1">/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bar-brand brand-logo-mini"</text:span> <text:span text:style-name="T3">href</text:span>=<text:span text:style-name="T4">"/pages/dashboard/dashboard.html"</text:span><text:span text:style-name="T1">&gt;&lt;</text:span><text:span text:style-name="T2">img</text:span></text:p>
      <text:p text:style-name="P1"><text:span text:style-name="T3">src</text:span>=<text:span text:style-name="T4">"../../assets/images/logo.png"</text:span> <text:span text:style-name="T3">alt</text:span>=<text:span text:style-name="T4">"logo"</text:span> <text:span text:style-name="T3">style</text:span>=<text:span text:style-name="T4">"height: 100%;"</text:span> <text:span text:style-name="T1">/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</text:span><text:span text:style-name="T2">div</text:span> <text:span text:style-name="T3">class</text:span>=<text:span text:style-name="T4">"navbar-menu-wrapper d-flex align-items-stretch"</text:span><text:span text:style-name="T1">&gt;</text:span></text:p>
      <text:p text:style-name="P1"><text:span text:style-name="T1">&lt;</text:span><text:span text:style-name="T2">button</text:span> <text:span text:style-name="T3">class</text:span>=<text:span text:style-name="T4">"navbar-toggler navbar-toggler align-self-center"</text:span> <text:span text:style-name="T3">type</text:span>=<text:span text:style-name="T4">"button"</text:span> <text:span text:style-name="T3">data-toggle</text:span>=<text:span text:style-name="T4">"minimize"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mdi mdi-menu"</text:span><text:span text:style-name="T1">&gt;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1"><text:span text:style-name="T1">&lt;</text:span><text:span text:style-name="T2">ul</text:span> <text:span text:style-name="T3">class</text:span>=<text:span text:style-name="T4">"navbar-nav navbar-nav-right"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 d-none d-lg-block full-screen-link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mdi mdi-fullscreen"</text:span> <text:span text:style-name="T3">id</text:span>=<text:span text:style-name="T4">"fullscreen-button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 nav-logout d-none d-lg-block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href</text:span>=<text:span text:style-name="T4">"#"</text:span><text:span text:style-name="T1">&gt;</text:span></text:p>
      <text:p text:style-name="P1"><text:span text:style-name="T1">&lt;</text:span><text:span text:style-name="T2">i</text:span> <text:span text:style-name="T3">class</text:span>=<text:span text:style-name="T4">"mdi mdi-power"</text:span><text:span text:style-name="T1">&gt;&lt;/</text:span><text:span text:style-name="T2">i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4"/>
      <text:p text:style-name="P1"><text:span text:style-name="T1">&lt;/</text:span><text:span text:style-name="T2">ul</text:span><text:span text:style-name="T1">&gt;</text:span></text:p>
      <text:p text:style-name="P1"><text:span text:style-name="T1">&lt;</text:span><text:span text:style-name="T2">button</text:span> <text:span text:style-name="T3">class</text:span>=<text:span text:style-name="T4">"navbar-toggler navbar-toggler-right d-lg-none align-self-center"</text:span> <text:span text:style-name="T3">type</text:span>=<text:span text:style-name="T4">"button"</text:span></text:p>
      <text:p text:style-name="P1"><text:span text:style-name="T3">data-toggle</text:span>=<text:span text:style-name="T4">"offcanvas"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mdi mdi-menu"</text:span><text:span text:style-name="T1">&gt;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nav</text:span><text:span text:style-name="T1">&gt;</text:span></text:p>
      <text:p text:style-name="P2">&lt;!-- partial --&gt;</text:p>
      <text:p text:style-name="P1"><text:span text:style-name="T1">&lt;</text:span><text:span text:style-name="T2">div</text:span> <text:span text:style-name="T3">class</text:span>=<text:span text:style-name="T4">"container-fluid page-body-wrapper"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includeHtml"</text:span><text:span text:style-name="T1">&gt;&lt;/</text:span><text:span text:style-name="T2">div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main-panel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ent-wrapper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page-header"</text:span><text:span text:style-name="T1">&gt;</text:span></text:p>
      <text:p text:style-name="P1"><text:span text:style-name="T1">&lt;</text:span><text:span text:style-name="T2">h3</text:span> <text:span text:style-name="T3">class</text:span>=<text:span text:style-name="T4">"page-title"</text:span><text:span text:style-name="T1">&gt;</text:span> Block Form <text:span text:style-name="T1">&lt;/</text:span><text:span text:style-name="T2">h3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col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ard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ard-body"</text:span><text:span text:style-name="T1">&gt;</text:span></text:p>
      <text:p text:style-name="P4"/>
      <text:p text:style-name="P1"><text:span text:style-name="T1">&lt;</text:span><text:span text:style-name="T2">form</text:span> <text:span text:style-name="T3">class</text:span>=<text:span text:style-name="T4">"form-sample"</text:span> <text:span text:style-name="T3">id</text:span>=<text:span text:style-name="T4">"BlockForm"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customername"</text:span><text:span text:style-name="T1">&gt;</text:span>Customer Nam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placeholder</text:span>=<text:span text:style-name="T4">"Customer Name"</text:span> <text:span text:style-name="T3">type</text:span>=<text:span text:style-name="T4">"text"</text:span> <text:span text:style-name="T3">id</text:span>=<text:span text:style-name="T4">"customername"</text:span></text:p>
      <text:p text:style-name="P1"><text:soft-page-break/><text:span text:style-name="T3">name</text:span>=<text:span text:style-name="T4">"customername"</text:span> <text:span text:style-name="T3">readonly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SiteVisitEmployeeName"</text:span><text:span text:style-name="T1">&gt;</text:span>Site Visit Employee</text:p>
      <text:p text:style-name="P1">Nam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placeholder</text:span>=<text:span text:style-name="T4">"SiteVisitEmployeeName"</text:span> <text:span text:style-name="T3">type</text:span>=<text:span text:style-name="T4">"text"</text:span></text:p>
      <text:p text:style-name="P1"><text:span text:style-name="T3">id</text:span>=<text:span text:style-name="T4">"SiteVisitEmployeeName"</text:span> <text:span text:style-name="T3">name</text:span>=<text:span text:style-name="T4">" "</text:span> <text:span text:style-name="T3">readonly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BlockEmployeeName"</text:span><text:span text:style-name="T1">&gt;</text:span>Block Employee Nam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placeholder</text:span>=<text:span text:style-name="T4">"BlockEmployeeName"</text:span> <text:span text:style-name="T3">type</text:span>=<text:span text:style-name="T4">"text"</text:span></text:p>
      <text:p text:style-name="P1"><text:span text:style-name="T3">id</text:span>=<text:span text:style-name="T4">"BlockEmployeeName"</text:span> <text:span text:style-name="T3">name</text:span>=<text:span text:style-name="T4">"BlockEmployeeName"</text:span> <text:span text:style-name="T3">readonly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/</text:span><text:span text:style-name="T2">div</text:span><text:span text:style-name="T1">&gt;</text:span></text:p>
      <text:p text:style-name="P4"/>
      <text:p text:style-name="P1"><text:span text:style-name="T1">&lt;</text:span><text:span text:style-name="T2">ul</text:span> <text:span text:style-name="T3">class</text:span>=<text:span text:style-name="T4">"nav nav-tabs"</text:span> <text:span text:style-name="T3">role</text:span>=<text:span text:style-name="T4">"tablist"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 <text:span text:style-name="T3">role</text:span>=<text:span text:style-name="T4">"presentation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 active"</text:span> <text:span text:style-name="T3">id</text:span>=<text:span text:style-name="T4">"icon-tab-0"</text:span> <text:span text:style-name="T3">data-bs-toggle</text:span>=<text:span text:style-name="T4">"tab"</text:span> <text:span text:style-name="T3">href</text:span>=<text:span text:style-name="T4">"#icon-tabpanel-0"</text:span></text:p>
      <text:p text:style-name="P1"><text:span text:style-name="T3">role</text:span>=<text:span text:style-name="T4">"tab"</text:span> <text:span text:style-name="T3">aria-controls</text:span>=<text:span text:style-name="T4">"icon-tabpanel-0"</text:span> <text:span text:style-name="T3">aria-selected</text:span>=<text:span text:style-name="T4">"true"</text:span><text:span text:style-name="T1">&gt;</text:span> Site Vist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 <text:span text:style-name="T3">role</text:span>=<text:span text:style-name="T4">"presentation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id</text:span>=<text:span text:style-name="T4">"icon-tab-1"</text:span> <text:span text:style-name="T3">data-bs-toggle</text:span>=<text:span text:style-name="T4">"tab"</text:span> <text:span text:style-name="T3">href</text:span>=<text:span text:style-name="T4">"#icon-tabpanel-1"</text:span> <text:span text:style-name="T3">role</text:span>=<text:span text:style-name="T4">"tab"</text:span></text:p>
      <text:p text:style-name="P1"><text:span text:style-name="T3">aria-controls</text:span>=<text:span text:style-name="T4">"icon-tabpanel-1"</text:span> <text:span text:style-name="T3">aria-selected</text:span>=<text:span text:style-name="T4">"false"</text:span><text:span text:style-name="T1">&gt;</text:span> Bill Information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 <text:span text:style-name="T3">role</text:span>=<text:span text:style-name="T4">"presentation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id</text:span>=<text:span text:style-name="T4">"icon-tab-2"</text:span> <text:span text:style-name="T3">data-bs-toggle</text:span>=<text:span text:style-name="T4">"tab"</text:span> <text:span text:style-name="T3">href</text:span>=<text:span text:style-name="T4">"#icon-tabpanel-2"</text:span> <text:span text:style-name="T3">role</text:span>=<text:span text:style-name="T4">"tab"</text:span></text:p>
      <text:p text:style-name="P1"><text:span text:style-name="T3">aria-controls</text:span>=<text:span text:style-name="T4">"icon-tabpanel-2"</text:span> <text:span text:style-name="T3">aria-selected</text:span>=<text:span text:style-name="T4">"false"</text:span><text:span text:style-name="T1">&gt;</text:span>Plot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 <text:span text:style-name="T3">role</text:span>=<text:span text:style-name="T4">"presentation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id</text:span>=<text:span text:style-name="T4">"icon-tab-3"</text:span> <text:span text:style-name="T3">data-bs-toggle</text:span>=<text:span text:style-name="T4">"tab"</text:span> <text:span text:style-name="T3">href</text:span>=<text:span text:style-name="T4">"#icon-tabpanel-3"</text:span> <text:span text:style-name="T3">role</text:span>=<text:span text:style-name="T4">"tab"</text:span></text:p>
      <text:p text:style-name="P1"><text:span text:style-name="T3">aria-controls</text:span>=<text:span text:style-name="T4">"icon-tabpanel-3"</text:span> <text:span text:style-name="T3">aria-selected</text:span>=<text:span text:style-name="T4">"false"</text:span><text:span text:style-name="T1">&gt;</text:span>Payment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4"/>
      <text:p text:style-name="P1"><text:span text:style-name="T1">&lt;/</text:span><text:span text:style-name="T2">ul</text:span><text:span text:style-name="T1">&gt;</text:span></text:p>
      <text:p text:style-name="P1"><text:soft-page-break/><text:span text:style-name="T1">&lt;</text:span><text:span text:style-name="T2">div</text:span> <text:span text:style-name="T3">class</text:span>=<text:span text:style-name="T4">"tab-content pt-5"</text:span> <text:span text:style-name="T3">id</text:span>=<text:span text:style-name="T4">"tab-content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ab-pane active"</text:span> <text:span text:style-name="T3">id</text:span>=<text:span text:style-name="T4">"icon-tabpanel-0"</text:span> <text:span text:style-name="T3">role</text:span>=<text:span text:style-name="T4">"tabpanel"</text:span> <text:span text:style-name="T3">aria-labelledby</text:span>=<text:span text:style-name="T4">"icon-tab-0"</text:span><text:span text:style-name="T1">&gt;</text:span></text:p>
      <text:p text:style-name="P1"><text:span text:style-name="T1">&lt;</text:span><text:span text:style-name="T2">table</text:span> <text:span text:style-name="T3">id</text:span>=<text:span text:style-name="T4">"siteVisitTable"</text:span> <text:span text:style-name="T3">class</text:span>=<text:span text:style-name="T4">"table table-hover"</text:span><text:span text:style-name="T1">&gt;</text:span></text:p>
      <text:p text:style-name="P2">&lt;!-- append(` --&gt;</text:p>
      <text:p text:style-name="P5"/>
      <text:p text:style-name="P1"><text:span text:style-name="T1">&lt;</text:span><text:span text:style-name="T2">tbody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Customer Code: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id</text:span>=<text:span text:style-name="T4">"customCode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Mobile Number: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id</text:span>=<text:span text:style-name="T4">"mobileNumber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Preferred Location: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id</text:span>=<text:span text:style-name="T4">"location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2">&lt;!-- &lt;tr&gt;</text:p>
      <text:p text:style-name="P2">&lt;td&gt;Preferred Budget:&lt;/td&gt;</text:p>
      <text:p text:style-name="P2">&lt;td id="preferredBudget"&gt;&lt;/td&gt;</text:p>
      <text:p text:style-name="P2">&lt;/tr&gt; --&gt;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Email: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id</text:span>=<text:span text:style-name="T4">"email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4"/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Employee Type: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id</text:span>=<text:span text:style-name="T4">"employeeType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Work Place: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id</text:span>=<text:span text:style-name="T4">"workPlace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Address: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 <text:span text:style-name="T3">id</text:span>=<text:span text:style-name="T4">"address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body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ab-pane"</text:span> <text:span text:style-name="T3">id</text:span>=<text:span text:style-name="T4">"icon-tabpanel-1"</text:span> <text:span text:style-name="T3">role</text:span>=<text:span text:style-name="T4">"tabpanel"</text:span> <text:span text:style-name="T3">aria-labelledby</text:span>=<text:span text:style-name="T4">"icon-tab-1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customerName"</text:span><text:span text:style-name="T1">&gt;</text:span>Customer Name<text:span text:style-name="T1">&lt;/</text:span><text:span text:style-name="T2">label</text:span><text:span text:style-name="T1">&gt;</text:span></text:p>
      <text:p text:style-name="P1"><text:soft-page-break/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customerName"</text:span> <text:span text:style-name="T3">name</text:span>=<text:span text:style-name="T4">"customerNam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mobileNumber1"</text:span><text:span text:style-name="T1">&gt;</text:span>Mobile Number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mobileNumber1"</text:span> <text:span text:style-name="T3">name</text:span>=<text:span text:style-name="T4">"mobileNumber1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3 col-form-label"</text:span> <text:span text:style-name="T3">for</text:span>=<text:span text:style-name="T4">"email1"</text:span><text:span text:style-name="T1">&gt;</text:span>Email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email1"</text:span> <text:span text:style-name="T3">name</text:span>=<text:span text:style-name="T4">"email1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houseName"</text:span><text:span text:style-name="T1">&gt;</text:span>Door No. / House Nam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houseName"</text:span> <text:span text:style-name="T3">name</text:span>=<text:span text:style-name="T4">"houseNam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streetName"</text:span><text:span text:style-name="T1">&gt;</text:span>Street Nam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streetName"</text:span> <text:span text:style-name="T3">name</text:span>=<text:span text:style-name="T4">"streetNam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12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3 col-form-label"</text:span> <text:span text:style-name="T3">for</text:span>=<text:span text:style-name="T4">"area"</text:span><text:span text:style-name="T1">&gt;</text:span>Area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area"</text:span> <text:span text:style-name="T3">name</text:span>=<text:span text:style-name="T4">"area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3 col-form-label"</text:span> <text:span text:style-name="T3">for</text:span>=<text:span text:style-name="T4">"city"</text:span><text:span text:style-name="T1">&gt;</text:span>City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city"</text:span> <text:span text:style-name="T3">name</text:span>=<text:span text:style-name="T4">"city"</text:span> <text:span text:style-name="T1">/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3 col-form-label"</text:span> <text:span text:style-name="T3">for</text:span>=<text:span text:style-name="T4">"district"</text:span><text:span text:style-name="T1">&gt;</text:span>District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district"</text:span> <text:span text:style-name="T3">name</text:span>=<text:span text:style-name="T4">"district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3 col-form-label"</text:span> <text:span text:style-name="T3">for</text:span>=<text:span text:style-name="T4">"state"</text:span><text:span text:style-name="T1">&gt;</text:span>Stat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state"</text:span> <text:span text:style-name="T3">name</text:span>=<text:span text:style-name="T4">"stat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3 col-form-label"</text:span> <text:span text:style-name="T3">for</text:span>=<text:span text:style-name="T4">"postalCode"</text:span><text:span text:style-name="T1">&gt;</text:span>Postal Cod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postalCode"</text:span> <text:span text:style-name="T3">name</text:span>=<text:span text:style-name="T4">"postalCod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ab-pane"</text:span> <text:span text:style-name="T3">id</text:span>=<text:span text:style-name="T4">"icon-tabpanel-2"</text:span> <text:span text:style-name="T3">role</text:span>=<text:span text:style-name="T4">"tabpanel"</text:span> <text:span text:style-name="T3">aria-labelledby</text:span>=<text:span text:style-name="T4">"icon-tab-2"</text:span><text:span text:style-name="T1">&gt;</text:span></text:p>
      <text:p text:style-name="P1"><text:span text:style-name="T1">&lt;</text:span><text:span text:style-name="T2">h4</text:span> <text:span text:style-name="T3">class</text:span>=<text:span text:style-name="T4">"card-title"</text:span> <text:span text:style-name="T3">style</text:span>=<text:span text:style-name="T4">"margin-top: 2em;"</text:span><text:span text:style-name="T1">&gt;</text:span>Block Plot Information<text:span text:style-name="T1">&lt;/</text:span><text:span text:style-name="T2">h4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ntainer mt-5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siteVisitProjectName"</text:span><text:span text:style-name="T1">&gt;</text:span>Project :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siteVisitProjectName"</text:span> <text:span text:style-name="T3">name</text:span>=<text:span text:style-name="T4">"siteVisitProjectName"</text:span> <text:span text:style-name="T3">readonly</text:span></text:p>
      <text:p text:style-name="P1"><text:span text:style-name="T3">placeholder</text:span>=<text:span text:style-name="T4">"total sqft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able-responsive"</text:span><text:span text:style-name="T1">&gt;</text:span></text:p>
      <text:p text:style-name="P1"><text:span text:style-name="T1">&lt;</text:span><text:span text:style-name="T2">table</text:span> <text:span text:style-name="T3">class</text:span>=<text:span text:style-name="T4">"table table-bordered"</text:span> <text:span text:style-name="T3">id</text:span>=<text:span text:style-name="T4">"dataTable"</text:span><text:span text:style-name="T1">&gt;</text:span></text:p>
      <text:p text:style-name="P1"><text:span text:style-name="T1">&lt;</text:span><text:span text:style-name="T2">thead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Plot No <text:span text:style-name="T1">&lt;</text:span><text:span text:style-name="T2">span</text:span> <text:span text:style-name="T3">class</text:span>=<text:span text:style-name="T4">"text-danger"</text:span><text:span text:style-name="T1">&gt;</text:span>*<text:span text:style-name="T1">&lt;/</text:span><text:span text:style-name="T2">span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Plot Status 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Total SQFT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Rate Per SQFT<text:span text:style-name="T1">&lt;/</text:span><text:span text:style-name="T2">th</text:span><text:span text:style-name="T1">&gt;</text:span></text:p>
      <text:p text:style-name="P1"><text:soft-page-break/><text:span text:style-name="T1">&lt;</text:span><text:span text:style-name="T2">th</text:span><text:span text:style-name="T1">&gt;</text:span>Total Value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Description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head</text:span><text:span text:style-name="T1">&gt;</text:span></text:p>
      <text:p text:style-name="P1"><text:span text:style-name="T1">&lt;</text:span><text:span text:style-name="T2">tbody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 <text:span text:style-name="T1">&lt;</text:span><text:span text:style-name="T2">select</text:span> <text:span text:style-name="T3">id</text:span>=<text:span text:style-name="T4">"plotNumber"</text:span> <text:span text:style-name="T3">name</text:span>=<text:span text:style-name="T4">"plotNumber"</text:span> <text:span text:style-name="T3">class</text:span>=<text:span text:style-name="T4">"form-control"</text:span> <text:span text:style-name="T3">required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 <text:span text:style-name="T3">disabled</text:span> <text:span text:style-name="T3">selected</text:span><text:span text:style-name="T1">&gt;</text:span>Select Plot Number <text:span text:style-name="T1">&lt;</text:span><text:span text:style-name="T2">span</text:span></text:p>
      <text:p text:style-name="P1"><text:span text:style-name="T3">class</text:span>=<text:span text:style-name="T4">"text-danger"</text:span><text:span text:style-name="T1">&gt;</text:span>*<text:span text:style-name="T1">&lt;/</text:span><text:span text:style-name="T2">span</text:span><text:span text:style-name="T1">&gt;&lt;/</text:span><text:span text:style-name="T2">option</text:span><text:span text:style-name="T1">&gt;</text:span></text:p>
      <text:p text:style-name="P1"><text:span text:style-name="T1">&lt;/</text:span><text:span text:style-name="T2">select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class</text:span>=<text:span text:style-name="T4">"form-control"</text:span> <text:span text:style-name="T3">id</text:span>=<text:span text:style-name="T4">"status"</text:span> <text:span text:style-name="T3">name</text:span>=<text:span text:style-name="T4">"status"</text:span> <text:span text:style-name="T3">readonly</text:span></text:p>
      <text:p text:style-name="P1"><text:span text:style-name="T3">placeholder</text:span>=<text:span text:style-name="T4">"status"</text:span><text:span text:style-name="T1">&gt;&lt;/</text:span><text:span text:style-name="T2">td</text:span><text:span text:style-name="T1">&gt;</text:span></text:p>
      <text:p text:style-name="P4"/>
      <text:p text:style-name="P1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class</text:span>=<text:span text:style-name="T4">"form-control"</text:span> <text:span text:style-name="T3">id</text:span>=<text:span text:style-name="T4">"totalsqrt"</text:span> <text:span text:style-name="T3">name</text:span>=<text:span text:style-name="T4">"totalsqrt"</text:span> <text:span text:style-name="T3">readonly</text:span></text:p>
      <text:p text:style-name="P1"><text:span text:style-name="T3">placeholder</text:span>=<text:span text:style-name="T4">"Total sqrt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class</text:span>=<text:span text:style-name="T4">"form-control"</text:span> <text:span text:style-name="T3">id</text:span>=<text:span text:style-name="T4">"rate"</text:span> <text:span text:style-name="T3">name</text:span>=<text:span text:style-name="T4">"rate"</text:span> <text:span text:style-name="T3">readonly</text:span></text:p>
      <text:p text:style-name="P1"><text:span text:style-name="T3">placeholder</text:span>=<text:span text:style-name="T4">"rate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class</text:span>=<text:span text:style-name="T4">"form-control"</text:span> <text:span text:style-name="T3">id</text:span>=<text:span text:style-name="T4">"totalValues"</text:span> <text:span text:style-name="T3">name</text:span>=<text:span text:style-name="T4">"totalValues"</text:span></text:p>
      <text:p text:style-name="P1"><text:span text:style-name="T3">readonly</text:span> <text:span text:style-name="T3">placeholder</text:span>=<text:span text:style-name="T4">"total values"</text:span> <text:span text:style-name="T3">readonly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type</text:span>=<text:span text:style-name="T4">"text"</text:span> <text:span text:style-name="T3">class</text:span>=<text:span text:style-name="T4">"form-control"</text:span> <text:span text:style-name="T3">id</text:span>=<text:span text:style-name="T4">"description"</text:span> <text:span text:style-name="T3">name</text:span>=<text:span text:style-name="T4">"description"</text:span></text:p>
      <text:p text:style-name="P1"><text:span text:style-name="T3">readonly</text:span> <text:span text:style-name="T3">placeholder</text:span>=<text:span text:style-name="T4">"description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body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ab-pane"</text:span> <text:span text:style-name="T3">id</text:span>=<text:span text:style-name="T4">"icon-tabpanel-3"</text:span> <text:span text:style-name="T3">role</text:span>=<text:span text:style-name="T4">"tabpanel"</text:span> <text:span text:style-name="T3">aria-labelledby</text:span>=<text:span text:style-name="T4">"icon-tab-3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totaSqft"</text:span><text:span text:style-name="T1">&gt;</text:span>Total SQFT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totaSqft"</text:span> <text:span text:style-name="T3">name</text:span>=<text:span text:style-name="T4">"totaSqft"</text:span> <text:span text:style-name="T3">readonly</text:span></text:p>
      <text:p text:style-name="P1"><text:span text:style-name="T3">placeholder</text:span>=<text:span text:style-name="T4">"total sqft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sellingRate"</text:span><text:span text:style-name="T1">&gt;</text:span>Selling Rate <text:span text:style-name="T1">&lt;</text:span><text:span text:style-name="T2">span</text:span></text:p>
      <text:p text:style-name="P1"><text:span text:style-name="T3">class</text:span>=<text:span text:style-name="T4">"text-danger"</text:span><text:span text:style-name="T1">&gt;</text:span>*<text:span text:style-name="T1">&lt;/</text:span><text:span text:style-name="T2">span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sellingRate"</text:span> <text:span text:style-name="T3">name</text:span>=<text:span text:style-name="T4">"sellingRate"</text:span></text:p>
      <text:p text:style-name="P1"><text:span text:style-name="T3">placeholder</text:span>=<text:span text:style-name="T4">"selling rate"</text:span> <text:span text:style-name="T3">required</text:span>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totalAmount"</text:span><text:span text:style-name="T1">&gt;</text:span>Total Amount ₹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totalAmount"</text:span> <text:span text:style-name="T3">name</text:span>=<text:span text:style-name="T4">"totalAmount"</text:span> <text:span text:style-name="T3">readonly</text:span></text:p>
      <text:p text:style-name="P1"><text:span text:style-name="T3">placeholder</text:span>=<text:span text:style-name="T4">"total amount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discount"</text:span><text:span text:style-name="T1">&gt;</text:span>Discount % <text:span text:style-name="T1">&lt;</text:span><text:span text:style-name="T2">span</text:span></text:p>
      <text:p text:style-name="P1"><text:span text:style-name="T3">class</text:span>=<text:span text:style-name="T4">"text-danger"</text:span><text:span text:style-name="T1">&gt;</text:span>*<text:span text:style-name="T1">&lt;/</text:span><text:span text:style-name="T2">span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discount"</text:span> <text:span text:style-name="T3">name</text:span>=<text:span text:style-name="T4">"discount"</text:span></text:p>
      <text:p text:style-name="P1"><text:span text:style-name="T3">placeholder</text:span>=<text:span text:style-name="T4">"discount"</text:span> <text:span text:style-name="T3">required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netAmount"</text:span><text:span text:style-name="T1">&gt;</text:span>Net Amount ₹ 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netAmount"</text:span> <text:span text:style-name="T3">name</text:span>=<text:span text:style-name="T4">"netAmount"</text:span> <text:span text:style-name="T3">readonly</text:span></text:p>
      <text:p text:style-name="P1"><text:span text:style-name="T3">placeholder</text:span>=<text:span text:style-name="T4">"net amount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paidAmount"</text:span><text:span text:style-name="T1">&gt;</text:span>Paid Amount ₹ <text:span text:style-name="T1">&lt;</text:span><text:span text:style-name="T2">span</text:span></text:p>
      <text:p text:style-name="P1"><text:span text:style-name="T3">class</text:span>=<text:span text:style-name="T4">"text-danger"</text:span><text:span text:style-name="T1">&gt;</text:span>*<text:span text:style-name="T1">&lt;/</text:span><text:span text:style-name="T2">span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paidAmount"</text:span> <text:span text:style-name="T3">name</text:span>=<text:span text:style-name="T4">"paidAmount"</text:span></text:p>
      <text:p text:style-name="P1"><text:span text:style-name="T3">placeholder</text:span>=<text:span text:style-name="T4">"paid amount"</text:span> <text:span text:style-name="T3">oninput</text:span>=<text:span text:style-name="T4">"</text:span><text:span text:style-name="T7">validateInputNumeric</text:span><text:span text:style-name="T4">(</text:span><text:span text:style-name="T3">event</text:span><text:span text:style-name="T4">)"</text:span> <text:span text:style-name="T3">required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PaidDate"</text:span><text:span text:style-name="T1">&gt;</text:span>Paid Dat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date"</text:span> <text:span text:style-name="T3">id</text:span>=<text:span text:style-name="T4">"PaidDate"</text:span> <text:span text:style-name="T3">name</text:span>=<text:span text:style-name="T4">"PaidDat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PaymentType"</text:span><text:span text:style-name="T1">&gt;</text:span>Payment Typ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select</text:span> <text:span text:style-name="T3">class</text:span>=<text:span text:style-name="T4">"form-control"</text:span> <text:span text:style-name="T3">id</text:span>=<text:span text:style-name="T4">"PaymentType"</text:span> <text:span text:style-name="T3">name</text:span>=<text:span text:style-name="T4">"PaymentType"</text:span><text:span text:style-name="T1">&gt;</text:span></text:p>
      <text:p text:style-name="P1"><text:soft-page-break/><text:span text:style-name="T1">&lt;</text:span><text:span text:style-name="T2">option</text:span> <text:span text:style-name="T3">value</text:span>=<text:span text:style-name="T4">""</text:span> <text:span text:style-name="T3">disabled</text:span> <text:span text:style-name="T3">selected</text:span><text:span text:style-name="T1">&gt;</text:span>Select Payment Type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Full Payment"</text:span><text:span text:style-name="T1">&gt;</text:span>Full Payment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Advance"</text:span><text:span text:style-name="T1">&gt;</text:span>Advance<text:span text:style-name="T1">&lt;/</text:span><text:span text:style-name="T2">option</text:span><text:span text:style-name="T1">&gt;</text:span></text:p>
      <text:p text:style-name="P4"/>
      <text:p text:style-name="P1"><text:span text:style-name="T1">&lt;/</text:span><text:span text:style-name="T2">select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4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PaymentMode"</text:span><text:span text:style-name="T1">&gt;</text:span>Payment Mod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select</text:span> <text:span text:style-name="T3">class</text:span>=<text:span text:style-name="T4">"form-control"</text:span> <text:span text:style-name="T3">id</text:span>=<text:span text:style-name="T4">"PaymentMode"</text:span> <text:span text:style-name="T3">name</text:span>=<text:span text:style-name="T4">"PaymentMode"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"</text:span> <text:span text:style-name="T3">disabled</text:span> <text:span text:style-name="T3">selected</text:span><text:span text:style-name="T1">&gt;</text:span>Select Payment Mode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Cash"</text:span><text:span text:style-name="T1">&gt;</text:span>Cash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Cheque"</text:span><text:span text:style-name="T1">&gt;</text:span>Cheque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DD"</text:span><text:span text:style-name="T1">&gt;</text:span>DD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NEFT"</text:span><text:span text:style-name="T1">&gt;</text:span>NEFT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RTGS"</text:span><text:span text:style-name="T1">&gt;</text:span>RTGS<text:span text:style-name="T1">&lt;/</text:span><text:span text:style-name="T2">option</text:span><text:span text:style-name="T1">&gt;</text:span></text:p>
      <text:p text:style-name="P1"><text:span text:style-name="T1">&lt;/</text:span><text:span text:style-name="T2">select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PaidBy"</text:span><text:span text:style-name="T1">&gt;</text:span>Paid By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PaidBy"</text:span> <text:span text:style-name="T3">name</text:span>=<text:span text:style-name="T4">"PaidBy"</text:span> <text:span text:style-name="T3">placeholder</text:span>=<text:span text:style-name="T4">"paid by"</text:span></text:p>
      <text:p text:style-name="P1"><text:span text:style-name="T3">oninput</text:span>=<text:span text:style-name="T4">"</text:span><text:span text:style-name="T7">validateInputString</text:span><text:span text:style-name="T4">(</text:span><text:span text:style-name="T3">event</text:span><text:span text:style-name="T4">)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9 col-form-label"</text:span> <text:span text:style-name="T3">for</text:span>=<text:span text:style-name="T4">"ReceivedBy"</text:span><text:span text:style-name="T1">&gt;</text:span>Received By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9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ReceivedBy"</text:span> <text:span text:style-name="T3">name</text:span>=<text:span text:style-name="T4">"ReceivedBy"</text:span></text:p>
      <text:p text:style-name="P1"><text:span text:style-name="T3">placeholder</text:span>=<text:span text:style-name="T4">"received by"</text:span> <text:span text:style-name="T3">oninput</text:span>=<text:span text:style-name="T4">"</text:span><text:span text:style-name="T7">validateInputString</text:span><text:span text:style-name="T4">(</text:span><text:span text:style-name="T3">event</text:span><text:span text:style-name="T4">)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btn-group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"</text:span><text:span text:style-name="T1">&gt;</text:span></text:p>
      <text:p text:style-name="P1"><text:span text:style-name="T1">&lt;</text:span><text:span text:style-name="T2">button</text:span> <text:span text:style-name="T3">type</text:span>=<text:span text:style-name="T4">"button"</text:span> <text:span text:style-name="T3">id</text:span>=<text:span text:style-name="T4">"toggleTableBtnDenomination"</text:span> <text:span text:style-name="T3">class</text:span>=<text:span text:style-name="T4">"btn btn-sm btn btn-primary"</text:span></text:p>
      <text:p text:style-name="P1"><text:span text:style-name="T3">onclick</text:span>=<text:span text:style-name="T4">"</text:span><text:span text:style-name="T7">toggleDenominationTable</text:span><text:span text:style-name="T4">()"</text:span><text:span text:style-name="T1">&gt;</text:span>Cash Denomination Table<text:span text:style-name="T1">&lt;/</text:span><text:span text:style-name="T2">button</text:span><text:span text:style-name="T1">&gt;</text:span></text:p>
      <text:p text:style-name="P5"/>
      <text:p text:style-name="P1"><text:span text:style-name="T1">&lt;</text:span><text:span text:style-name="T2">button</text:span> <text:span text:style-name="T3">type</text:span>=<text:span text:style-name="T4">"button"</text:span> <text:span text:style-name="T3">id</text:span>=<text:span text:style-name="T4">"toggleTableBtnCardTransaction"</text:span></text:p>
      <text:p text:style-name="P1"><text:soft-page-break/><text:span text:style-name="T3">class</text:span>=<text:span text:style-name="T4">"btn btn-sm btn btn-primary"</text:span> <text:span text:style-name="T3">onclick</text:span>=<text:span text:style-name="T4">"</text:span><text:span text:style-name="T7">toggleCardTransactionTable</text:span><text:span text:style-name="T4">()"</text:span><text:span text:style-name="T1">&gt;</text:span>card</text:p>
      <text:p text:style-name="P1">Denomination Table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1"><text:span text:style-name="T1">&lt;</text:span><text:span text:style-name="T2">div</text:span> <text:span text:style-name="T3">id</text:span>=<text:span text:style-name="T4">"denominationTableContainer"</text:span> <text:span text:style-name="T3">style</text:span>=<text:span text:style-name="T4">"display: none;"</text:span> <text:span text:style-name="T3">class</text:span>=<text:span text:style-name="T4">"row"</text:span><text:span text:style-name="T1">&gt;</text:span></text:p>
      <text:p text:style-name="P1"><text:span text:style-name="T1">&lt;</text:span><text:span text:style-name="T2">h5</text:span><text:span text:style-name="T1">&gt;</text:span>Denomination<text:span text:style-name="T1">&lt;/</text:span><text:span text:style-name="T2">h5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table-responsive"</text:span><text:span text:style-name="T1">&gt;</text:span></text:p>
      <text:p text:style-name="P1"><text:span text:style-name="T1">&lt;</text:span><text:span text:style-name="T2">table</text:span> <text:span text:style-name="T3">class</text:span>=<text:span text:style-name="T4">"table table-striped"</text:span><text:span text:style-name="T1">&gt;</text:span></text:p>
      <text:p text:style-name="P1"><text:span text:style-name="T1">&lt;</text:span><text:span text:style-name="T2">thead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S.no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Rupee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.of.Note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Total Amount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head</text:span><text:span text:style-name="T1">&gt;</text:span></text:p>
      <text:p text:style-name="P1"><text:span text:style-name="T1">&lt;</text:span><text:span text:style-name="T2">tbody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1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1col3"</text:span> <text:span text:style-name="T3">id</text:span>=<text:span text:style-name="T4">"row1col3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1col4"</text:span> <text:span text:style-name="T3">id</text:span>=<text:span text:style-name="T4">"row1col4"</text:span> <text:span text:style-name="T3">readonly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2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2col3"</text:span> <text:span text:style-name="T3">id</text:span>=<text:span text:style-name="T4">"row2col3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2col4"</text:span> <text:span text:style-name="T3">id</text:span>=<text:span text:style-name="T4">"row2col4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3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10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3col3"</text:span> <text:span text:style-name="T3">id</text:span>=<text:span text:style-name="T4">"row3col3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3col4"</text:span> <text:span text:style-name="T3">id</text:span>=<text:span text:style-name="T4">"row3col4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4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5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4col3"</text:span> <text:span text:style-name="T3">id</text:span>=<text:span text:style-name="T4">"row4col3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4col4"</text:span> <text:span text:style-name="T3">id</text:span>=<text:span text:style-name="T4">"row4col4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5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2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5col3"</text:span> <text:span text:style-name="T3">id</text:span>=<text:span text:style-name="T4">"row5col3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5col4"</text:span> <text:span text:style-name="T3">id</text:span>=<text:span text:style-name="T4">"row5col4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6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</text:span>10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6col3"</text:span> <text:span text:style-name="T3">id</text:span>=<text:span text:style-name="T4">"row6col3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row6col4"</text:span> <text:span text:style-name="T3">id</text:span>=<text:span text:style-name="T4">"row6col4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Total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denoTotalNotes"</text:span></text:p>
      <text:p text:style-name="P1"><text:span text:style-name="T3">id</text:span>=<text:span text:style-name="T4">"denoTotalNotes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name</text:span>=<text:span text:style-name="T4">"denoTotalAmount"</text:span></text:p>
      <text:p text:style-name="P1"><text:span text:style-name="T3">id</text:span>=<text:span text:style-name="T4">"denoTotalAmount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4"/>
      <text:p text:style-name="P1"><text:span text:style-name="T1">&lt;/</text:span><text:span text:style-name="T2">tbody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BankTableContainer"</text:span> <text:span text:style-name="T3">style</text:span>=<text:span text:style-name="T4">"display:none;"</text:span> <text:span text:style-name="T3">class</text:span>=<text:span text:style-name="T4">"row"</text:span><text:span text:style-name="T1">&gt;</text:span></text:p>
      <text:p text:style-name="P1"><text:span text:style-name="T1">&lt;</text:span><text:span text:style-name="T2">h5</text:span><text:span text:style-name="T1">&gt;</text:span>Bank Details :</text:p>
      <text:p text:style-name="P1"><text:span text:style-name="T1">&lt;/</text:span><text:span text:style-name="T2">h5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5 col-form-label"</text:span> <text:span text:style-name="T3">for</text:span>=<text:span text:style-name="T4">"bankName"</text:span><text:span text:style-name="T1">&gt;</text:span>Bank Nam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5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bankName"</text:span> <text:span text:style-name="T3">name</text:span>=<text:span text:style-name="T4">"bankNam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5 col-form-label"</text:span> <text:span text:style-name="T3">for</text:span>=<text:span text:style-name="T4">"cdtNo"</text:span><text:span text:style-name="T1">&gt;</text:span>Cheque / DD No / Transaction</text:p>
      <text:p text:style-name="P1">ID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5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text"</text:span> <text:span text:style-name="T3">id</text:span>=<text:span text:style-name="T4">"cdtNo"</text:span> <text:span text:style-name="T3">name</text:span>=<text:span text:style-name="T4">"cdtNo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md-6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 row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col-sm-5 col-form-label"</text:span> <text:span text:style-name="T3">for</text:span>=<text:span text:style-name="T4">"cdtDate"</text:span><text:span text:style-name="T1">&gt;</text:span></text:p>
      <text:p text:style-name="P1">Date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col-sm-5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ontrol"</text:span> <text:span text:style-name="T3">type</text:span>=<text:span text:style-name="T4">"date"</text:span> <text:span text:style-name="T3">id</text:span>=<text:span text:style-name="T4">"cdtDate"</text:span> <text:span text:style-name="T3">name</text:span>=<text:span text:style-name="T4">"cdtDate"</text:span> <text:span text:style-name="T1">/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4"/>
      <text:p text:style-name="P1"><text:span text:style-name="T1">&lt;</text:span><text:span text:style-name="T2">div</text:span> <text:span text:style-name="T3">class</text:span>=<text:span text:style-name="T4">"d-flex justify-content-end"</text:span><text:span text:style-name="T1">&gt;</text:span></text:p>
      <text:p text:style-name="P2">&lt;!-- &lt;button type="button" class="btn back custom-width"</text:p>
      <text:p text:style-name="P2">onclick="window.location.href='block_list.html';"&gt;Back&lt;/button&gt; --&gt;</text:p>
      <text:p text:style-name="P1"><text:span text:style-name="T1">&lt;</text:span><text:span text:style-name="T2">button</text:span> <text:span text:style-name="T3">type</text:span>=<text:span text:style-name="T4">"submit"</text:span> <text:span text:style-name="T3">class</text:span>=<text:span text:style-name="T4">"btn btn-gradient-primary me-2"</text:span> <text:span text:style-name="T3">value</text:span>=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1"><text:span text:style-name="T1">&lt;</text:span><text:span text:style-name="T2">button</text:span> <text:span text:style-name="T3">class</text:span>=<text:span text:style-name="T4">"btn btn-light"</text:span> <text:span text:style-name="T3">onclick</text:span>=<text:span text:style-name="T4">"</text:span><text:span text:style-name="T7">goBack</text:span><text:span text:style-name="T4">()"</text:span><text:span text:style-name="T1">&gt;</text:span>Cancel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content-wrapper ends --&gt;</text:p>
      <text:p text:style-name="P2">&lt;!-- partial:../../partials/_footer.html --&gt;</text:p>
      <text:p text:style-name="P1"><text:span text:style-name="T1">&lt;</text:span><text:span text:style-name="T2">div</text:span> <text:span text:style-name="T3">id</text:span>=<text:span text:style-name="T4">"includeFooder"</text:span><text:span text:style-name="T1">&gt;&lt;/</text:span><text:span text:style-name="T2">div</text:span><text:span text:style-name="T1">&gt;</text:span></text:p>
      <text:p text:style-name="P2">&lt;!-- partial --&gt;</text:p>
      <text:p text:style-name="P1"><text:span text:style-name="T1">&lt;/</text:span><text:span text:style-name="T2">div</text:span><text:span text:style-name="T1">&gt;</text:span></text:p>
      <text:p text:style-name="P2">&lt;!-- main-panel ends --&gt;</text:p>
      <text:p text:style-name="P1"><text:span text:style-name="T1">&lt;/</text:span><text:span text:style-name="T2">div</text:span><text:span text:style-name="T1">&gt;</text:span></text:p>
      <text:p text:style-name="P2">&lt;!-- page-body-wrapper ends --&gt;</text:p>
      <text:p text:style-name="P1"><text:span text:style-name="T1">&lt;/</text:span><text:span text:style-name="T2">div</text:span><text:span text:style-name="T1">&gt;</text:span></text:p>
      <text:p text:style-name="P2">&lt;!-- container-scroller --&gt;</text:p>
      <text:p text:style-name="P2">&lt;!-- Bootstrap Bundle with Popper.js --&gt;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https://stackpath.bootstrapcdn.com/bootstrap/5.1.3/js/bootstrap.bundle.min.js"</text:span><text:span text:style-name="T1">&gt;&lt;/</text:span><text:span text:style-name="T2">script</text:span><text:span text:style-name="T1">&gt;</text:span></text:p>
      <text:p text:style-name="P2">&lt;!-- plugins:js --&gt;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vendors/js/vendor.bundle.base.js"</text:span><text:span text:style-name="T1">&gt;&lt;/</text:span><text:span text:style-name="T2">script</text:span><text:span text:style-name="T1">&gt;</text:span></text:p>
      <text:p text:style-name="P2">&lt;!-- endinject --&gt;</text:p>
      <text:p text:style-name="P2">&lt;!-- Plugin js for this page --&gt;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vendors/chart.js/Chart.min.js"</text:span><text:span text:style-name="T1">&gt;&lt;/</text:span><text:span text:style-name="T2">script</text:span><text:span text:style-name="T1">&gt;</text:span></text:p>
      <text:p text:style-name="P2">&lt;!-- End plugin js for this page --&gt;</text:p>
      <text:p text:style-name="P2">&lt;!-- inject:js --&gt;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js/off-canvas.js"</text:span><text:span text:style-name="T1">&gt;&lt;/</text:span><text:span text:style-name="T2">script</text:span><text:span text:style-name="T1">&gt;</text:span>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js/hoverable-collapse.js"</text:span><text:span text:style-name="T1">&gt;&lt;/</text:span><text:span text:style-name="T2">script</text:span><text:span text:style-name="T1">&gt;</text:span></text:p>
      <text:p text:style-name="P2">&lt;!-- &lt;script src="../../assets/js/pagination.js"&gt;&lt;/script&gt; --&gt;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js/menu_active.js"</text:span><text:span text:style-name="T1">&gt;&lt;/</text:span><text:span text:style-name="T2">script</text:span><text:span text:style-name="T1">&gt;</text:span>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js/misc.js"</text:span><text:span text:style-name="T1">&gt;&lt;/</text:span><text:span text:style-name="T2">script</text:span><text:span text:style-name="T1">&gt;</text:span></text:p>
      <text:p text:style-name="P2">&lt;!-- endinject --&gt;</text:p>
      <text:p text:style-name="P2">&lt;!-- Custom js for this page --&gt;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js/chart.js"</text:span><text:span text:style-name="T1">&gt;&lt;/</text:span><text:span text:style-name="T2">script</text:span><text:span text:style-name="T1">&gt;</text:span></text:p>
      <text:p text:style-name="P2">&lt;!-- endinject --&gt;</text:p>
      <text:p text:style-name="P2">&lt;!-- Custom js for this page --&gt;</text:p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../../assets/js/file-upload.js"</text:span><text:span text:style-name="T1">&gt;&lt;/</text:span><text:span text:style-name="T2">script</text:span><text:span text:style-name="T1">&gt;</text:span></text:p>
      <text:p text:style-name="P2">&lt;!-- End custom js for this page --&gt;</text:p>
      <text:p text:style-name="P4"/>
      <text:p text:style-name="P1"><text:span text:style-name="T1">&lt;</text:span><text:span text:style-name="T2">script</text:span><text:span text:style-name="T6"> </text:span><text:span text:style-name="T3">src</text:span><text:span text:style-name="T6">=</text:span><text:span text:style-name="T4">"https://code.jquery.com/jquery-3.6.0.min.js"</text:span><text:span text:style-name="T1">&gt;&lt;/</text:span><text:span text:style-name="T2">script</text:span><text:span text:style-name="T1">&gt;</text:span></text:p>
      <text:p text:style-name="P1"><text:soft-page-break/><text:span text:style-name="T1">&lt;</text:span><text:span text:style-name="T2">script</text:span><text:span text:style-name="T1">&gt;</text:span></text:p>
      <text:p text:style-name="P1"><text:span text:style-name="T2">const</text:span><text:span text:style-name="T6"> </text:span><text:span text:style-name="T8">currentDate</text:span><text:span text:style-name="T6"> = </text:span><text:span text:style-name="T2">new</text:span><text:span text:style-name="T6"> </text:span><text:span text:style-name="T9">Date</text:span><text:span text:style-name="T6">();</text:span></text:p>
      <text:p text:style-name="P1"><text:span text:style-name="T2">const</text:span><text:span text:style-name="T6"> </text:span><text:span text:style-name="T8">year</text:span><text:span text:style-name="T6"> = </text:span><text:span text:style-name="T8">currentDate</text:span><text:span text:style-name="T6">.</text:span><text:span text:style-name="T7">getFullYear</text:span><text:span text:style-name="T6">();</text:span></text:p>
      <text:p text:style-name="P1"><text:span text:style-name="T2">let</text:span><text:span text:style-name="T6"> </text:span><text:span text:style-name="T3">month</text:span><text:span text:style-name="T6"> = (</text:span><text:span text:style-name="T8">currentDate</text:span><text:span text:style-name="T6">.</text:span><text:span text:style-name="T7">getMonth</text:span><text:span text:style-name="T6">() + </text:span><text:span text:style-name="T10">1</text:span><text:span text:style-name="T6">).</text:span><text:span text:style-name="T7">toString</text:span><text:span text:style-name="T6">().</text:span><text:span text:style-name="T7">padStart</text:span><text:span text:style-name="T6">(</text:span><text:span text:style-name="T10">2</text:span><text:span text:style-name="T6">, </text:span><text:span text:style-name="T4">'0'</text:span><text:span text:style-name="T6">); </text:span><text:span text:style-name="T11">// Months are zero-based, so add 1</text:span></text:p>
      <text:p text:style-name="P1"><text:span text:style-name="T2">let</text:span><text:span text:style-name="T6"> </text:span><text:span text:style-name="T3">day</text:span><text:span text:style-name="T6"> = </text:span><text:span text:style-name="T8">currentDate</text:span><text:span text:style-name="T6">.</text:span><text:span text:style-name="T7">getDate</text:span><text:span text:style-name="T6">().</text:span><text:span text:style-name="T7">toString</text:span><text:span text:style-name="T6">().</text:span><text:span text:style-name="T7">padStart</text:span><text:span text:style-name="T6">(</text:span><text:span text:style-name="T10">2</text:span><text:span text:style-name="T6">, </text:span><text:span text:style-name="T4">'0'</text:span><text:span text:style-name="T6">);</text:span></text:p>
      <text:p text:style-name="P4"/>
      <text:p text:style-name="P1"><text:span text:style-name="T2">const</text:span><text:span text:style-name="T6"> </text:span><text:span text:style-name="T8">dateString</text:span><text:span text:style-name="T6"> = </text:span><text:span text:style-name="T4">`</text:span><text:span text:style-name="T2">${</text:span><text:span text:style-name="T8">year</text:span><text:span text:style-name="T2">}</text:span><text:span text:style-name="T4">-</text:span><text:span text:style-name="T2">${</text:span><text:span text:style-name="T3">month</text:span><text:span text:style-name="T2">}</text:span><text:span text:style-name="T4">-</text:span><text:span text:style-name="T2">${</text:span><text:span text:style-name="T3">day</text:span><text:span text:style-name="T2">}</text:span><text:span text:style-name="T4">`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PaidDate'</text:span><text:span text:style-name="T6">).</text:span><text:span text:style-name="T3">value</text:span><text:span text:style-name="T6"> = </text:span><text:span text:style-name="T8">dateString</text:span><text:span text:style-name="T6">; </text:span><text:span text:style-name="T11">// Set the value attribute with the formatted date string</text:span></text:p>
      <text:p text:style-name="P4"/>
      <text:p text:style-name="P1"><text:span text:style-name="T2">function</text:span><text:span text:style-name="T6"> </text:span><text:span text:style-name="T7">goBack</text:span><text:span text:style-name="T6">() {</text:span></text:p>
      <text:p text:style-name="P1"><text:span text:style-name="T3">window</text:span><text:span text:style-name="T6">.</text:span><text:span text:style-name="T3">history</text:span><text:span text:style-name="T6">.</text:span><text:span text:style-name="T7">back</text:span><text:span text:style-name="T6">();</text:span></text:p>
      <text:p text:style-name="P3">}</text:p>
      <text:p text:style-name="P1"><text:span text:style-name="T7">$</text:span><text:span text:style-name="T6">(</text:span><text:span text:style-name="T3">document</text:span><text:span text:style-name="T6">).</text:span><text:span text:style-name="T7">ready</text:span><text:span text:style-name="T6">(</text:span><text:span text:style-name="T2">function</text:span><text:span text:style-name="T6"> () {</text:span></text:p>
      <text:p text:style-name="P2">// Submit data functionality</text:p>
      <text:p text:style-name="P1"><text:span text:style-name="T2">const</text:span><text:span text:style-name="T6"> </text:span><text:span text:style-name="T8">BlockEmployeeEmailId</text:span><text:span text:style-name="T6"> = </text:span><text:span text:style-name="T3">localStorage</text:span><text:span text:style-name="T6">.</text:span><text:span text:style-name="T7">getItem</text:span><text:span text:style-name="T6">(</text:span><text:span text:style-name="T4">'employeeEmail'</text:span><text:span text:style-name="T6">);</text:span></text:p>
      <text:p text:style-name="P1"><text:span text:style-name="T2">const</text:span><text:span text:style-name="T6"> </text:span><text:span text:style-name="T8">BlockEmployeeName</text:span><text:span text:style-name="T6"> = </text:span><text:span text:style-name="T3">localStorage</text:span><text:span text:style-name="T6">.</text:span><text:span text:style-name="T7">getItem</text:span><text:span text:style-name="T6">(</text:span><text:span text:style-name="T4">'employeeName'</text:span><text:span text:style-name="T6">);</text:span></text:p>
      <text:p text:style-name="P1"><text:span text:style-name="T3">console</text:span><text:span text:style-name="T6">.</text:span><text:span text:style-name="T7">log</text:span><text:span text:style-name="T6">(</text:span><text:span text:style-name="T8">BlockEmployeeEmailId</text:span><text:span text:style-name="T6">, </text:span><text:span text:style-name="T4">'hloo'</text:span><text:span text:style-name="T6">);</text:span></text:p>
      <text:p text:style-name="P1"><text:span text:style-name="T2">const</text:span><text:span text:style-name="T6"> </text:span><text:span text:style-name="T8">initialBlockEmployeeEmailId</text:span><text:span text:style-name="T6"> = </text:span><text:span text:style-name="T8">BlockEmployeeEmailId</text:span><text:span text:style-name="T6">;</text:span></text:p>
      <text:p text:style-name="P1"><text:span text:style-name="T2">const</text:span><text:span text:style-name="T6"> </text:span><text:span text:style-name="T8">initialBlockEmployeeName</text:span><text:span text:style-name="T6"> = </text:span><text:span text:style-name="T8">BlockEmployeeName</text:span><text:span text:style-name="T6">;</text:span></text:p>
      <text:p text:style-name="P1"><text:span text:style-name="T2">const</text:span><text:span text:style-name="T6"> </text:span><text:span text:style-name="T8">accessToken</text:span><text:span text:style-name="T6"> = </text:span><text:span text:style-name="T3">localStorage</text:span><text:span text:style-name="T6">.</text:span><text:span text:style-name="T7">getItem</text:span><text:span text:style-name="T6">(</text:span><text:span text:style-name="T4">'accessToken'</text:span><text:span text:style-name="T6">);</text:span></text:p>
      <text:p text:style-name="P4"/>
      <text:p text:style-name="P2">// for fetching customer details</text:p>
      <text:p text:style-name="P2">//console.log(employeeNamenew,'hi0');</text:p>
      <text:p text:style-name="P1"><text:span text:style-name="T2">const</text:span><text:span text:style-name="T6"> </text:span><text:span text:style-name="T8">urlParams</text:span><text:span text:style-name="T6"> = </text:span><text:span text:style-name="T2">new</text:span><text:span text:style-name="T6"> </text:span><text:span text:style-name="T9">URLSearchParams</text:span><text:span text:style-name="T6">(</text:span><text:span text:style-name="T3">window</text:span><text:span text:style-name="T6">.</text:span><text:span text:style-name="T3">location</text:span><text:span text:style-name="T6">.</text:span><text:span text:style-name="T3">search</text:span><text:span text:style-name="T6">);</text:span></text:p>
      <text:p text:style-name="P4"/>
      <text:p text:style-name="P1"><text:span text:style-name="T2">const</text:span><text:span text:style-name="T6"> </text:span><text:span text:style-name="T8">phoneNumber</text:span><text:span text:style-name="T6"> = </text:span><text:span text:style-name="T8">urlParams</text:span><text:span text:style-name="T6">.</text:span><text:span text:style-name="T7">get</text:span><text:span text:style-name="T6">(</text:span><text:span text:style-name="T4">'phoneNumber'</text:span><text:span text:style-name="T6">);</text:span></text:p>
      <text:p text:style-name="P1"><text:span text:style-name="T2">const</text:span><text:span text:style-name="T6"> </text:span><text:span text:style-name="T8">currentVisitId</text:span><text:span text:style-name="T6"> = </text:span><text:span text:style-name="T8">urlParams</text:span><text:span text:style-name="T6">.</text:span><text:span text:style-name="T7">get</text:span><text:span text:style-name="T6">(</text:span><text:span text:style-name="T4">'visitId'</text:span><text:span text:style-name="T6">);</text:span></text:p>
      <text:p text:style-name="P1"><text:span text:style-name="T2">let</text:span><text:span text:style-name="T6"> </text:span><text:span text:style-name="T3">currentProjectName</text:span><text:span text:style-name="T6"> = </text:span><text:span text:style-name="T8">urlParams</text:span><text:span text:style-name="T6">.</text:span><text:span text:style-name="T7">get</text:span><text:span text:style-name="T6">(</text:span><text:span text:style-name="T4">'projectName'</text:span><text:span text:style-name="T6">);</text:span></text:p>
      <text:p text:style-name="P1"><text:span text:style-name="T2">const</text:span><text:span text:style-name="T6"> </text:span><text:span text:style-name="T8">designationDropdown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'projectNames'</text:span><text:span text:style-name="T6">);</text:span></text:p>
      <text:p text:style-name="P1"><text:span text:style-name="T2">const</text:span><text:span text:style-name="T6"> </text:span><text:span text:style-name="T8">plotDropdown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'plotNumber'</text:span><text:span text:style-name="T6">);</text:span></text:p>
      <text:p text:style-name="P2">// const currentPlotId = document.getElementById('plotNumber');</text:p>
      <text:p text:style-name="P1"><text:span text:style-name="T2">let</text:span><text:span text:style-name="T6"> </text:span><text:span text:style-name="T3">customerId</text:span><text:span text:style-name="T6">;</text:span></text:p>
      <text:p text:style-name="P1"><text:span text:style-name="T2">let</text:span><text:span text:style-name="T6"> </text:span><text:span text:style-name="T3">SiteVisitEmployeeID</text:span><text:span text:style-name="T6">;</text:span></text:p>
      <text:p text:style-name="P1"><text:span text:style-name="T2">let</text:span><text:span text:style-name="T6"> </text:span><text:span text:style-name="T3">projectId</text:span><text:span text:style-name="T6">;</text:span></text:p>
      <text:p text:style-name="P2">// document.getElementById('blockEmployeeId').value = BlockEmployeeEmailId;</text:p>
      <text:p text:style-name="P1"><text:span text:style-name="T3">document</text:span><text:span text:style-name="T6">.</text:span><text:span text:style-name="T7">getElementById</text:span><text:span text:style-name="T6">(</text:span><text:span text:style-name="T4">'BlockEmployeeName'</text:span><text:span text:style-name="T6">).</text:span><text:span text:style-name="T3">value</text:span><text:span text:style-name="T6"> = </text:span><text:span text:style-name="T8">BlockEmployeeName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siteVisitProjectName'</text:span><text:span text:style-name="T6">).</text:span><text:span text:style-name="T3">value</text:span><text:span text:style-name="T6"> = </text:span><text:span text:style-name="T3">currentProjectName</text:span><text:span text:style-name="T6">;</text:span></text:p>
      <text:p text:style-name="P1"><text:span text:style-name="T3">console</text:span><text:span text:style-name="T6">.</text:span><text:span text:style-name="T7">log</text:span><text:span text:style-name="T6">(</text:span><text:span text:style-name="T3">currentProjectName</text:span><text:span text:style-name="T6">, </text:span><text:span text:style-name="T4">'hi0'</text:span><text:span text:style-name="T6">);</text:span></text:p>
      <text:p text:style-name="P1"><text:span text:style-name="T2">const</text:span><text:span text:style-name="T6"> </text:span><text:span text:style-name="T8">accesssToken</text:span><text:span text:style-name="T6"> = </text:span><text:span text:style-name="T3">localStorage</text:span><text:span text:style-name="T6">.</text:span><text:span text:style-name="T7">getItem</text:span><text:span text:style-name="T6">(</text:span><text:span text:style-name="T4">'accessToken'</text:span><text:span text:style-name="T6">);</text:span></text:p>
      <text:p text:style-name="P1"><text:span text:style-name="T8">$</text:span><text:span text:style-name="T6">.</text:span><text:span text:style-name="T7">ajax</text:span><text:span text:style-name="T6">({</text:span></text:p>
      <text:p text:style-name="P1"><text:span text:style-name="T3">url:</text:span><text:span text:style-name="T6"> </text:span><text:span text:style-name="T4">`http://localhost:8080/api/customer/getCustomerByPhoneNumber/</text:span><text:span text:style-name="T2">${</text:span><text:span text:style-name="T8">phoneNumber</text:span><text:span text:style-name="T2">}</text:span><text:span text:style-name="T4">`</text:span><text:span text:style-name="T6">,</text:span></text:p>
      <text:p text:style-name="P1"><text:span text:style-name="T3">type:</text:span><text:span text:style-name="T6"> </text:span><text:span text:style-name="T4">'GET'</text:span><text:span text:style-name="T6">,</text:span></text:p>
      <text:p text:style-name="P1"><text:span text:style-name="T3">headers:</text:span><text:span text:style-name="T6"> {</text:span></text:p>
      <text:p text:style-name="P1"><text:span text:style-name="T4">'Authorization'</text:span><text:span text:style-name="T3">:</text:span><text:span text:style-name="T6"> </text:span><text:span text:style-name="T8">accesssToken</text:span></text:p>
      <text:p text:style-name="P3">},</text:p>
      <text:p text:style-name="P1"><text:span text:style-name="T7">success</text:span><text:span text:style-name="T3">:</text:span><text:span text:style-name="T6"> </text:span><text:span text:style-name="T2">function</text:span><text:span text:style-name="T6"> (</text:span><text:span text:style-name="T3">data</text:span><text:span text:style-name="T6">) {</text:span></text:p>
      <text:p text:style-name="P1"><text:span text:style-name="T3">customerId</text:span><text:span text:style-name="T6"> = </text:span><text:span text:style-name="T3">data</text:span><text:span text:style-name="T6">.</text:span><text:span text:style-name="T3">customerId</text:span><text:span text:style-name="T6">;</text:span></text:p>
      <text:p text:style-name="P1"><text:span text:style-name="T2">const</text:span><text:span text:style-name="T6"> </text:span><text:span text:style-name="T8">customerName</text:span><text:span text:style-name="T6"> = </text:span><text:span text:style-name="T3">data</text:span><text:span text:style-name="T6">.</text:span><text:span text:style-name="T3">customerName</text:span><text:span text:style-name="T6">;</text:span></text:p>
      <text:p text:style-name="P1"><text:span text:style-name="T2">const</text:span><text:span text:style-name="T6"> </text:span><text:span text:style-name="T8">customerEmail</text:span><text:span text:style-name="T6"> = </text:span><text:span text:style-name="T3">data</text:span><text:span text:style-name="T6">.</text:span><text:span text:style-name="T3">email</text:span><text:span text:style-name="T6">;</text:span></text:p>
      <text:p text:style-name="P1"><text:soft-page-break/><text:span text:style-name="T2">const</text:span><text:span text:style-name="T6"> </text:span><text:span text:style-name="T8">customerHouseName</text:span><text:span text:style-name="T6"> = </text:span><text:span text:style-name="T3">data</text:span><text:span text:style-name="T6">.</text:span><text:span text:style-name="T3">address</text:span><text:span text:style-name="T6">;</text:span></text:p>
      <text:p text:style-name="P1"><text:span text:style-name="T2">const</text:span><text:span text:style-name="T6"> </text:span><text:span text:style-name="T8">customerStreet</text:span><text:span text:style-name="T6"> = </text:span><text:span text:style-name="T3">data</text:span><text:span text:style-name="T6">.</text:span><text:span text:style-name="T3">streetName</text:span><text:span text:style-name="T6">;</text:span></text:p>
      <text:p text:style-name="P1"><text:span text:style-name="T2">const</text:span><text:span text:style-name="T6"> </text:span><text:span text:style-name="T8">customerArea</text:span><text:span text:style-name="T6"> = </text:span><text:span text:style-name="T3">data</text:span><text:span text:style-name="T6">.</text:span><text:span text:style-name="T3">area</text:span><text:span text:style-name="T6">;</text:span></text:p>
      <text:p text:style-name="P1"><text:span text:style-name="T2">const</text:span><text:span text:style-name="T6"> </text:span><text:span text:style-name="T8">customerCity</text:span><text:span text:style-name="T6"> = </text:span><text:span text:style-name="T3">data</text:span><text:span text:style-name="T6">.</text:span><text:span text:style-name="T3">city</text:span><text:span text:style-name="T6">;</text:span></text:p>
      <text:p text:style-name="P1"><text:span text:style-name="T2">const</text:span><text:span text:style-name="T6"> </text:span><text:span text:style-name="T8">customerDistrict</text:span><text:span text:style-name="T6"> = </text:span><text:span text:style-name="T3">data</text:span><text:span text:style-name="T6">.</text:span><text:span text:style-name="T3">district</text:span><text:span text:style-name="T6">;</text:span></text:p>
      <text:p text:style-name="P1"><text:span text:style-name="T2">const</text:span><text:span text:style-name="T6"> </text:span><text:span text:style-name="T8">customerState</text:span><text:span text:style-name="T6"> = </text:span><text:span text:style-name="T3">data</text:span><text:span text:style-name="T6">.</text:span><text:span text:style-name="T3">state</text:span><text:span text:style-name="T6">;</text:span></text:p>
      <text:p text:style-name="P1"><text:span text:style-name="T2">const</text:span><text:span text:style-name="T6"> </text:span><text:span text:style-name="T8">customerPostalCode</text:span><text:span text:style-name="T6"> = </text:span><text:span text:style-name="T3">data</text:span><text:span text:style-name="T6">.</text:span><text:span text:style-name="T3">postalCode</text:span><text:span text:style-name="T6">;</text:span></text:p>
      <text:p text:style-name="P4"/>
      <text:p text:style-name="P2">// document.getElementById('customerid').value = customerId;</text:p>
      <text:p text:style-name="P1"><text:span text:style-name="T3">document</text:span><text:span text:style-name="T6">.</text:span><text:span text:style-name="T7">getElementById</text:span><text:span text:style-name="T6">(</text:span><text:span text:style-name="T4">'customername'</text:span><text:span text:style-name="T6">).</text:span><text:span text:style-name="T3">value</text:span><text:span text:style-name="T6"> = </text:span><text:span text:style-name="T8">customerName</text:span><text:span text:style-name="T6">;</text:span><text:span text:style-name="T11">// this is for seconmd field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customerName'</text:span><text:span text:style-name="T6">).</text:span><text:span text:style-name="T3">value</text:span><text:span text:style-name="T6"> = </text:span><text:span text:style-name="T8">customerName</text:span><text:span text:style-name="T6">;</text:span><text:span text:style-name="T11">// this is for below tab customer details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mobileNumber1'</text:span><text:span text:style-name="T6">).</text:span><text:span text:style-name="T3">value</text:span><text:span text:style-name="T6"> = </text:span><text:span text:style-name="T8">phoneNumber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email1'</text:span><text:span text:style-name="T6">).</text:span><text:span text:style-name="T3">value</text:span><text:span text:style-name="T6"> = </text:span><text:span text:style-name="T8">customerEmail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houseName'</text:span><text:span text:style-name="T6">).</text:span><text:span text:style-name="T3">value</text:span><text:span text:style-name="T6"> = </text:span><text:span text:style-name="T8">customerHouseName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streetName'</text:span><text:span text:style-name="T6">).</text:span><text:span text:style-name="T3">value</text:span><text:span text:style-name="T6"> = </text:span><text:span text:style-name="T8">customerStreet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area'</text:span><text:span text:style-name="T6">).</text:span><text:span text:style-name="T3">value</text:span><text:span text:style-name="T6"> = </text:span><text:span text:style-name="T8">customerArea</text:span><text:span text:style-name="T6">;</text:span></text:p>
      <text:p text:style-name="P4"/>
      <text:p text:style-name="P1"><text:span text:style-name="T3">document</text:span><text:span text:style-name="T6">.</text:span><text:span text:style-name="T7">getElementById</text:span><text:span text:style-name="T6">(</text:span><text:span text:style-name="T4">'city'</text:span><text:span text:style-name="T6">).</text:span><text:span text:style-name="T3">value</text:span><text:span text:style-name="T6"> = </text:span><text:span text:style-name="T8">customerCity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district'</text:span><text:span text:style-name="T6">).</text:span><text:span text:style-name="T3">value</text:span><text:span text:style-name="T6"> = </text:span><text:span text:style-name="T8">customerDistrict</text:span><text:span text:style-name="T6">;</text:span></text:p>
      <text:p text:style-name="P4"/>
      <text:p text:style-name="P1"><text:span text:style-name="T3">document</text:span><text:span text:style-name="T6">.</text:span><text:span text:style-name="T7">getElementById</text:span><text:span text:style-name="T6">(</text:span><text:span text:style-name="T4">'state'</text:span><text:span text:style-name="T6">).</text:span><text:span text:style-name="T3">value</text:span><text:span text:style-name="T6"> = </text:span><text:span text:style-name="T8">customerState</text:span><text:span text:style-name="T6">;</text:span></text:p>
      <text:p text:style-name="P1"><text:span text:style-name="T3">document</text:span><text:span text:style-name="T6">.</text:span><text:span text:style-name="T7">getElementById</text:span><text:span text:style-name="T6">(</text:span><text:span text:style-name="T4">'postalCode'</text:span><text:span text:style-name="T6">).</text:span><text:span text:style-name="T3">value</text:span><text:span text:style-name="T6"> = </text:span><text:span text:style-name="T8">customerPostalCode</text:span><text:span text:style-name="T6">;</text:span></text:p>
      <text:p text:style-name="P4"/>
      <text:p text:style-name="P1"><text:span text:style-name="T3">console</text:span><text:span text:style-name="T6">.</text:span><text:span text:style-name="T7">log</text:span><text:span text:style-name="T6">(</text:span><text:span text:style-name="T8">phoneNumber</text:span><text:span text:style-name="T6">, </text:span><text:span text:style-name="T4">'hi0'</text:span><text:span text:style-name="T6">);</text:span></text:p>
      <text:p text:style-name="P4"/>
      <text:p text:style-name="P1"><text:span text:style-name="T7">$</text:span><text:span text:style-name="T6">(</text:span><text:span text:style-name="T4">'#customCode'</text:span><text:span text:style-name="T6">).</text:span><text:span text:style-name="T7">text</text:span><text:span text:style-name="T6">(</text:span><text:span text:style-name="T3">data</text:span><text:span text:style-name="T6">.</text:span><text:span text:style-name="T3">customCode</text:span><text:span text:style-name="T6">);</text:span></text:p>
      <text:p text:style-name="P1"><text:span text:style-name="T7">$</text:span><text:span text:style-name="T6">(</text:span><text:span text:style-name="T4">'#mobileNumber'</text:span><text:span text:style-name="T6">).</text:span><text:span text:style-name="T7">text</text:span><text:span text:style-name="T6">(</text:span><text:span text:style-name="T3">data</text:span><text:span text:style-name="T6">.</text:span><text:span text:style-name="T3">mobileNumber</text:span><text:span text:style-name="T6">);</text:span></text:p>
      <text:p text:style-name="P1"><text:span text:style-name="T7">$</text:span><text:span text:style-name="T6">(</text:span><text:span text:style-name="T4">'#location'</text:span><text:span text:style-name="T6">).</text:span><text:span text:style-name="T7">text</text:span><text:span text:style-name="T6">(</text:span><text:span text:style-name="T3">data</text:span><text:span text:style-name="T6">.</text:span><text:span text:style-name="T3">location</text:span><text:span text:style-name="T6">);</text:span></text:p>
      <text:p text:style-name="P1"><text:span text:style-name="T7">$</text:span><text:span text:style-name="T6">(</text:span><text:span text:style-name="T4">'#email'</text:span><text:span text:style-name="T6">).</text:span><text:span text:style-name="T7">text</text:span><text:span text:style-name="T6">(</text:span><text:span text:style-name="T3">data</text:span><text:span text:style-name="T6">.</text:span><text:span text:style-name="T3">email</text:span><text:span text:style-name="T6">);</text:span></text:p>
      <text:p text:style-name="P1"><text:span text:style-name="T7">$</text:span><text:span text:style-name="T6">(</text:span><text:span text:style-name="T4">'#employeeType'</text:span><text:span text:style-name="T6">).</text:span><text:span text:style-name="T7">text</text:span><text:span text:style-name="T6">(</text:span><text:span text:style-name="T3">data</text:span><text:span text:style-name="T6">.</text:span><text:span text:style-name="T3">employeeType</text:span><text:span text:style-name="T6">);</text:span></text:p>
      <text:p text:style-name="P1"><text:span text:style-name="T7">$</text:span><text:span text:style-name="T6">(</text:span><text:span text:style-name="T4">'#workPlace'</text:span><text:span text:style-name="T6">).</text:span><text:span text:style-name="T7">text</text:span><text:span text:style-name="T6">(</text:span><text:span text:style-name="T3">data</text:span><text:span text:style-name="T6">.</text:span><text:span text:style-name="T3">workPlace</text:span><text:span text:style-name="T6">);</text:span></text:p>
      <text:p text:style-name="P1"><text:span text:style-name="T7">$</text:span><text:span text:style-name="T6">(</text:span><text:span text:style-name="T4">'#address'</text:span><text:span text:style-name="T6">).</text:span><text:span text:style-name="T7">text</text:span><text:span text:style-name="T6">(</text:span><text:span text:style-name="T3">data</text:span><text:span text:style-name="T6">.</text:span><text:span text:style-name="T3">address</text:span><text:span text:style-name="T6">);</text:span></text:p>
      <text:p text:style-name="P4"/>
      <text:p text:style-name="P3">},</text:p>
      <text:p text:style-name="P1"><text:span text:style-name="T7">error</text:span><text:span text:style-name="T3">:</text:span><text:span text:style-name="T6"> </text:span><text:span text:style-name="T2">function</text:span><text:span text:style-name="T6"> (</text:span><text:span text:style-name="T3">xhr</text:span><text:span text:style-name="T6">, </text:span><text:span text:style-name="T3">status</text:span><text:span text:style-name="T6">, </text:span><text:span text:style-name="T3">error</text:span><text:span text:style-name="T6">) {</text:span></text:p>
      <text:p text:style-name="P1"><text:span text:style-name="T3">console</text:span><text:span text:style-name="T6">.</text:span><text:span text:style-name="T7">error</text:span><text:span text:style-name="T6">(</text:span><text:span text:style-name="T3">xhr</text:span><text:span text:style-name="T6">.</text:span><text:span text:style-name="T3">responseText</text:span><text:span text:style-name="T6">); </text:span><text:span text:style-name="T11">// Log the error response</text:span></text:p>
      <text:p text:style-name="P1"><text:span text:style-name="T3">console</text:span><text:span text:style-name="T6">.</text:span><text:span text:style-name="T7">error</text:span><text:span text:style-name="T6">(</text:span><text:span text:style-name="T3">error</text:span><text:span text:style-name="T6">); </text:span><text:span text:style-name="T11">// Log the error message</text:span></text:p>
      <text:p text:style-name="P1"><text:span text:style-name="T7">alert</text:span><text:span text:style-name="T6">(</text:span><text:span text:style-name="T4">'Error fetching customer data from the server. Please try again later.'</text:span><text:span text:style-name="T6">); </text:span><text:span text:style-name="T11">// Display an error message to the user</text:span></text:p>
      <text:p text:style-name="P3">}</text:p>
      <text:p text:style-name="P3">});</text:p>
      <text:p text:style-name="P2">// const accessToken = localStorage.getItem('accessToken');</text:p>
      <text:p text:style-name="P1"><text:span text:style-name="T8">$</text:span><text:span text:style-name="T6">.</text:span><text:span text:style-name="T7">ajax</text:span><text:span text:style-name="T6">({</text:span></text:p>
      <text:p text:style-name="P1"><text:span text:style-name="T3">url:</text:span><text:span text:style-name="T6"> </text:span><text:span text:style-name="T4">`http://localhost:8080/api/visit/getVisitDetailsById/</text:span><text:span text:style-name="T2">${</text:span><text:span text:style-name="T8">currentVisitId</text:span><text:span text:style-name="T2">}</text:span><text:span text:style-name="T4">`</text:span><text:span text:style-name="T6">,</text:span></text:p>
      <text:p text:style-name="P1"><text:span text:style-name="T3">type:</text:span><text:span text:style-name="T6"> </text:span><text:span text:style-name="T4">'GET'</text:span><text:span text:style-name="T6">,</text:span></text:p>
      <text:p text:style-name="P1"><text:span text:style-name="T3">headers:</text:span><text:span text:style-name="T6"> {</text:span></text:p>
      <text:p text:style-name="P1"><text:span text:style-name="T4">'Authorization'</text:span><text:span text:style-name="T3">:</text:span><text:span text:style-name="T6"> </text:span><text:span text:style-name="T8">accesssToken</text:span><text:span text:style-name="T11">// Specify the content type as JSON</text:span></text:p>
      <text:p text:style-name="P3">},</text:p>
      <text:p text:style-name="P1"><text:span text:style-name="T7">success</text:span><text:span text:style-name="T3">:</text:span><text:span text:style-name="T6"> </text:span><text:span text:style-name="T2">async</text:span><text:span text:style-name="T6"> </text:span><text:span text:style-name="T2">function</text:span><text:span text:style-name="T6"> (</text:span><text:span text:style-name="T3">data</text:span><text:span text:style-name="T6">) {</text:span></text:p>
      <text:p text:style-name="P1"><text:soft-page-break/><text:span text:style-name="T3">SiteVisitEmployeeID</text:span><text:span text:style-name="T6"> = </text:span><text:span text:style-name="T3">data</text:span><text:span text:style-name="T6">.</text:span><text:span text:style-name="T3">employeeCode</text:span><text:span text:style-name="T6">;</text:span></text:p>
      <text:p text:style-name="P1"><text:span text:style-name="T2">const</text:span><text:span text:style-name="T6"> </text:span><text:span text:style-name="T8">SiteVisitEmployeeName</text:span><text:span text:style-name="T6"> = </text:span><text:span text:style-name="T3">data</text:span><text:span text:style-name="T6">.</text:span><text:span text:style-name="T3">employeeName</text:span><text:span text:style-name="T6">;</text:span></text:p>
      <text:p text:style-name="P1"><text:span text:style-name="T2">let</text:span><text:span text:style-name="T6"> </text:span><text:span text:style-name="T3">projectId</text:span><text:span text:style-name="T6"> = </text:span><text:span text:style-name="T3">data</text:span><text:span text:style-name="T6">.</text:span><text:span text:style-name="T3">projectId</text:span><text:span text:style-name="T6">;</text:span></text:p>
      <text:p text:style-name="P2">//let companyId = data.companyId;</text:p>
      <text:p text:style-name="P1"><text:span text:style-name="T2">let</text:span><text:span text:style-name="T6"> </text:span><text:span text:style-name="T3">projectName</text:span><text:span text:style-name="T6"> = </text:span><text:span text:style-name="T3">data</text:span><text:span text:style-name="T6">.</text:span><text:span text:style-name="T3">projectName</text:span><text:span text:style-name="T6">;</text:span></text:p>
      <text:p text:style-name="P1"><text:span text:style-name="T7">fetchPlotIdAndPopulateDropdown</text:span><text:span text:style-name="T6">(</text:span><text:span text:style-name="T3">projectId</text:span><text:span text:style-name="T6">);</text:span></text:p>
      <text:p text:style-name="P2">// const customerNames= data.customerName;</text:p>
      <text:p text:style-name="P4"/>
      <text:p text:style-name="P2">// document.getElementById('SiteVisitEmployeeID').value = SiteVisitEmployeeID;</text:p>
      <text:p text:style-name="P1"><text:span text:style-name="T3">document</text:span><text:span text:style-name="T6">.</text:span><text:span text:style-name="T7">getElementById</text:span><text:span text:style-name="T6">(</text:span><text:span text:style-name="T4">'SiteVisitEmployeeName'</text:span><text:span text:style-name="T6">).</text:span><text:span text:style-name="T3">value</text:span><text:span text:style-name="T6"> = </text:span><text:span text:style-name="T8">SiteVisitEmployeeName</text:span><text:span text:style-name="T6">;</text:span></text:p>
      <text:p text:style-name="P4"/>
      <text:p text:style-name="P3">},</text:p>
      <text:p text:style-name="P1"><text:span text:style-name="T7">error</text:span><text:span text:style-name="T3">:</text:span><text:span text:style-name="T6"> </text:span><text:span text:style-name="T2">function</text:span><text:span text:style-name="T6"> (</text:span><text:span text:style-name="T3">xhr</text:span><text:span text:style-name="T6">, </text:span><text:span text:style-name="T3">status</text:span><text:span text:style-name="T6">, </text:span><text:span text:style-name="T3">error</text:span><text:span text:style-name="T6">) {</text:span></text:p>
      <text:p text:style-name="P1"><text:span text:style-name="T3">console</text:span><text:span text:style-name="T6">.</text:span><text:span text:style-name="T7">error</text:span><text:span text:style-name="T6">(</text:span><text:span text:style-name="T3">xhr</text:span><text:span text:style-name="T6">.</text:span><text:span text:style-name="T3">responseText</text:span><text:span text:style-name="T6">); </text:span><text:span text:style-name="T11">// Log the error response</text:span></text:p>
      <text:p text:style-name="P1"><text:span text:style-name="T3">console</text:span><text:span text:style-name="T6">.</text:span><text:span text:style-name="T7">error</text:span><text:span text:style-name="T6">(</text:span><text:span text:style-name="T3">error</text:span><text:span text:style-name="T6">); </text:span><text:span text:style-name="T11">// Log the error message</text:span></text:p>
      <text:p text:style-name="P1"><text:span text:style-name="T7">alert</text:span><text:span text:style-name="T6">(</text:span><text:span text:style-name="T4">'Error fetching visit data from the server. Please try again later.'</text:span><text:span text:style-name="T6">); </text:span><text:span text:style-name="T11">// Display an error message to the user</text:span></text:p>
      <text:p text:style-name="P3">}</text:p>
      <text:p text:style-name="P3">});</text:p>
      <text:p text:style-name="P4"/>
      <text:p text:style-name="P2">//Project N </text:p>
      <text:p text:style-name="P1"><text:span text:style-name="T2">let</text:span><text:span text:style-name="T6"> </text:span><text:span text:style-name="T3">projectIdnew</text:span><text:span text:style-name="T6">;</text:span></text:p>
      <text:p text:style-name="P1"><text:span text:style-name="T2">let</text:span><text:span text:style-name="T6"> </text:span><text:span text:style-name="T3">teamIdFromProjectTable</text:span><text:span text:style-name="T6">;</text:span></text:p>
      <text:p text:style-name="P4"/>
      <text:p text:style-name="P1"><text:span text:style-name="T2">async</text:span><text:span text:style-name="T6"> </text:span><text:span text:style-name="T2">function</text:span><text:span text:style-name="T6"> </text:span><text:span text:style-name="T7">fetchPlotIdAndPopulateDropdown</text:span><text:span text:style-name="T6">(</text:span><text:span text:style-name="T3">projectId</text:span><text:span text:style-name="T6">) {</text:span></text:p>
      <text:p text:style-name="P1"><text:span text:style-name="T2">const</text:span><text:span text:style-name="T6"> </text:span><text:span text:style-name="T8">workingProjectName</text:span><text:span text:style-name="T6"> = </text:span><text:span text:style-name="T8">urlParams</text:span><text:span text:style-name="T6">.</text:span><text:span text:style-name="T7">get</text:span><text:span text:style-name="T6">(</text:span><text:span text:style-name="T4">'projectName'</text:span><text:span text:style-name="T6">);</text:span></text:p>
      <text:p text:style-name="P1"><text:span text:style-name="T2">const</text:span><text:span text:style-name="T6"> </text:span><text:span text:style-name="T8">accessToken</text:span><text:span text:style-name="T6"> = </text:span><text:span text:style-name="T3">localStorage</text:span><text:span text:style-name="T6">.</text:span><text:span text:style-name="T7">getItem</text:span><text:span text:style-name="T6">(</text:span><text:span text:style-name="T4">'accessToken'</text:span><text:span text:style-name="T6">);</text:span></text:p>
      <text:p text:style-name="P1"><text:span text:style-name="T3">console</text:span><text:span text:style-name="T6">.</text:span><text:span text:style-name="T7">log</text:span><text:span text:style-name="T6">(</text:span><text:span text:style-name="T4">"workingProjectName:"</text:span><text:span text:style-name="T6">, </text:span><text:span text:style-name="T8">workingProjectName</text:span><text:span text:style-name="T6">);</text:span></text:p>
      <text:p text:style-name="P1"><text:span text:style-name="T12">try</text:span><text:span text:style-name="T6"> {</text:span></text:p>
      <text:p text:style-name="P2">// Fetch companies from the backend</text:p>
      <text:p text:style-name="P1"><text:span text:style-name="T2">const</text:span><text:span text:style-name="T6"> </text:span><text:span text:style-name="T8">responseCompanies</text:span><text:span text:style-name="T6"> = </text:span><text:span text:style-name="T12">await</text:span><text:span text:style-name="T6"> </text:span><text:span text:style-name="T7">fetch</text:span><text:span text:style-name="T6">(</text:span><text:span text:style-name="T4">`http://localhost:8080/api/project/getProjectLayoutByProjectName/</text:span><text:span text:style-name="T2">${</text:span><text:span text:style-name="T8">workingProjectName</text:span><text:span text:style-name="T2">}</text:span><text:span text:style-name="T4">`</text:span><text:span text:style-name="T6">,</text:span></text:p>
      <text:p text:style-name="P3">{</text:p>
      <text:p text:style-name="P1"><text:span text:style-name="T3">headers:</text:span><text:span text:style-name="T6"> {</text:span></text:p>
      <text:p text:style-name="P1"><text:span text:style-name="T4">'Content-Type'</text:span><text:span text:style-name="T3">:</text:span><text:span text:style-name="T6"> </text:span><text:span text:style-name="T4">'application/json'</text:span><text:span text:style-name="T6">,</text:span></text:p>
      <text:p text:style-name="P1"><text:span text:style-name="T4">'Authorization'</text:span><text:span text:style-name="T3">:</text:span><text:span text:style-name="T6"> </text:span><text:span text:style-name="T8">accessToken</text:span><text:span text:style-name="T6"> </text:span><text:span text:style-name="T11">// Specify the content type as JSON </text:span></text:p>
      <text:p text:style-name="P3">},</text:p>
      <text:p text:style-name="P3">}</text:p>
      <text:p text:style-name="P3">);</text:p>
      <text:p text:style-name="P1"><text:span text:style-name="T12">if</text:span><text:span text:style-name="T6"> (!</text:span><text:span text:style-name="T8">responseCompanies</text:span><text:span text:style-name="T6">.</text:span><text:span text:style-name="T3">ok</text:span><text:span text:style-name="T6">) {</text:span></text:p>
      <text:p text:style-name="P1"><text:span text:style-name="T12">throw</text:span><text:span text:style-name="T6"> </text:span><text:span text:style-name="T2">new</text:span><text:span text:style-name="T6"> </text:span><text:span text:style-name="T9">Error</text:span><text:span text:style-name="T6">(</text:span><text:span text:style-name="T4">'Failed to fetch projectLayouts'</text:span><text:span text:style-name="T6">);</text:span></text:p>
      <text:p text:style-name="P3">}</text:p>
      <text:p text:style-name="P1"><text:span text:style-name="T2">const</text:span><text:span text:style-name="T6"> </text:span><text:span text:style-name="T8">plots</text:span><text:span text:style-name="T6"> = </text:span><text:span text:style-name="T12">await</text:span><text:span text:style-name="T6"> </text:span><text:span text:style-name="T8">responseCompanies</text:span><text:span text:style-name="T6">.</text:span><text:span text:style-name="T7">json</text:span><text:span text:style-name="T6">();</text:span></text:p>
      <text:p text:style-name="P1"><text:span text:style-name="T3">console</text:span><text:span text:style-name="T6">.</text:span><text:span text:style-name="T7">log</text:span><text:span text:style-name="T6">(</text:span><text:span text:style-name="T4">"projectId"</text:span><text:span text:style-name="T6">, </text:span><text:span text:style-name="T3">projectId</text:span><text:span text:style-name="T6">);</text:span></text:p>
      <text:p text:style-name="P2">// Fetch block details</text:p>
      <text:p text:style-name="P1"><text:span text:style-name="T8">$</text:span><text:span text:style-name="T6">.</text:span><text:span text:style-name="T7">ajax</text:span><text:span text:style-name="T6">({</text:span></text:p>
      <text:p text:style-name="P1"><text:span text:style-name="T3">url:</text:span><text:span text:style-name="T6"> </text:span><text:span text:style-name="T4">`http://localhost:8080/api/blocks/getBlockDetailsByVisitIdAndProjectName/</text:span><text:span text:style-name="T2">${</text:span><text:span text:style-name="T8">currentVisitId</text:span><text:span text:style-name="T2">}</text:span><text:span text:style-name="T4">/</text:span><text:span text:style-name="T2">${</text:span><text:span text:style-name="T8">workingProjectName</text:span><text:span text:style-name="T2">}</text:span><text:span text:style-name="T4">`</text:span><text:span text:style-name="T6">,</text:span></text:p>
      <text:p text:style-name="P1"><text:span text:style-name="T3">type:</text:span><text:span text:style-name="T6"> </text:span><text:span text:style-name="T4">'GET'</text:span><text:span text:style-name="T6">,</text:span></text:p>
      <text:p text:style-name="P1"><text:span text:style-name="T3">headers:</text:span><text:span text:style-name="T6"> {</text:span></text:p>
      <text:p text:style-name="P1"><text:soft-page-break/><text:span text:style-name="T4">'Authorization'</text:span><text:span text:style-name="T3">:</text:span><text:span text:style-name="T6"> </text:span><text:span text:style-name="T8">accessToken</text:span><text:span text:style-name="T6"> </text:span><text:span text:style-name="T11">// Specify the content type as JSON</text:span></text:p>
      <text:p text:style-name="P3">},</text:p>
      <text:p text:style-name="P1"><text:span text:style-name="T7">success</text:span><text:span text:style-name="T3">:</text:span><text:span text:style-name="T6"> </text:span><text:span text:style-name="T2">function</text:span><text:span text:style-name="T6"> (</text:span><text:span text:style-name="T3">blockData</text:span><text:span text:style-name="T6">) {</text:span></text:p>
      <text:p text:style-name="P2">// Filter plots that are not in blockData</text:p>
      <text:p text:style-name="P1"><text:span text:style-name="T2">const</text:span><text:span text:style-name="T6"> </text:span><text:span text:style-name="T8">filteredPlots</text:span><text:span text:style-name="T6"> = </text:span><text:span text:style-name="T8">plots</text:span><text:span text:style-name="T6">.</text:span><text:span text:style-name="T7">filter</text:span><text:span text:style-name="T6">(</text:span><text:span text:style-name="T3">plot</text:span><text:span text:style-name="T6"> </text:span><text:span text:style-name="T2">=&gt;</text:span><text:span text:style-name="T6"> {</text:span></text:p>
      <text:p text:style-name="P1"><text:span text:style-name="T12">return</text:span><text:span text:style-name="T6"> !</text:span><text:span text:style-name="T3">blockData</text:span><text:span text:style-name="T6">.</text:span><text:span text:style-name="T7">some</text:span><text:span text:style-name="T6">(</text:span><text:span text:style-name="T3">visit</text:span><text:span text:style-name="T6"> </text:span><text:span text:style-name="T2">=&gt;</text:span><text:span text:style-name="T6"> </text:span><text:span text:style-name="T3">visit</text:span><text:span text:style-name="T6">.</text:span><text:span text:style-name="T3">plotNumber</text:span><text:span text:style-name="T6"> === </text:span><text:span text:style-name="T3">plot</text:span><text:span text:style-name="T6">.</text:span><text:span text:style-name="T3">plotNumber</text:span><text:span text:style-name="T6">);</text:span></text:p>
      <text:p text:style-name="P3">});</text:p>
      <text:p text:style-name="P4"/>
      <text:p text:style-name="P2">// Populate the dropdown with filtered plots</text:p>
      <text:p text:style-name="P1"><text:span text:style-name="T8">filteredPlots</text:span><text:span text:style-name="T6">.</text:span><text:span text:style-name="T7">forEach</text:span><text:span text:style-name="T6">(</text:span><text:span text:style-name="T3">plot</text:span><text:span text:style-name="T6"> </text:span><text:span text:style-name="T2">=&gt;</text:span><text:span text:style-name="T6"> {</text:span></text:p>
      <text:p text:style-name="P1"><text:span text:style-name="T2">const</text:span><text:span text:style-name="T6"> </text:span><text:span text:style-name="T8">plotOption</text:span><text:span text:style-name="T6"> = </text:span><text:span text:style-name="T3">document</text:span><text:span text:style-name="T6">.</text:span><text:span text:style-name="T7">createElement</text:span><text:span text:style-name="T6">(</text:span><text:span text:style-name="T4">'option'</text:span><text:span text:style-name="T6">);</text:span></text:p>
      <text:p text:style-name="P1"><text:span text:style-name="T8">plotOption</text:span><text:span text:style-name="T6">.</text:span><text:span text:style-name="T3">value</text:span><text:span text:style-name="T6"> = </text:span><text:span text:style-name="T3">plot</text:span><text:span text:style-name="T6">.</text:span><text:span text:style-name="T3">plotNumber</text:span><text:span text:style-name="T6">;</text:span></text:p>
      <text:p text:style-name="P1"><text:span text:style-name="T8">plotOption</text:span><text:span text:style-name="T6">.</text:span><text:span text:style-name="T3">textContent</text:span><text:span text:style-name="T6"> = </text:span><text:span text:style-name="T3">plot</text:span><text:span text:style-name="T6">.</text:span><text:span text:style-name="T3">plotNumber</text:span><text:span text:style-name="T6">;</text:span></text:p>
      <text:p text:style-name="P1"><text:span text:style-name="T8">plotDropdown</text:span><text:span text:style-name="T6">.</text:span><text:span text:style-name="T7">appendChild</text:span><text:span text:style-name="T6">(</text:span><text:span text:style-name="T8">plotOption</text:span><text:span text:style-name="T6">);</text:span></text:p>
      <text:p text:style-name="P3">});</text:p>
      <text:p text:style-name="P3">},</text:p>
      <text:p text:style-name="P1"><text:span text:style-name="T7">error</text:span><text:span text:style-name="T3">:</text:span><text:span text:style-name="T6"> </text:span><text:span text:style-name="T2">function</text:span><text:span text:style-name="T6"> (</text:span><text:span text:style-name="T3">xhr</text:span><text:span text:style-name="T6">, </text:span><text:span text:style-name="T3">status</text:span><text:span text:style-name="T6">, </text:span><text:span text:style-name="T3">error</text:span><text:span text:style-name="T6">) {</text:span></text:p>
      <text:p text:style-name="P1"><text:span text:style-name="T3">console</text:span><text:span text:style-name="T6">.</text:span><text:span text:style-name="T7">error</text:span><text:span text:style-name="T6">(</text:span><text:span text:style-name="T4">'Error fetching block details:'</text:span><text:span text:style-name="T6">, </text:span><text:span text:style-name="T3">error</text:span><text:span text:style-name="T6">);</text:span></text:p>
      <text:p text:style-name="P4"/>
      <text:p text:style-name="P1"><text:span text:style-name="T8">plots</text:span><text:span text:style-name="T6">.</text:span><text:span text:style-name="T7">forEach</text:span><text:span text:style-name="T6">(</text:span><text:span text:style-name="T3">plot</text:span><text:span text:style-name="T6"> </text:span><text:span text:style-name="T2">=&gt;</text:span><text:span text:style-name="T6"> {</text:span></text:p>
      <text:p text:style-name="P1"><text:span text:style-name="T2">const</text:span><text:span text:style-name="T6"> </text:span><text:span text:style-name="T8">plotOption</text:span><text:span text:style-name="T6"> = </text:span><text:span text:style-name="T3">document</text:span><text:span text:style-name="T6">.</text:span><text:span text:style-name="T7">createElement</text:span><text:span text:style-name="T6">(</text:span><text:span text:style-name="T4">'option'</text:span><text:span text:style-name="T6">);</text:span></text:p>
      <text:p text:style-name="P1"><text:span text:style-name="T8">plotOption</text:span><text:span text:style-name="T6">.</text:span><text:span text:style-name="T3">value</text:span><text:span text:style-name="T6"> = </text:span><text:span text:style-name="T3">plot</text:span><text:span text:style-name="T6">.</text:span><text:span text:style-name="T3">plotNumber</text:span><text:span text:style-name="T6">;</text:span></text:p>
      <text:p text:style-name="P1"><text:span text:style-name="T8">plotOption</text:span><text:span text:style-name="T6">.</text:span><text:span text:style-name="T3">textContent</text:span><text:span text:style-name="T6"> = </text:span><text:span text:style-name="T3">plot</text:span><text:span text:style-name="T6">.</text:span><text:span text:style-name="T3">plotNumber</text:span><text:span text:style-name="T6">;</text:span></text:p>
      <text:p text:style-name="P1"><text:span text:style-name="T8">plotDropdown</text:span><text:span text:style-name="T6">.</text:span><text:span text:style-name="T7">appendChild</text:span><text:span text:style-name="T6">(</text:span><text:span text:style-name="T8">plotOption</text:span><text:span text:style-name="T6">);</text:span></text:p>
      <text:p text:style-name="P3">});</text:p>
      <text:p text:style-name="P3">}</text:p>
      <text:p text:style-name="P3">});</text:p>
      <text:p text:style-name="P1"><text:span text:style-name="T6">} </text:span><text:span text:style-name="T12">catch</text:span><text:span text:style-name="T6"> (</text:span><text:span text:style-name="T3">error</text:span><text:span text:style-name="T6">) {</text:span></text:p>
      <text:p text:style-name="P1"><text:span text:style-name="T3">console</text:span><text:span text:style-name="T6">.</text:span><text:span text:style-name="T7">error</text:span><text:span text:style-name="T6">(</text:span><text:span text:style-name="T4">'Error:'</text:span><text:span text:style-name="T6">, </text:span><text:span text:style-name="T3">error</text:span><text:span text:style-name="T6">);</text:span></text:p>
      <text:p text:style-name="P2">// alert('Failed to fetch companies');</text:p>
      <text:p text:style-name="P3">}</text:p>
      <text:p text:style-name="P3">}</text:p>
      <text:p text:style-name="P4"/>
      <text:p text:style-name="P1"><text:span text:style-name="T3">document</text:span><text:span text:style-name="T6">.</text:span><text:span text:style-name="T7">getElementById</text:span><text:span text:style-name="T6">(</text:span><text:span text:style-name="T4">'BlockForm'</text:span><text:span text:style-name="T6">).</text:span><text:span text:style-name="T7">addEventListener</text:span><text:span text:style-name="T6">(</text:span><text:span text:style-name="T4">'submit'</text:span><text:span text:style-name="T6">, </text:span><text:span text:style-name="T2">async</text:span><text:span text:style-name="T6"> </text:span><text:span text:style-name="T2">function</text:span><text:span text:style-name="T6"> (</text:span><text:span text:style-name="T3">event</text:span><text:span text:style-name="T6">) {</text:span></text:p>
      <text:p text:style-name="P1"><text:span text:style-name="T3">event</text:span><text:span text:style-name="T6">.</text:span><text:span text:style-name="T7">preventDefault</text:span><text:span text:style-name="T6">();</text:span></text:p>
      <text:p text:style-name="P2">// if (plotNumber === " ") {</text:p>
      <text:p text:style-name="P2">// alert('Please select a Plot Number.');</text:p>
      <text:p text:style-name="P2">// event.preventDefault(); // Prevent form submission if validation fails</text:p>
      <text:p text:style-name="P2">// }</text:p>
      <text:p text:style-name="P2">// const sellingRateValues = sellingRate.value; </text:p>
      <text:p text:style-name="P2">// console.log("sellingRate",sellingRateValues);// Replace with your actual input field</text:p>
      <text:p text:style-name="P2">// Validate selling rate</text:p>
      <text:p text:style-name="P2">// const sellingRateValue = document.getElementById('sellingRate').value;</text:p>
      <text:p text:style-name="P2">// console.log("seling Rate",sellingRateValue);</text:p>
      <text:p text:style-name="P2">// if (sellingRateValue ===" ") {</text:p>
      <text:p text:style-name="P2">// alert('Please enter a Selling Rate.');</text:p>
      <text:p text:style-name="P2">// return; // Prevent form submission if validation fails</text:p>
      <text:p text:style-name="P2">// }</text:p>
      <text:p text:style-name="P4"/>
      <text:p text:style-name="P1"><text:span text:style-name="T2">const</text:span><text:span text:style-name="T6"> </text:span><text:span text:style-name="T8">formData</text:span><text:span text:style-name="T6"> = </text:span><text:span text:style-name="T2">new</text:span><text:span text:style-name="T6"> </text:span><text:span text:style-name="T9">FormData</text:span><text:span text:style-name="T6">();</text:span></text:p>
      <text:p text:style-name="P1"><text:soft-page-break/><text:span text:style-name="T2">const</text:span><text:span text:style-name="T6"> </text:span><text:span text:style-name="T8">plotNamesfromForm</text:span><text:span text:style-name="T6"> = </text:span><text:span text:style-name="T8">plotDropdown</text:span><text:span text:style-name="T6">.</text:span><text:span text:style-name="T3">value</text:span><text:span text:style-name="T6">;</text:span></text:p>
      <text:p text:style-name="P1"><text:span text:style-name="T2">const</text:span><text:span text:style-name="T6"> </text:span><text:span text:style-name="T8">siteVisitId</text:span><text:span text:style-name="T6"> = </text:span><text:span text:style-name="T8">currentVisitId</text:span><text:span text:style-name="T6">;</text:span></text:p>
      <text:p text:style-name="P2">// var currentDate = new Date();</text:p>
      <text:p text:style-name="P2">// var formattedDate = currentDate.toISOString();</text:p>
      <text:p text:style-name="P2">// const projectNameFromSiteVisit=currentProjectName;</text:p>
      <text:p text:style-name="P2">// // Assign the formatted date to the paidDate variable</text:p>
      <text:p text:style-name="P2">// var paidDate = formattedDate;</text:p>
      <text:p text:style-name="P1"><text:span text:style-name="T2">const</text:span><text:span text:style-name="T6"> </text:span><text:span text:style-name="T8">companyId</text:span><text:span text:style-name="T6"> = </text:span><text:span text:style-name="T3">localStorage</text:span><text:span text:style-name="T6">.</text:span><text:span text:style-name="T7">getItem</text:span><text:span text:style-name="T6">(</text:span><text:span text:style-name="T4">'companyId'</text:span><text:span text:style-name="T6">);</text:span></text:p>
      <text:p text:style-name="P1"><text:span text:style-name="T2">const</text:span><text:span text:style-name="T6"> </text:span><text:span text:style-name="T8">BlockEmployeeEmailIdValue</text:span><text:span text:style-name="T6"> = </text:span><text:span text:style-name="T3">localStorage</text:span><text:span text:style-name="T6">.</text:span><text:span text:style-name="T7">getItem</text:span><text:span text:style-name="T6">(</text:span><text:span text:style-name="T4">'employeeEmail'</text:span><text:span text:style-name="T6">);</text:span></text:p>
      <text:p text:style-name="P1"><text:span text:style-name="T2">const</text:span><text:span text:style-name="T6"> </text:span><text:span text:style-name="T8">teamIdFromProjectTableValue</text:span><text:span text:style-name="T6">=</text:span><text:span text:style-name="T3">teamIdFromProjectTable</text:span><text:span text:style-name="T6">;</text:span></text:p>
      <text:p text:style-name="P1"><text:span text:style-name="T2">let</text:span><text:span text:style-name="T6"> </text:span><text:span text:style-name="T3">paidAmountValue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'paidAmount'</text:span><text:span text:style-name="T6">).</text:span><text:span text:style-name="T3">value</text:span><text:span text:style-name="T6">;</text:span></text:p>
      <text:p text:style-name="P4"/>
      <text:p text:style-name="P2">// Check if the value is empty or null</text:p>
      <text:p text:style-name="P1"><text:span text:style-name="T12">if</text:span><text:span text:style-name="T6"> (</text:span><text:span text:style-name="T3">paidAmountValue</text:span><text:span text:style-name="T6"> === </text:span><text:span text:style-name="T4">""</text:span><text:span text:style-name="T6"> || </text:span><text:span text:style-name="T3">paidAmountValue</text:span><text:span text:style-name="T6"> === </text:span><text:span text:style-name="T2">null</text:span><text:span text:style-name="T6">) {</text:span></text:p>
      <text:p text:style-name="P2">// If it is empty or null, set paidAmountValue to 0</text:p>
      <text:p text:style-name="P1"><text:span text:style-name="T3">paidAmountValue</text:span><text:span text:style-name="T6"> = </text:span><text:span text:style-name="T10">0</text:span><text:span text:style-name="T6">;</text:span></text:p>
      <text:p text:style-name="P3">}</text:p>
      <text:p text:style-name="P1"><text:span text:style-name="T3">console</text:span><text:span text:style-name="T6">.</text:span><text:span text:style-name="T7">log</text:span><text:span text:style-name="T6">(</text:span><text:span text:style-name="T4">"paidAmount:"</text:span><text:span text:style-name="T6">, </text:span><text:span text:style-name="T3">paidAmountValue</text:span><text:span text:style-name="T6">);</text:span></text:p>
      <text:p text:style-name="P4"/>
      <text:p text:style-name="P1"><text:span text:style-name="T2">const</text:span><text:span text:style-name="T6"> </text:span><text:span text:style-name="T8">blocks</text:span><text:span text:style-name="T6"> = {</text:span></text:p>
      <text:p text:style-name="P1"><text:span text:style-name="T3">customerId:</text:span><text:span text:style-name="T6"> </text:span><text:span text:style-name="T3">customerId</text:span><text:span text:style-name="T6">,</text:span></text:p>
      <text:p text:style-name="P1"><text:span text:style-name="T3">customerNam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customerName'</text:span><text:span text:style-name="T6">).</text:span><text:span text:style-name="T3">value</text:span><text:span text:style-name="T6">,</text:span></text:p>
      <text:p text:style-name="P1"><text:span text:style-name="T3">visitId:</text:span><text:span text:style-name="T6"> </text:span><text:span text:style-name="T8">siteVisitId</text:span><text:span text:style-name="T6">,</text:span></text:p>
      <text:p text:style-name="P1"><text:span text:style-name="T3">mobileNumber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mobileNumber'</text:span><text:span text:style-name="T6">).</text:span><text:span text:style-name="T3">innerText</text:span><text:span text:style-name="T6">,</text:span></text:p>
      <text:p text:style-name="P1"><text:span text:style-name="T3">customerCod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customCode'</text:span><text:span text:style-name="T6">).</text:span><text:span text:style-name="T3">innerText</text:span><text:span text:style-name="T6">,</text:span></text:p>
      <text:p text:style-name="P1"><text:span text:style-name="T3">siteVisitEmpId:</text:span><text:span text:style-name="T6"> </text:span><text:span text:style-name="T3">SiteVisitEmployeeID</text:span><text:span text:style-name="T6">,</text:span></text:p>
      <text:p text:style-name="P1"><text:span text:style-name="T3">siteVisitEmpNam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SiteVisitEmployeeName'</text:span><text:span text:style-name="T6">).</text:span><text:span text:style-name="T3">value</text:span><text:span text:style-name="T6">,</text:span></text:p>
      <text:p text:style-name="P1"><text:span text:style-name="T3">blockEmpId:</text:span><text:span text:style-name="T6"> </text:span><text:span text:style-name="T8">BlockEmployeeEmailIdValue</text:span><text:span text:style-name="T6">,</text:span></text:p>
      <text:p text:style-name="P1"><text:span text:style-name="T3">blockEmpNam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BlockEmployeeName'</text:span><text:span text:style-name="T6">).</text:span><text:span text:style-name="T3">value</text:span><text:span text:style-name="T6">,</text:span></text:p>
      <text:p text:style-name="P1"><text:span text:style-name="T3">preferLocation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location'</text:span><text:span text:style-name="T6">).</text:span><text:span text:style-name="T3">innerText</text:span><text:span text:style-name="T6">,</text:span></text:p>
      <text:p text:style-name="P1"><text:span text:style-name="T3">employeeTyp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employeeType'</text:span><text:span text:style-name="T6">).</text:span><text:span text:style-name="T3">innerText</text:span><text:span text:style-name="T6">,</text:span></text:p>
      <text:p text:style-name="P1"><text:span text:style-name="T3">employeeCode:</text:span><text:span text:style-name="T6"> </text:span><text:span text:style-name="T8">BlockEmployeeEmailIdValue</text:span><text:span text:style-name="T6">,</text:span></text:p>
      <text:p text:style-name="P1"><text:span text:style-name="T3">workPlac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workPlace'</text:span><text:span text:style-name="T6">).</text:span><text:span text:style-name="T3">innerText</text:span><text:span text:style-name="T6">,</text:span></text:p>
      <text:p text:style-name="P1"><text:span text:style-name="T3">address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address'</text:span><text:span text:style-name="T6">).</text:span><text:span text:style-name="T3">innerText</text:span><text:span text:style-name="T6">,</text:span></text:p>
      <text:p text:style-name="P1"><text:span text:style-name="T3">email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email'</text:span><text:span text:style-name="T6">).</text:span><text:span text:style-name="T3">innerText</text:span><text:span text:style-name="T6">,</text:span></text:p>
      <text:p text:style-name="P1"><text:span text:style-name="T3">houseNam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houseName'</text:span><text:span text:style-name="T6">).</text:span><text:span text:style-name="T3">value</text:span><text:span text:style-name="T6">,</text:span></text:p>
      <text:p text:style-name="P1"><text:span text:style-name="T3">streetNam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streetName'</text:span><text:span text:style-name="T6">).</text:span><text:span text:style-name="T3">value</text:span><text:span text:style-name="T6">,</text:span></text:p>
      <text:p text:style-name="P1"><text:span text:style-name="T3">area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area'</text:span><text:span text:style-name="T6">).</text:span><text:span text:style-name="T3">value</text:span><text:span text:style-name="T6">,</text:span></text:p>
      <text:p text:style-name="P1"><text:span text:style-name="T3">city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city'</text:span><text:span text:style-name="T6">).</text:span><text:span text:style-name="T3">value</text:span><text:span text:style-name="T6">,</text:span></text:p>
      <text:p text:style-name="P1"><text:span text:style-name="T3">district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district'</text:span><text:span text:style-name="T6">).</text:span><text:span text:style-name="T3">value</text:span><text:span text:style-name="T6">,</text:span></text:p>
      <text:p text:style-name="P1"><text:span text:style-name="T3">stat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state'</text:span><text:span text:style-name="T6">).</text:span><text:span text:style-name="T3">value</text:span><text:span text:style-name="T6">,</text:span></text:p>
      <text:p text:style-name="P1"><text:span text:style-name="T3">postalCod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postalCode'</text:span><text:span text:style-name="T6">).</text:span><text:span text:style-name="T3">value</text:span><text:span text:style-name="T6">,</text:span></text:p>
      <text:p text:style-name="P4"/>
      <text:p text:style-name="P1"><text:span text:style-name="T3">projectName:</text:span><text:span text:style-name="T6"> </text:span><text:span text:style-name="T3">currentProjectName</text:span><text:span text:style-name="T6">, </text:span><text:span text:style-name="T11">// Use selectedCompanyId instead of companyId</text:span></text:p>
      <text:p text:style-name="P4"/>
      <text:p text:style-name="P1"><text:span text:style-name="T3">plotId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plotNumber'</text:span><text:span text:style-name="T6">).</text:span><text:span text:style-name="T3">value</text:span><text:span text:style-name="T6">,</text:span></text:p>
      <text:p text:style-name="P1"><text:span text:style-name="T3">plotNumber:</text:span><text:span text:style-name="T6"> </text:span><text:span text:style-name="T8">plotNamesfromForm</text:span><text:span text:style-name="T6">,</text:span></text:p>
      <text:p text:style-name="P1"><text:span text:style-name="T3">totalSqft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totalsqrt'</text:span><text:span text:style-name="T6">).</text:span><text:span text:style-name="T3">value</text:span><text:span text:style-name="T6">,</text:span></text:p>
      <text:p text:style-name="P1"><text:span text:style-name="T3">ratePerSqft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ate'</text:span><text:span text:style-name="T6">).</text:span><text:span text:style-name="T3">value</text:span><text:span text:style-name="T6">,</text:span></text:p>
      <text:p text:style-name="P1"><text:span text:style-name="T3">totalValues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totalValues'</text:span><text:span text:style-name="T6">).</text:span><text:span text:style-name="T3">value</text:span><text:span text:style-name="T6">,</text:span></text:p>
      <text:p text:style-name="P1"><text:span text:style-name="T3">description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description'</text:span><text:span text:style-name="T6">).</text:span><text:span text:style-name="T3">value</text:span><text:span text:style-name="T6">,</text:span></text:p>
      <text:p text:style-name="P1"><text:soft-page-break/><text:span text:style-name="T3">sellingRat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sellingRate'</text:span><text:span text:style-name="T6">).</text:span><text:span text:style-name="T3">value</text:span><text:span text:style-name="T6">,</text:span></text:p>
      <text:p text:style-name="P1"><text:span text:style-name="T3">plotTotalAmount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totalAmount'</text:span><text:span text:style-name="T6">).</text:span><text:span text:style-name="T3">value</text:span><text:span text:style-name="T6">,</text:span></text:p>
      <text:p text:style-name="P1"><text:span text:style-name="T3">discount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discount'</text:span><text:span text:style-name="T6">).</text:span><text:span text:style-name="T3">value</text:span><text:span text:style-name="T6">,</text:span></text:p>
      <text:p text:style-name="P1"><text:span text:style-name="T3">netAmount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netAmount'</text:span><text:span text:style-name="T6">).</text:span><text:span text:style-name="T3">value</text:span><text:span text:style-name="T6">,</text:span></text:p>
      <text:p text:style-name="P1"><text:span text:style-name="T3">paidAmount:</text:span><text:span text:style-name="T6"> </text:span><text:span text:style-name="T3">paidAmountValue</text:span><text:span text:style-name="T6">,</text:span></text:p>
      <text:p text:style-name="P1"><text:span text:style-name="T3">paidDate:</text:span><text:span text:style-name="T6"> </text:span><text:span text:style-name="T8">dateString</text:span><text:span text:style-name="T6">,</text:span></text:p>
      <text:p text:style-name="P1"><text:span text:style-name="T3">paymentTyp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PaymentType'</text:span><text:span text:style-name="T6">).</text:span><text:span text:style-name="T3">value</text:span><text:span text:style-name="T6">,</text:span></text:p>
      <text:p text:style-name="P1"><text:span text:style-name="T3">paymentMod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PaymentMode'</text:span><text:span text:style-name="T6">).</text:span><text:span text:style-name="T3">value</text:span><text:span text:style-name="T6">,</text:span></text:p>
      <text:p text:style-name="P1"><text:span text:style-name="T3">deno50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1col3'</text:span><text:span text:style-name="T6">).</text:span><text:span text:style-name="T3">value</text:span><text:span text:style-name="T6">,</text:span></text:p>
      <text:p text:style-name="P1"><text:span text:style-name="T3">denoa50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1col4'</text:span><text:span text:style-name="T6">).</text:span><text:span text:style-name="T3">value</text:span><text:span text:style-name="T6">,</text:span></text:p>
      <text:p text:style-name="P1"><text:span text:style-name="T3">deno20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2col3'</text:span><text:span text:style-name="T6">).</text:span><text:span text:style-name="T3">value</text:span><text:span text:style-name="T6">,</text:span></text:p>
      <text:p text:style-name="P1"><text:span text:style-name="T3">denoa20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2col4'</text:span><text:span text:style-name="T6">).</text:span><text:span text:style-name="T3">value</text:span><text:span text:style-name="T6">,</text:span></text:p>
      <text:p text:style-name="P1"><text:span text:style-name="T3">deno10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3col3'</text:span><text:span text:style-name="T6">).</text:span><text:span text:style-name="T3">value</text:span><text:span text:style-name="T6">,</text:span></text:p>
      <text:p text:style-name="P1"><text:span text:style-name="T3">denoa10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3col4'</text:span><text:span text:style-name="T6">).</text:span><text:span text:style-name="T3">value</text:span><text:span text:style-name="T6">,</text:span></text:p>
      <text:p text:style-name="P1"><text:span text:style-name="T3">deno5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4col3'</text:span><text:span text:style-name="T6">).</text:span><text:span text:style-name="T3">value</text:span><text:span text:style-name="T6">,</text:span></text:p>
      <text:p text:style-name="P1"><text:span text:style-name="T3">denoa5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4col4'</text:span><text:span text:style-name="T6">).</text:span><text:span text:style-name="T3">value</text:span><text:span text:style-name="T6">,</text:span></text:p>
      <text:p text:style-name="P1"><text:span text:style-name="T3">deno2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5col3'</text:span><text:span text:style-name="T6">).</text:span><text:span text:style-name="T3">value</text:span><text:span text:style-name="T6">,</text:span></text:p>
      <text:p text:style-name="P1"><text:span text:style-name="T3">denoa2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5col4'</text:span><text:span text:style-name="T6">).</text:span><text:span text:style-name="T3">value</text:span><text:span text:style-name="T6">,</text:span></text:p>
      <text:p text:style-name="P1"><text:span text:style-name="T3">deno1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6col3'</text:span><text:span text:style-name="T6">).</text:span><text:span text:style-name="T3">value</text:span><text:span text:style-name="T6">,</text:span></text:p>
      <text:p text:style-name="P1"><text:span text:style-name="T3">denoa10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ow6col4'</text:span><text:span text:style-name="T6">).</text:span><text:span text:style-name="T3">value</text:span><text:span text:style-name="T6">,</text:span></text:p>
      <text:p text:style-name="P1"><text:span text:style-name="T3">denoTotalNotes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denoTotalNotes'</text:span><text:span text:style-name="T6">).</text:span><text:span text:style-name="T3">value</text:span><text:span text:style-name="T6">,</text:span></text:p>
      <text:p text:style-name="P1"><text:span text:style-name="T3">denoTotalAmount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denoTotalAmount'</text:span><text:span text:style-name="T6">).</text:span><text:span text:style-name="T3">value</text:span><text:span text:style-name="T6">,</text:span></text:p>
      <text:p text:style-name="P1"><text:span text:style-name="T3">bankNam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bankName'</text:span><text:span text:style-name="T6">).</text:span><text:span text:style-name="T3">value</text:span><text:span text:style-name="T6">,</text:span></text:p>
      <text:p text:style-name="P1"><text:span text:style-name="T3">cdtNo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cdtNo'</text:span><text:span text:style-name="T6">).</text:span><text:span text:style-name="T3">value</text:span><text:span text:style-name="T6">,</text:span></text:p>
      <text:p text:style-name="P1"><text:span text:style-name="T3">cdtDate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cdtDate'</text:span><text:span text:style-name="T6">).</text:span><text:span text:style-name="T3">value</text:span><text:span text:style-name="T6">,</text:span></text:p>
      <text:p text:style-name="P1"><text:span text:style-name="T3">paidBy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PaidBy'</text:span><text:span text:style-name="T6">).</text:span><text:span text:style-name="T3">value</text:span><text:span text:style-name="T6">,</text:span></text:p>
      <text:p text:style-name="P1"><text:span text:style-name="T3">receivedBy:</text:span><text:span text:style-name="T6"> </text:span><text:span text:style-name="T3">document</text:span><text:span text:style-name="T6">.</text:span><text:span text:style-name="T7">getElementById</text:span><text:span text:style-name="T6">(</text:span><text:span text:style-name="T4">'ReceivedBy'</text:span><text:span text:style-name="T6">).</text:span><text:span text:style-name="T3">value</text:span><text:span text:style-name="T6">,</text:span></text:p>
      <text:p text:style-name="P1"><text:span text:style-name="T3">companyId:</text:span><text:span text:style-name="T6"> </text:span><text:span text:style-name="T8">companyId</text:span><text:span text:style-name="T6">,</text:span></text:p>
      <text:p text:style-name="P1"><text:span text:style-name="T3">teamId:</text:span><text:span text:style-name="T6"> </text:span><text:span text:style-name="T8">teamIdFromProjectTableValue</text:span><text:span text:style-name="T6">,</text:span></text:p>
      <text:p text:style-name="P2">// location: document.getElementById('location').innerText,</text:p>
      <text:p text:style-name="P2">// project: ProjectNamesDropdown.value,</text:p>
      <text:p text:style-name="P2">// companyId: document.getElementById('companyId').value,</text:p>
      <text:p text:style-name="P2">// Add similar lines for other fields if needed</text:p>
      <text:p text:style-name="P4"/>
      <text:p text:style-name="P3">};</text:p>
      <text:p text:style-name="P1"><text:span text:style-name="T3">console</text:span><text:span text:style-name="T6">.</text:span><text:span text:style-name="T7">log</text:span><text:span text:style-name="T6">(</text:span><text:span text:style-name="T8">blocks</text:span><text:span text:style-name="T6">);</text:span></text:p>
      <text:p text:style-name="P2">//formData.append('blocks', new Blob([JSON.stringify(blocks)], { type: 'application/json' }));</text:p>
      <text:p text:style-name="P2">// ... (remaining file upload logic)</text:p>
      <text:p text:style-name="P1"><text:span text:style-name="T6">(</text:span><text:span text:style-name="T2">async</text:span><text:span text:style-name="T6"> () </text:span><text:span text:style-name="T2">=&gt;</text:span><text:span text:style-name="T6"> {</text:span></text:p>
      <text:p text:style-name="P1"><text:span text:style-name="T12">try</text:span><text:span text:style-name="T6"> {</text:span></text:p>
      <text:p text:style-name="P1"><text:span text:style-name="T2">const</text:span><text:span text:style-name="T6"> </text:span><text:span text:style-name="T8">response</text:span><text:span text:style-name="T6"> = </text:span><text:span text:style-name="T12">await</text:span><text:span text:style-name="T6"> </text:span><text:span text:style-name="T7">fetch</text:span><text:span text:style-name="T6">(</text:span><text:span text:style-name="T4">'http://localhost:8080/api/blocks/addBlocks'</text:span><text:span text:style-name="T6">, {</text:span></text:p>
      <text:p text:style-name="P1"><text:span text:style-name="T3">method:</text:span><text:span text:style-name="T6"> </text:span><text:span text:style-name="T4">'POST'</text:span><text:span text:style-name="T6">,</text:span></text:p>
      <text:p text:style-name="P1"><text:span text:style-name="T3">headers:</text:span><text:span text:style-name="T6"> {</text:span></text:p>
      <text:p text:style-name="P1"><text:span text:style-name="T4">'Content-Type'</text:span><text:span text:style-name="T3">:</text:span><text:span text:style-name="T6"> </text:span><text:span text:style-name="T4">'application/json'</text:span><text:span text:style-name="T6">, </text:span><text:span text:style-name="T11">// Specify the content type as JSON</text:span></text:p>
      <text:p text:style-name="P1"><text:span text:style-name="T4">'Authorization'</text:span><text:span text:style-name="T3">:</text:span><text:span text:style-name="T6"> </text:span><text:span text:style-name="T8">accessToken</text:span></text:p>
      <text:p text:style-name="P3">},</text:p>
      <text:p text:style-name="P1"><text:span text:style-name="T3">body:</text:span><text:span text:style-name="T6"> </text:span><text:span text:style-name="T3">JSON</text:span><text:span text:style-name="T6">.</text:span><text:span text:style-name="T7">stringify</text:span><text:span text:style-name="T6">(</text:span><text:span text:style-name="T8">blocks</text:span><text:span text:style-name="T6">), </text:span><text:span text:style-name="T11">// Convert the JavaScript object to JSON string</text:span></text:p>
      <text:p text:style-name="P1"><text:span text:style-name="T3">credentials:</text:span><text:span text:style-name="T6"> </text:span><text:span text:style-name="T4">'include'</text:span><text:span text:style-name="T6">,</text:span></text:p>
      <text:p text:style-name="P3">});</text:p>
      <text:p text:style-name="P4"/>
      <text:p text:style-name="P1"><text:span text:style-name="T12">if</text:span><text:span text:style-name="T6"> (!</text:span><text:span text:style-name="T8">response</text:span><text:span text:style-name="T6">.</text:span><text:span text:style-name="T3">ok</text:span><text:span text:style-name="T6">) {</text:span></text:p>
      <text:p text:style-name="P1"><text:soft-page-break/><text:span text:style-name="T3">console</text:span><text:span text:style-name="T6">.</text:span><text:span text:style-name="T7">log</text:span><text:span text:style-name="T6">(</text:span><text:span text:style-name="T4">"response:"</text:span><text:span text:style-name="T6">,</text:span><text:span text:style-name="T8">response</text:span><text:span text:style-name="T6">);</text:span></text:p>
      <text:p text:style-name="P1"><text:span text:style-name="T12">throw</text:span><text:span text:style-name="T6"> </text:span><text:span text:style-name="T2">new</text:span><text:span text:style-name="T6"> </text:span><text:span text:style-name="T9">Error</text:span><text:span text:style-name="T6">(</text:span><text:span text:style-name="T4">'Failed to add blocks'</text:span><text:span text:style-name="T6">);</text:span></text:p>
      <text:p text:style-name="P3">}</text:p>
      <text:p text:style-name="P4"/>
      <text:p text:style-name="P2">// ----- Making the isblock true in site visit list ----- //</text:p>
      <text:p text:style-name="P1"><text:span text:style-name="T2">const</text:span><text:span text:style-name="T6"> </text:span><text:span text:style-name="T8">findByVisitIdAndProjectNameResponse</text:span><text:span text:style-name="T6"> = </text:span><text:span text:style-name="T12">await</text:span><text:span text:style-name="T6"> </text:span><text:span text:style-name="T7">fetch</text:span><text:span text:style-name="T6">(</text:span><text:span text:style-name="T4">`http://localhost:8080/api/visit/getByVisitDetailIdAndProjectNameForBlock/</text:span><text:span text:style-name="T2">${</text:span><text:span text:style-name="T8">blocks</text:span><text:span text:style-name="T6">.</text:span><text:span text:style-name="T3">visitId</text:span><text:span text:style-name="T2">}</text:span><text:span text:style-name="T4">/</text:span><text:span text:style-name="T2">${</text:span><text:span text:style-name="T8">blocks</text:span><text:span text:style-name="T6">.</text:span><text:span text:style-name="T3">projectName</text:span><text:span text:style-name="T2">}</text:span><text:span text:style-name="T4">`</text:span><text:span text:style-name="T6">, {</text:span></text:p>
      <text:p text:style-name="P1"><text:span text:style-name="T3">method:</text:span><text:span text:style-name="T6"> </text:span><text:span text:style-name="T4">'PUT'</text:span><text:span text:style-name="T6">,</text:span></text:p>
      <text:p text:style-name="P1"><text:span text:style-name="T3">headers:</text:span><text:span text:style-name="T6"> {</text:span></text:p>
      <text:p text:style-name="P1"><text:span text:style-name="T4">'Authorization'</text:span><text:span text:style-name="T3">:</text:span><text:span text:style-name="T6"> </text:span><text:span text:style-name="T8">accessToken</text:span></text:p>
      <text:p text:style-name="P3">},</text:p>
      <text:p text:style-name="P1"><text:span text:style-name="T3">credentials:</text:span><text:span text:style-name="T6"> </text:span><text:span text:style-name="T4">'include'</text:span></text:p>
      <text:p text:style-name="P3">});</text:p>
      <text:p text:style-name="P4"/>
      <text:p text:style-name="P1"><text:span text:style-name="T12">if</text:span><text:span text:style-name="T6"> (!</text:span><text:span text:style-name="T8">findByVisitIdAndProjectNameResponse</text:span><text:span text:style-name="T6">.</text:span><text:span text:style-name="T3">ok</text:span><text:span text:style-name="T6">) {</text:span></text:p>
      <text:p text:style-name="P1"><text:span text:style-name="T12">throw</text:span><text:span text:style-name="T6"> </text:span><text:span text:style-name="T2">new</text:span><text:span text:style-name="T6"> </text:span><text:span text:style-name="T9">Error</text:span><text:span text:style-name="T6">(</text:span><text:span text:style-name="T4">'Failed to update Visit Details'</text:span><text:span text:style-name="T6">);</text:span></text:p>
      <text:p text:style-name="P3">}</text:p>
      <text:p text:style-name="P4"/>
      <text:p text:style-name="P1"><text:span text:style-name="T2">const</text:span><text:span text:style-name="T6"> </text:span><text:span text:style-name="T8">visitDetails</text:span><text:span text:style-name="T6"> = </text:span><text:span text:style-name="T12">await</text:span><text:span text:style-name="T6"> </text:span><text:span text:style-name="T8">findByVisitIdAndProjectNameResponse</text:span><text:span text:style-name="T6">.</text:span><text:span text:style-name="T7">json</text:span><text:span text:style-name="T6">();</text:span></text:p>
      <text:p text:style-name="P1"><text:span text:style-name="T3">console</text:span><text:span text:style-name="T6">.</text:span><text:span text:style-name="T7">log</text:span><text:span text:style-name="T6">(</text:span><text:span text:style-name="T4">'Visit Details:'</text:span><text:span text:style-name="T6">, </text:span><text:span text:style-name="T8">visitDetails</text:span><text:span text:style-name="T6">);</text:span></text:p>
      <text:p text:style-name="P4"/>
      <text:p text:style-name="P1"><text:span text:style-name="T7">alert</text:span><text:span text:style-name="T6">(</text:span><text:span text:style-name="T4">'Block Details added successfully'</text:span><text:span text:style-name="T6">);</text:span></text:p>
      <text:p text:style-name="P1"><text:span text:style-name="T3">window</text:span><text:span text:style-name="T6">.</text:span><text:span text:style-name="T3">history</text:span><text:span text:style-name="T6">.</text:span><text:span text:style-name="T7">back</text:span><text:span text:style-name="T6">();</text:span></text:p>
      <text:p text:style-name="P4"/>
      <text:p text:style-name="P2">// Optionally, redirect or perform any other action upon successful submission</text:p>
      <text:p text:style-name="P4"/>
      <text:p text:style-name="P1"><text:span text:style-name="T6">} </text:span><text:span text:style-name="T12">catch</text:span><text:span text:style-name="T6"> (</text:span><text:span text:style-name="T3">error</text:span><text:span text:style-name="T6">) {</text:span></text:p>
      <text:p text:style-name="P1"><text:span text:style-name="T3">console</text:span><text:span text:style-name="T6">.</text:span><text:span text:style-name="T7">log</text:span><text:span text:style-name="T6">(</text:span><text:span text:style-name="T4">"response:"</text:span><text:span text:style-name="T6">,</text:span><text:span text:style-name="T3">response</text:span><text:span text:style-name="T6">);</text:span></text:p>
      <text:p text:style-name="P1"><text:span text:style-name="T3">console</text:span><text:span text:style-name="T6">.</text:span><text:span text:style-name="T7">error</text:span><text:span text:style-name="T6">(</text:span><text:span text:style-name="T4">'Error:'</text:span><text:span text:style-name="T6">, </text:span><text:span text:style-name="T3">error</text:span><text:span text:style-name="T6">);</text:span></text:p>
      <text:p text:style-name="P1"><text:span text:style-name="T7">alert</text:span><text:span text:style-name="T6">(</text:span><text:span text:style-name="T4">`An error occurred: </text:span><text:span text:style-name="T2">${</text:span><text:span text:style-name="T3">error</text:span><text:span text:style-name="T6">.</text:span><text:span text:style-name="T3">message</text:span><text:span text:style-name="T2">}</text:span><text:span text:style-name="T4">`</text:span><text:span text:style-name="T6">);</text:span></text:p>
      <text:p text:style-name="P3">}</text:p>
      <text:p text:style-name="P3">})();</text:p>
      <text:p text:style-name="P4"/>
      <text:p text:style-name="P2">// Optionally, redirect or perform any other action upon successful submission</text:p>
      <text:p text:style-name="P3">});</text:p>
      <text:p text:style-name="P1"><text:span text:style-name="T7">$</text:span><text:span text:style-name="T6">(</text:span><text:span text:style-name="T4">'#plotNumber'</text:span><text:span text:style-name="T6">).</text:span><text:span text:style-name="T7">change</text:span><text:span text:style-name="T6">(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selectedPlot</text:span><text:span text:style-name="T6"> = </text:span><text:span text:style-name="T7">$</text:span><text:span text:style-name="T6">(</text:span><text:span text:style-name="T2">this</text:span><text:span text:style-name="T6">).</text:span><text:span text:style-name="T7">val</text:span><text:span text:style-name="T6">();</text:span></text:p>
      <text:p text:style-name="P1"><text:span text:style-name="T12">if</text:span><text:span text:style-name="T6"> (</text:span><text:span text:style-name="T3">selectedPlot</text:span><text:span text:style-name="T6">) {</text:span></text:p>
      <text:p text:style-name="P4"/>
      <text:p text:style-name="P1"><text:span text:style-name="T8">$</text:span><text:span text:style-name="T6">.</text:span><text:span text:style-name="T7">ajax</text:span><text:span text:style-name="T6">({</text:span></text:p>
      <text:p text:style-name="P1"><text:span text:style-name="T3">url:</text:span><text:span text:style-name="T6"> </text:span><text:span text:style-name="T4">`http://localhost:8080/api/visit/getVisitDetailsById/</text:span><text:span text:style-name="T2">${</text:span><text:span text:style-name="T8">currentVisitId</text:span><text:span text:style-name="T2">}</text:span><text:span text:style-name="T4">`</text:span><text:span text:style-name="T6">,</text:span></text:p>
      <text:p text:style-name="P1"><text:span text:style-name="T3">type:</text:span><text:span text:style-name="T6"> </text:span><text:span text:style-name="T4">'GET'</text:span><text:span text:style-name="T6">,</text:span></text:p>
      <text:p text:style-name="P1"><text:span text:style-name="T3">headers:</text:span></text:p>
      <text:p text:style-name="P3">{</text:p>
      <text:p text:style-name="P1"><text:span text:style-name="T4">'Authorization'</text:span><text:span text:style-name="T3">:</text:span><text:span text:style-name="T6"> </text:span><text:span text:style-name="T8">accessToken</text:span><text:span text:style-name="T11">// Specify the content type as JSON</text:span></text:p>
      <text:p text:style-name="P3">},</text:p>
      <text:p text:style-name="P1"><text:span text:style-name="T7">success</text:span><text:span text:style-name="T3">:</text:span><text:span text:style-name="T6"> </text:span><text:span text:style-name="T2">async</text:span><text:span text:style-name="T6"> </text:span><text:span text:style-name="T2">function</text:span><text:span text:style-name="T6"> (</text:span><text:span text:style-name="T3">data</text:span><text:span text:style-name="T6">) {</text:span></text:p>
      <text:p text:style-name="P4"/>
      <text:p text:style-name="P1"><text:span text:style-name="T2">const</text:span><text:span text:style-name="T6"> </text:span><text:span text:style-name="T8">newlyWorkingProjectName</text:span><text:span text:style-name="T6"> = </text:span><text:span text:style-name="T8">urlParams</text:span><text:span text:style-name="T6">.</text:span><text:span text:style-name="T7">get</text:span><text:span text:style-name="T6">(</text:span><text:span text:style-name="T4">'projectName'</text:span><text:span text:style-name="T6">);</text:span></text:p>
      <text:p text:style-name="P4"/>
      <text:p text:style-name="P1"><text:soft-page-break/><text:span text:style-name="T8">$</text:span><text:span text:style-name="T6">.</text:span><text:span text:style-name="T7">ajax</text:span><text:span text:style-name="T6">({</text:span></text:p>
      <text:p text:style-name="P1"><text:span text:style-name="T3">url:</text:span><text:span text:style-name="T6"> </text:span><text:span text:style-name="T4">`http://localhost:8080/api/project/getProjectLayoutDetailsByProjectNameAndPlotNumber/</text:span><text:span text:style-name="T2">${</text:span><text:span text:style-name="T8">newlyWorkingProjectName</text:span><text:span text:style-name="T2">}</text:span><text:span text:style-name="T4">/</text:span><text:span text:style-name="T2">${</text:span><text:span text:style-name="T3">selectedPlot</text:span><text:span text:style-name="T2">}</text:span><text:span text:style-name="T4">`</text:span><text:span text:style-name="T6">, </text:span><text:span text:style-name="T11">// Replace 'your_server_endpoint' with the actual URL to fetch total square footage</text:span></text:p>
      <text:p text:style-name="P1"><text:span text:style-name="T3">method:</text:span><text:span text:style-name="T6"> </text:span><text:span text:style-name="T4">'GET'</text:span><text:span text:style-name="T6">,</text:span></text:p>
      <text:p text:style-name="P2">// data: { plot: selectedPlot },</text:p>
      <text:p text:style-name="P1"><text:span text:style-name="T3">headers:</text:span><text:span text:style-name="T6"> {</text:span></text:p>
      <text:p text:style-name="P1"><text:span text:style-name="T4">'Authorization'</text:span><text:span text:style-name="T3">:</text:span><text:span text:style-name="T6"> </text:span><text:span text:style-name="T8">accessToken</text:span><text:span text:style-name="T11">// Specify the content type as JSON</text:span></text:p>
      <text:p text:style-name="P3">},</text:p>
      <text:p text:style-name="P1"><text:span text:style-name="T7">success</text:span><text:span text:style-name="T3">:</text:span><text:span text:style-name="T6"> </text:span><text:span text:style-name="T2">function</text:span><text:span text:style-name="T6"> (</text:span><text:span text:style-name="T3">response</text:span><text:span text:style-name="T6">) {</text:span></text:p>
      <text:p text:style-name="P1"><text:span text:style-name="T7">$</text:span><text:span text:style-name="T6">(</text:span><text:span text:style-name="T4">'#totalsqrt'</text:span><text:span text:style-name="T6">).</text:span><text:span text:style-name="T7">val</text:span><text:span text:style-name="T6">(</text:span><text:span text:style-name="T3">response</text:span><text:span text:style-name="T6">.</text:span><text:span text:style-name="T3">totalSqft</text:span><text:span text:style-name="T6">); </text:span><text:span text:style-name="T11">// Assuming the response contains the total square footage</text:span></text:p>
      <text:p text:style-name="P1"><text:span text:style-name="T7">$</text:span><text:span text:style-name="T6">(</text:span><text:span text:style-name="T4">'#status'</text:span><text:span text:style-name="T6">).</text:span><text:span text:style-name="T7">val</text:span><text:span text:style-name="T6">(</text:span><text:span text:style-name="T3">response</text:span><text:span text:style-name="T6">.</text:span><text:span text:style-name="T3">status</text:span><text:span text:style-name="T6">);</text:span></text:p>
      <text:p text:style-name="P1"><text:span text:style-name="T7">$</text:span><text:span text:style-name="T6">(</text:span><text:span text:style-name="T4">'#rate'</text:span><text:span text:style-name="T6">).</text:span><text:span text:style-name="T7">val</text:span><text:span text:style-name="T6">(</text:span><text:span text:style-name="T3">response</text:span><text:span text:style-name="T6">.</text:span><text:span text:style-name="T3">rate</text:span><text:span text:style-name="T6">);</text:span></text:p>
      <text:p text:style-name="P1"><text:span text:style-name="T7">$</text:span><text:span text:style-name="T6">(</text:span><text:span text:style-name="T4">'#totalValues'</text:span><text:span text:style-name="T6">).</text:span><text:span text:style-name="T7">val</text:span><text:span text:style-name="T6">(</text:span><text:span text:style-name="T3">response</text:span><text:span text:style-name="T6">.</text:span><text:span text:style-name="T3">totalValue</text:span><text:span text:style-name="T6">);</text:span></text:p>
      <text:p text:style-name="P1"><text:span text:style-name="T7">$</text:span><text:span text:style-name="T6">(</text:span><text:span text:style-name="T4">'#description'</text:span><text:span text:style-name="T6">).</text:span><text:span text:style-name="T7">val</text:span><text:span text:style-name="T6">(</text:span><text:span text:style-name="T3">response</text:span><text:span text:style-name="T6">.</text:span><text:span text:style-name="T3">descrip</text:span><text:span text:style-name="T6">);</text:span></text:p>
      <text:p text:style-name="P2">//BlockForm :payment page</text:p>
      <text:p text:style-name="P1"><text:span text:style-name="T7">$</text:span><text:span text:style-name="T6">(</text:span><text:span text:style-name="T4">'#totaSqft'</text:span><text:span text:style-name="T6">).</text:span><text:span text:style-name="T7">val</text:span><text:span text:style-name="T6">(</text:span><text:span text:style-name="T3">response</text:span><text:span text:style-name="T6">.</text:span><text:span text:style-name="T3">totalSqft</text:span><text:span text:style-name="T6">);</text:span></text:p>
      <text:p text:style-name="P1"><text:span text:style-name="T3">projectId</text:span><text:span text:style-name="T6"> = </text:span><text:span text:style-name="T3">response</text:span><text:span text:style-name="T6">.</text:span><text:span text:style-name="T3">projectId</text:span><text:span text:style-name="T6">;</text:span></text:p>
      <text:p text:style-name="P1"><text:span text:style-name="T3">teamIdFromProjectTable</text:span><text:span text:style-name="T6"> = </text:span><text:span text:style-name="T3">response</text:span><text:span text:style-name="T6">.</text:span><text:span text:style-name="T3">teamId</text:span><text:span text:style-name="T6">;</text:span></text:p>
      <text:p text:style-name="P1"><text:span text:style-name="T3">console</text:span><text:span text:style-name="T6">.</text:span><text:span text:style-name="T7">log</text:span><text:span text:style-name="T6">(</text:span><text:span text:style-name="T4">"teamIdFromProjectTable"</text:span><text:span text:style-name="T6">,</text:span><text:span text:style-name="T3">teamIdFromProjectTable</text:span><text:span text:style-name="T6">);</text:span></text:p>
      <text:p text:style-name="P3">},</text:p>
      <text:p text:style-name="P1"><text:span text:style-name="T7">error</text:span><text:span text:style-name="T3">:</text:span><text:span text:style-name="T6"> </text:span><text:span text:style-name="T2">function</text:span><text:span text:style-name="T6"> (</text:span><text:span text:style-name="T3">xhr</text:span><text:span text:style-name="T6">, </text:span><text:span text:style-name="T3">status</text:span><text:span text:style-name="T6">, </text:span><text:span text:style-name="T3">error</text:span><text:span text:style-name="T6">) {</text:span></text:p>
      <text:p text:style-name="P1"><text:span text:style-name="T3">console</text:span><text:span text:style-name="T6">.</text:span><text:span text:style-name="T7">error</text:span><text:span text:style-name="T6">(</text:span><text:span text:style-name="T4">'Error fetching total square footage:'</text:span><text:span text:style-name="T6">, </text:span><text:span text:style-name="T3">error</text:span><text:span text:style-name="T6">);</text:span></text:p>
      <text:p text:style-name="P3">}</text:p>
      <text:p text:style-name="P3">});</text:p>
      <text:p text:style-name="P3">},</text:p>
      <text:p text:style-name="P1"><text:span text:style-name="T7">error</text:span><text:span text:style-name="T3">:</text:span><text:span text:style-name="T6"> </text:span><text:span text:style-name="T2">function</text:span><text:span text:style-name="T6"> (</text:span><text:span text:style-name="T3">xhr</text:span><text:span text:style-name="T6">, </text:span><text:span text:style-name="T3">status</text:span><text:span text:style-name="T6">, </text:span><text:span text:style-name="T3">error</text:span><text:span text:style-name="T6">) {</text:span></text:p>
      <text:p text:style-name="P1"><text:span text:style-name="T3">console</text:span><text:span text:style-name="T6">.</text:span><text:span text:style-name="T7">error</text:span><text:span text:style-name="T6">(</text:span><text:span text:style-name="T4">'Error fetching total square footage:'</text:span><text:span text:style-name="T6">, </text:span><text:span text:style-name="T3">error</text:span><text:span text:style-name="T6">);</text:span></text:p>
      <text:p text:style-name="P3">}</text:p>
      <text:p text:style-name="P3">});</text:p>
      <text:p text:style-name="P3">}</text:p>
      <text:p text:style-name="P1"><text:span text:style-name="T12">else</text:span><text:span text:style-name="T6"> {</text:span></text:p>
      <text:p text:style-name="P1"><text:span text:style-name="T7">$</text:span><text:span text:style-name="T6">(</text:span><text:span text:style-name="T4">'#totalsqrt'</text:span><text:span text:style-name="T6">).</text:span><text:span text:style-name="T7">val</text:span><text:span text:style-name="T6">(</text:span><text:span text:style-name="T4">''</text:span><text:span text:style-name="T6">); </text:span><text:span text:style-name="T11">// Clear the total square footage input if no plot is selected</text:span></text:p>
      <text:p text:style-name="P3">}</text:p>
      <text:p text:style-name="P3">});</text:p>
      <text:p text:style-name="P4"/>
      <text:p text:style-name="P1"><text:span text:style-name="T7">$</text:span><text:span text:style-name="T6">(</text:span><text:span text:style-name="T4">'#sellingRate'</text:span><text:span text:style-name="T6">).</text:span><text:span text:style-name="T7">change</text:span><text:span text:style-name="T6">(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totalSqft</text:span><text:span text:style-name="T6"> = </text:span><text:span text:style-name="T7">$</text:span><text:span text:style-name="T6">(</text:span><text:span text:style-name="T4">'#totaSqft'</text:span><text:span text:style-name="T6">).</text:span><text:span text:style-name="T7">val</text:span><text:span text:style-name="T6">(); </text:span><text:span text:style-name="T11">// Fetch total square footage</text:span></text:p>
      <text:p text:style-name="P1"><text:span text:style-name="T2">var</text:span><text:span text:style-name="T6"> </text:span><text:span text:style-name="T3">rate</text:span><text:span text:style-name="T6"> = </text:span><text:span text:style-name="T7">$</text:span><text:span text:style-name="T6">(</text:span><text:span text:style-name="T4">'#sellingRate'</text:span><text:span text:style-name="T6">).</text:span><text:span text:style-name="T7">val</text:span><text:span text:style-name="T6">(); </text:span><text:span text:style-name="T11">// Fetch rate</text:span></text:p>
      <text:p text:style-name="P1"><text:span text:style-name="T2">var</text:span><text:span text:style-name="T6"> </text:span><text:span text:style-name="T3">totalValues</text:span><text:span text:style-name="T6"> = </text:span><text:span text:style-name="T3">totalSqft</text:span><text:span text:style-name="T6"> * </text:span><text:span text:style-name="T3">rate</text:span><text:span text:style-name="T6">;</text:span></text:p>
      <text:p text:style-name="P1"><text:span text:style-name="T7">$</text:span><text:span text:style-name="T6">(</text:span><text:span text:style-name="T4">'#totalAmount'</text:span><text:span text:style-name="T6">).</text:span><text:span text:style-name="T7">val</text:span><text:span text:style-name="T6">(</text:span><text:span text:style-name="T3">totalValues</text:span><text:span text:style-name="T6">);</text:span></text:p>
      <text:p text:style-name="P3">});</text:p>
      <text:p text:style-name="P1"><text:span text:style-name="T7">$</text:span><text:span text:style-name="T6">(</text:span><text:span text:style-name="T4">'#discount'</text:span><text:span text:style-name="T6">).</text:span><text:span text:style-name="T7">change</text:span><text:span text:style-name="T6">(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totalAmountValue</text:span><text:span text:style-name="T6"> = </text:span><text:span text:style-name="T7">$</text:span><text:span text:style-name="T6">(</text:span><text:span text:style-name="T4">'#totalAmount'</text:span><text:span text:style-name="T6">).</text:span><text:span text:style-name="T7">val</text:span><text:span text:style-name="T6">();</text:span></text:p>
      <text:p text:style-name="P1"><text:span text:style-name="T2">var</text:span><text:span text:style-name="T6"> </text:span><text:span text:style-name="T3">discountValue</text:span><text:span text:style-name="T6"> = </text:span><text:span text:style-name="T7">$</text:span><text:span text:style-name="T6">(</text:span><text:span text:style-name="T4">'#discount'</text:span><text:span text:style-name="T6">).</text:span><text:span text:style-name="T7">val</text:span><text:span text:style-name="T6">(); </text:span><text:span text:style-name="T11">// Fetch total square footage</text:span></text:p>
      <text:p text:style-name="P1"><text:span text:style-name="T3">console</text:span><text:span text:style-name="T6">.</text:span><text:span text:style-name="T7">log</text:span><text:span text:style-name="T6">(</text:span><text:span text:style-name="T4">"good"</text:span><text:span text:style-name="T6">);</text:span></text:p>
      <text:p text:style-name="P2">// Fetch rate</text:p>
      <text:p text:style-name="P4"/>
      <text:p text:style-name="P2">// Check if both totalSqft and rate are valid numbers</text:p>
      <text:p text:style-name="P4"><text:soft-page-break/></text:p>
      <text:p text:style-name="P2">// Calculate total values by multiplying totalSqft by rate</text:p>
      <text:p text:style-name="P1"><text:span text:style-name="T2">var</text:span><text:span text:style-name="T6"> </text:span><text:span text:style-name="T3">netAmountValues</text:span><text:span text:style-name="T6"> = </text:span><text:span text:style-name="T3">totalAmountValue</text:span><text:span text:style-name="T6"> - (</text:span><text:span text:style-name="T3">totalAmountValue</text:span><text:span text:style-name="T6"> / </text:span><text:span text:style-name="T3">discountValue</text:span><text:span text:style-name="T6">);</text:span></text:p>
      <text:p text:style-name="P2">// Set the calculated totalValues to the totalValues field</text:p>
      <text:p text:style-name="P1"><text:span text:style-name="T7">$</text:span><text:span text:style-name="T6">(</text:span><text:span text:style-name="T4">'#netAmount'</text:span><text:span text:style-name="T6">).</text:span><text:span text:style-name="T7">val</text:span><text:span text:style-name="T6">(</text:span><text:span text:style-name="T3">netAmountValues</text:span><text:span text:style-name="T6">);</text:span></text:p>
      <text:p text:style-name="P4"/>
      <text:p text:style-name="P3">});</text:p>
      <text:p text:style-name="P4"/>
      <text:p text:style-name="P1"><text:span text:style-name="T7">$</text:span><text:span text:style-name="T6">(</text:span><text:span text:style-name="T4">'input[name^="row"][name$="col3"]'</text:span><text:span text:style-name="T6">).</text:span><text:span text:style-name="T7">change</text:span><text:span text:style-name="T6">(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totalNotes</text:span><text:span text:style-name="T6"> = </text:span><text:span text:style-name="T10">0</text:span><text:span text:style-name="T6">;</text:span></text:p>
      <text:p text:style-name="P1"><text:span text:style-name="T7">$</text:span><text:span text:style-name="T6">(</text:span><text:span text:style-name="T4">'input[name^="row"][name$="col3"]'</text:span><text:span text:style-name="T6">).</text:span><text:span text:style-name="T7">each</text:span><text:span text:style-name="T6">(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value</text:span><text:span text:style-name="T6"> = </text:span><text:span text:style-name="T7">parseFloat</text:span><text:span text:style-name="T6">(</text:span><text:span text:style-name="T7">$</text:span><text:span text:style-name="T6">(</text:span><text:span text:style-name="T2">this</text:span><text:span text:style-name="T6">).</text:span><text:span text:style-name="T7">val</text:span><text:span text:style-name="T6">());</text:span></text:p>
      <text:p text:style-name="P1"><text:span text:style-name="T12">if</text:span><text:span text:style-name="T6"> (!</text:span><text:span text:style-name="T7">isNaN</text:span><text:span text:style-name="T6">(</text:span><text:span text:style-name="T3">value</text:span><text:span text:style-name="T6">)) {</text:span></text:p>
      <text:p text:style-name="P1"><text:span text:style-name="T3">console</text:span><text:span text:style-name="T6">.</text:span><text:span text:style-name="T7">log</text:span><text:span text:style-name="T6">(</text:span><text:span text:style-name="T3">totalNotes</text:span><text:span text:style-name="T6">, </text:span><text:span text:style-name="T4">"shanmathi"</text:span><text:span text:style-name="T6">);</text:span></text:p>
      <text:p text:style-name="P1"><text:span text:style-name="T3">totalNotes</text:span><text:span text:style-name="T6"> += </text:span><text:span text:style-name="T3">value</text:span><text:span text:style-name="T6">;</text:span></text:p>
      <text:p text:style-name="P3">}</text:p>
      <text:p text:style-name="P3">});</text:p>
      <text:p text:style-name="P1"><text:span text:style-name="T7">$</text:span><text:span text:style-name="T6">(</text:span><text:span text:style-name="T4">'#denoTotalNotes'</text:span><text:span text:style-name="T6">).</text:span><text:span text:style-name="T7">val</text:span><text:span text:style-name="T6">(</text:span><text:span text:style-name="T3">totalNotes</text:span><text:span text:style-name="T6">);</text:span></text:p>
      <text:p text:style-name="P3">});</text:p>
      <text:p text:style-name="P1"><text:span text:style-name="T7">$</text:span><text:span text:style-name="T6">(</text:span><text:span text:style-name="T4">'input[name^="row"][name$="col3"]'</text:span><text:span text:style-name="T6">).</text:span><text:span text:style-name="T7">change</text:span><text:span text:style-name="T6">(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totalNotes</text:span><text:span text:style-name="T6"> = </text:span><text:span text:style-name="T10">0</text:span><text:span text:style-name="T6">;</text:span></text:p>
      <text:p text:style-name="P1"><text:span text:style-name="T2">var</text:span><text:span text:style-name="T6"> </text:span><text:span text:style-name="T3">totalAmounts</text:span><text:span text:style-name="T6"> = </text:span><text:span text:style-name="T10">0</text:span><text:span text:style-name="T6">;</text:span></text:p>
      <text:p text:style-name="P4"/>
      <text:p text:style-name="P2">// Iterate over all col3 inputs to calculate totalNotes and update corresponding col4 values</text:p>
      <text:p text:style-name="P1"><text:span text:style-name="T7">$</text:span><text:span text:style-name="T6">(</text:span><text:span text:style-name="T4">'input[name^="row"][name$="col3"]'</text:span><text:span text:style-name="T6">).</text:span><text:span text:style-name="T7">each</text:span><text:span text:style-name="T6">(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value</text:span><text:span text:style-name="T6"> = </text:span><text:span text:style-name="T7">parseFloat</text:span><text:span text:style-name="T6">(</text:span><text:span text:style-name="T7">$</text:span><text:span text:style-name="T6">(</text:span><text:span text:style-name="T2">this</text:span><text:span text:style-name="T6">).</text:span><text:span text:style-name="T7">val</text:span><text:span text:style-name="T6">());</text:span></text:p>
      <text:p text:style-name="P1"><text:span text:style-name="T12">if</text:span><text:span text:style-name="T6"> (!</text:span><text:span text:style-name="T7">isNaN</text:span><text:span text:style-name="T6">(</text:span><text:span text:style-name="T3">value</text:span><text:span text:style-name="T6">)) {</text:span></text:p>
      <text:p text:style-name="P1"><text:span text:style-name="T2">var</text:span><text:span text:style-name="T6"> </text:span><text:span text:style-name="T3">currentRow</text:span><text:span text:style-name="T6"> = </text:span><text:span text:style-name="T7">$</text:span><text:span text:style-name="T6">(</text:span><text:span text:style-name="T2">this</text:span><text:span text:style-name="T6">).</text:span><text:span text:style-name="T7">closest</text:span><text:span text:style-name="T6">(</text:span><text:span text:style-name="T4">'tr'</text:span><text:span text:style-name="T6">);</text:span></text:p>
      <text:p text:style-name="P1"><text:span text:style-name="T2">var</text:span><text:span text:style-name="T6"> </text:span><text:span text:style-name="T3">rupees</text:span><text:span text:style-name="T6"> = </text:span><text:span text:style-name="T7">parseFloat</text:span><text:span text:style-name="T6">(</text:span><text:span text:style-name="T3">currentRow</text:span><text:span text:style-name="T6">.</text:span><text:span text:style-name="T7">find</text:span><text:span text:style-name="T6">(</text:span><text:span text:style-name="T4">'td:nth-child(2)'</text:span><text:span text:style-name="T6">).</text:span><text:span text:style-name="T7">text</text:span><text:span text:style-name="T6">());</text:span></text:p>
      <text:p text:style-name="P4"/>
      <text:p text:style-name="P2">// Calculate total amount for the corresponding col4 input</text:p>
      <text:p text:style-name="P1"><text:span text:style-name="T12">if</text:span><text:span text:style-name="T6"> (!</text:span><text:span text:style-name="T7">isNaN</text:span><text:span text:style-name="T6">(</text:span><text:span text:style-name="T3">rupees</text:span><text:span text:style-name="T6">)) {</text:span></text:p>
      <text:p text:style-name="P1"><text:span text:style-name="T2">var</text:span><text:span text:style-name="T6"> </text:span><text:span text:style-name="T3">totalAmount</text:span><text:span text:style-name="T6"> = </text:span><text:span text:style-name="T3">rupees</text:span><text:span text:style-name="T6"> * </text:span><text:span text:style-name="T3">value</text:span><text:span text:style-name="T6">;</text:span></text:p>
      <text:p text:style-name="P1"><text:span text:style-name="T3">currentRow</text:span><text:span text:style-name="T6">.</text:span><text:span text:style-name="T7">find</text:span><text:span text:style-name="T6">(</text:span><text:span text:style-name="T4">'input[name$="col4"]'</text:span><text:span text:style-name="T6">).</text:span><text:span text:style-name="T7">val</text:span><text:span text:style-name="T6">(</text:span><text:span text:style-name="T3">totalAmount</text:span><text:span text:style-name="T6">);</text:span></text:p>
      <text:p text:style-name="P1"><text:span text:style-name="T3">totalAmounts</text:span><text:span text:style-name="T6"> += </text:span><text:span text:style-name="T3">totalAmount</text:span><text:span text:style-name="T6">;</text:span></text:p>
      <text:p text:style-name="P3">}</text:p>
      <text:p text:style-name="P4"/>
      <text:p text:style-name="P2">// Update totalNotes</text:p>
      <text:p text:style-name="P1"><text:span text:style-name="T3">totalNotes</text:span><text:span text:style-name="T6"> += </text:span><text:span text:style-name="T3">value</text:span><text:span text:style-name="T6">;</text:span></text:p>
      <text:p text:style-name="P3">}</text:p>
      <text:p text:style-name="P3">});</text:p>
      <text:p text:style-name="P4"/>
      <text:p text:style-name="P2">// Set the calculated totalNotes and totalAmounts to their respective input fields</text:p>
      <text:p text:style-name="P1"><text:span text:style-name="T7">$</text:span><text:span text:style-name="T6">(</text:span><text:span text:style-name="T4">'#denoTotalNotes'</text:span><text:span text:style-name="T6">).</text:span><text:span text:style-name="T7">val</text:span><text:span text:style-name="T6">(</text:span><text:span text:style-name="T3">totalNotes</text:span><text:span text:style-name="T6">);</text:span></text:p>
      <text:p text:style-name="P1"><text:span text:style-name="T7">$</text:span><text:span text:style-name="T6">(</text:span><text:span text:style-name="T4">'#denoTotalAmount'</text:span><text:span text:style-name="T6">).</text:span><text:span text:style-name="T7">val</text:span><text:span text:style-name="T6">(</text:span><text:span text:style-name="T3">totalAmounts</text:span><text:span text:style-name="T6">);</text:span></text:p>
      <text:p text:style-name="P3">});</text:p>
      <text:p text:style-name="P3">});</text:p>
      <text:p text:style-name="P4"/>
      <text:p text:style-name="P1"><text:span text:style-name="T7">$</text:span><text:span text:style-name="T6">(</text:span><text:span text:style-name="T3">document</text:span><text:span text:style-name="T6">).</text:span><text:span text:style-name="T7">ready</text:span><text:span text:style-name="T6">(</text:span><text:span text:style-name="T2">function</text:span><text:span text:style-name="T6"> () {</text:span></text:p>
      <text:p text:style-name="P1"><text:span text:style-name="T7">$</text:span><text:span text:style-name="T6">(</text:span><text:span text:style-name="T4">'#alterMobile,#employeeMobile'</text:span><text:span text:style-name="T6">).</text:span><text:span text:style-name="T7">on</text:span><text:span text:style-name="T6">(</text:span><text:span text:style-name="T4">'input'</text:span><text:span text:style-name="T6">, </text:span><text:span text:style-name="T2">function</text:span><text:span text:style-name="T6"> ()</text:span></text:p>
      <text:p text:style-name="P3">{</text:p>
      <text:p text:style-name="P1"><text:soft-page-break/><text:span text:style-name="T2">var</text:span><text:span text:style-name="T6"> </text:span><text:span text:style-name="T3">phoneNumber</text:span><text:span text:style-name="T6"> = </text:span><text:span text:style-name="T7">$</text:span><text:span text:style-name="T6">(</text:span><text:span text:style-name="T2">this</text:span><text:span text:style-name="T6">).</text:span><text:span text:style-name="T7">val</text:span><text:span text:style-name="T6">();</text:span></text:p>
      <text:p text:style-name="P4"/>
      <text:p text:style-name="P2">// Check if the input contains letters</text:p>
      <text:p text:style-name="P1"><text:span text:style-name="T12">if</text:span><text:span text:style-name="T6"> (</text:span><text:span text:style-name="T13">/</text:span><text:span text:style-name="T4">[</text:span><text:span text:style-name="T13">a-zA-Z</text:span><text:span text:style-name="T4">]</text:span><text:span text:style-name="T13">/</text:span><text:span text:style-name="T6">.</text:span><text:span text:style-name="T7">test</text:span><text:span text:style-name="T6">(</text:span><text:span text:style-name="T3">phoneNumber</text:span><text:span text:style-name="T6">)) {</text:span></text:p>
      <text:p text:style-name="P1"><text:span text:style-name="T7">alert</text:span><text:span text:style-name="T6">(</text:span><text:span text:style-name="T4">'Please enter digits only.'</text:span><text:span text:style-name="T6">);</text:span></text:p>
      <text:p text:style-name="P1"><text:span text:style-name="T3">phoneNumber</text:span><text:span text:style-name="T6"> = </text:span><text:span text:style-name="T3">phoneNumber</text:span><text:span text:style-name="T6">.</text:span><text:span text:style-name="T7">replace</text:span><text:span text:style-name="T6">(</text:span><text:span text:style-name="T13">/</text:span><text:span text:style-name="T4">[</text:span><text:span text:style-name="T13">a-zA-Z</text:span><text:span text:style-name="T4">]</text:span><text:span text:style-name="T13">/</text:span><text:span text:style-name="T2">g</text:span><text:span text:style-name="T6">, </text:span><text:span text:style-name="T4">''</text:span><text:span text:style-name="T6">);</text:span></text:p>
      <text:p text:style-name="P3">}</text:p>
      <text:p text:style-name="P4"/>
      <text:p text:style-name="P2">// Remove any non-digit characters</text:p>
      <text:p text:style-name="P1"><text:span text:style-name="T3">phoneNumber</text:span><text:span text:style-name="T6"> = </text:span><text:span text:style-name="T3">phoneNumber</text:span><text:span text:style-name="T6">.</text:span><text:span text:style-name="T7">replace</text:span><text:span text:style-name="T6">(</text:span><text:span text:style-name="T13">/\D/</text:span><text:span text:style-name="T2">g</text:span><text:span text:style-name="T6">, </text:span><text:span text:style-name="T4">''</text:span><text:span text:style-name="T6">);</text:span></text:p>
      <text:p text:style-name="P4"/>
      <text:p text:style-name="P2">// Limit to 12 digits</text:p>
      <text:p text:style-name="P1"><text:span text:style-name="T12">if</text:span><text:span text:style-name="T6"> (</text:span><text:span text:style-name="T3">phoneNumber</text:span><text:span text:style-name="T6">.</text:span><text:span text:style-name="T3">length</text:span><text:span text:style-name="T6"> &gt; </text:span><text:span text:style-name="T10">12</text:span><text:span text:style-name="T6">) {</text:span></text:p>
      <text:p text:style-name="P1"><text:span text:style-name="T7">alert</text:span><text:span text:style-name="T6">(</text:span><text:span text:style-name="T4">'Please enter a maximum of 12 digits.'</text:span><text:span text:style-name="T6">);</text:span></text:p>
      <text:p text:style-name="P1"><text:span text:style-name="T3">phoneNumber</text:span><text:span text:style-name="T6"> = </text:span><text:span text:style-name="T3">phoneNumber</text:span><text:span text:style-name="T6">.</text:span><text:span text:style-name="T7">substr</text:span><text:span text:style-name="T6">(</text:span><text:span text:style-name="T10">0</text:span><text:span text:style-name="T6">, </text:span><text:span text:style-name="T10">12</text:span><text:span text:style-name="T6">);</text:span></text:p>
      <text:p text:style-name="P3">}</text:p>
      <text:p text:style-name="P4"/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phoneNumber</text:span><text:span text:style-name="T6">);</text:span></text:p>
      <text:p text:style-name="P3">});</text:p>
      <text:p text:style-name="P3">});</text:p>
      <text:p text:style-name="P1"><text:span text:style-name="T7">$</text:span><text:span text:style-name="T6">(</text:span><text:span text:style-name="T3">document</text:span><text:span text:style-name="T6">).</text:span><text:span text:style-name="T7">ready</text:span><text:span text:style-name="T6">(</text:span><text:span text:style-name="T2">function</text:span><text:span text:style-name="T6"> () {</text:span></text:p>
      <text:p text:style-name="P1"><text:span text:style-name="T7">$</text:span><text:span text:style-name="T6">(</text:span><text:span text:style-name="T4">'#bankName'</text:span><text:span text:style-name="T6">).</text:span><text:span text:style-name="T7">on</text:span><text:span text:style-name="T6">(</text:span><text:span text:style-name="T4">'input'</text:span><text:span text:style-name="T6">, 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inputValue</text:span><text:span text:style-name="T6"> = </text:span><text:span text:style-name="T7">$</text:span><text:span text:style-name="T6">(</text:span><text:span text:style-name="T2">this</text:span><text:span text:style-name="T6">).</text:span><text:span text:style-name="T7">val</text:span><text:span text:style-name="T6">();</text:span></text:p>
      <text:p text:style-name="P2">// Check if the input contains any numeric characters</text:p>
      <text:p text:style-name="P1"><text:span text:style-name="T12">if</text:span><text:span text:style-name="T6"> (</text:span><text:span text:style-name="T13">/\d/</text:span><text:span text:style-name="T6">.</text:span><text:span text:style-name="T7">test</text:span><text:span text:style-name="T6">(</text:span><text:span text:style-name="T3">inputValue</text:span><text:span text:style-name="T6">)) {</text:span></text:p>
      <text:p text:style-name="P1"><text:span text:style-name="T7">alert</text:span><text:span text:style-name="T6">(</text:span><text:span text:style-name="T4">'Please enter alphabetic characters only.'</text:span><text:span text:style-name="T6">);</text:span></text:p>
      <text:p text:style-name="P2">// Remove the numeric characters</text:p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inputValue</text:span><text:span text:style-name="T6">.</text:span><text:span text:style-name="T7">replace</text:span><text:span text:style-name="T6">(</text:span><text:span text:style-name="T13">/\d/</text:span><text:span text:style-name="T2">g</text:span><text:span text:style-name="T6">, </text:span><text:span text:style-name="T4">''</text:span><text:span text:style-name="T6">));</text:span></text:p>
      <text:p text:style-name="P3">}</text:p>
      <text:p text:style-name="P2">// Check if the input contains any special characters</text:p>
      <text:p text:style-name="P1"><text:span text:style-name="T12">if</text:span><text:span text:style-name="T6"> (</text:span><text:span text:style-name="T13">/</text:span><text:span text:style-name="T4">[^</text:span><text:span text:style-name="T13">\w\s</text:span><text:span text:style-name="T4">]</text:span><text:span text:style-name="T13">/</text:span><text:span text:style-name="T6">.</text:span><text:span text:style-name="T7">test</text:span><text:span text:style-name="T6">(</text:span><text:span text:style-name="T3">inputValue</text:span><text:span text:style-name="T6">)) {</text:span></text:p>
      <text:p text:style-name="P1"><text:span text:style-name="T7">alert</text:span><text:span text:style-name="T6">(</text:span><text:span text:style-name="T4">'Special characters are not allowed.'</text:span><text:span text:style-name="T6">);</text:span></text:p>
      <text:p text:style-name="P2">// Remove the special characters</text:p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inputValue</text:span><text:span text:style-name="T6">.</text:span><text:span text:style-name="T7">replace</text:span><text:span text:style-name="T6">(</text:span><text:span text:style-name="T13">/</text:span><text:span text:style-name="T4">[^</text:span><text:span text:style-name="T13">\w\s</text:span><text:span text:style-name="T4">]</text:span><text:span text:style-name="T13">/</text:span><text:span text:style-name="T2">g</text:span><text:span text:style-name="T6">, </text:span><text:span text:style-name="T4">''</text:span><text:span text:style-name="T6">));</text:span></text:p>
      <text:p text:style-name="P3">}</text:p>
      <text:p text:style-name="P2">// Check if the input length exceeds the limit</text:p>
      <text:p text:style-name="P1"><text:span text:style-name="T12">if</text:span><text:span text:style-name="T6"> (</text:span><text:span text:style-name="T3">inputValue</text:span><text:span text:style-name="T6">.</text:span><text:span text:style-name="T3">length</text:span><text:span text:style-name="T6"> &gt; </text:span><text:span text:style-name="T10">50</text:span><text:span text:style-name="T6">) {</text:span></text:p>
      <text:p text:style-name="P1"><text:span text:style-name="T7">alert</text:span><text:span text:style-name="T6">(</text:span><text:span text:style-name="T4">'Maximum length exceeded. Please enter up to 50 characters.'</text:span><text:span text:style-name="T6">);</text:span></text:p>
      <text:p text:style-name="P2">// Trim the input to the maximum length</text:p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inputValue</text:span><text:span text:style-name="T6">.</text:span><text:span text:style-name="T7">slice</text:span><text:span text:style-name="T6">(</text:span><text:span text:style-name="T10">0</text:span><text:span text:style-name="T6">, </text:span><text:span text:style-name="T10">50</text:span><text:span text:style-name="T6">));</text:span></text:p>
      <text:p text:style-name="P3">}</text:p>
      <text:p text:style-name="P3">});</text:p>
      <text:p text:style-name="P3">});</text:p>
      <text:p text:style-name="P1"><text:span text:style-name="T2">function</text:span><text:span text:style-name="T6"> </text:span><text:span text:style-name="T7">validateInputNumeric</text:span><text:span text:style-name="T6">(</text:span><text:span text:style-name="T3">event</text:span><text:span text:style-name="T6">) {</text:span></text:p>
      <text:p text:style-name="P1"><text:span text:style-name="T2">const</text:span><text:span text:style-name="T6"> </text:span><text:span text:style-name="T8">inputValue</text:span><text:span text:style-name="T6"> = </text:span><text:span text:style-name="T3">event</text:span><text:span text:style-name="T6">.</text:span><text:span text:style-name="T3">target</text:span><text:span text:style-name="T6">.</text:span><text:span text:style-name="T3">value</text:span><text:span text:style-name="T6">;</text:span></text:p>
      <text:p text:style-name="P1"><text:span text:style-name="T2">const</text:span><text:span text:style-name="T6"> </text:span><text:span text:style-name="T8">numericRegex</text:span><text:span text:style-name="T6"> =</text:span><text:span text:style-name="T13"> /</text:span><text:span text:style-name="T7">^</text:span><text:span text:style-name="T4">[</text:span><text:span text:style-name="T13">0-9</text:span><text:span text:style-name="T4">]</text:span><text:span text:style-name="T5">*</text:span><text:span text:style-name="T7">$</text:span><text:span text:style-name="T13">/</text:span><text:span text:style-name="T6">; </text:span><text:span text:style-name="T11">// Regular expression to match numeric characters</text:span></text:p>
      <text:p text:style-name="P1"><text:span text:style-name="T12">if</text:span><text:span text:style-name="T6"> (!</text:span><text:span text:style-name="T8">numericRegex</text:span><text:span text:style-name="T6">.</text:span><text:span text:style-name="T7">test</text:span><text:span text:style-name="T6">(</text:span><text:span text:style-name="T8">inputValue</text:span><text:span text:style-name="T6">)) {</text:span></text:p>
      <text:p text:style-name="P1"><text:span text:style-name="T3">event</text:span><text:span text:style-name="T6">.</text:span><text:span text:style-name="T3">target</text:span><text:span text:style-name="T6">.</text:span><text:span text:style-name="T3">style</text:span><text:span text:style-name="T6">.</text:span><text:span text:style-name="T3">borderColor</text:span><text:span text:style-name="T6"> = </text:span><text:span text:style-name="T4">'red'</text:span><text:span text:style-name="T6">; </text:span><text:span text:style-name="T11">// Set border color to red</text:span></text:p>
      <text:p text:style-name="P1"><text:span text:style-name="T3">event</text:span><text:span text:style-name="T6">.</text:span><text:span text:style-name="T3">target</text:span><text:span text:style-name="T6">.</text:span><text:span text:style-name="T7">setCustomValidity</text:span><text:span text:style-name="T6">(</text:span><text:span text:style-name="T4">"Only numeric characters are allowed."</text:span><text:span text:style-name="T6">); </text:span><text:span text:style-name="T11">// Set validation message</text:span></text:p>
      <text:p text:style-name="P1"><text:span text:style-name="T3">event</text:span><text:span text:style-name="T6">.</text:span><text:span text:style-name="T3">target</text:span><text:span text:style-name="T6">.</text:span><text:span text:style-name="T7">reportValidity</text:span><text:span text:style-name="T6">(); </text:span><text:span text:style-name="T11">// Show validation message</text:span></text:p>
      <text:p text:style-name="P1"><text:soft-page-break/><text:span text:style-name="T3">event</text:span><text:span text:style-name="T6">.</text:span><text:span text:style-name="T3">target</text:span><text:span text:style-name="T6">.</text:span><text:span text:style-name="T3">value</text:span><text:span text:style-name="T6"> = </text:span><text:span text:style-name="T8">inputValue</text:span><text:span text:style-name="T6">.</text:span><text:span text:style-name="T7">replace</text:span><text:span text:style-name="T6">(</text:span><text:span text:style-name="T13">/\D/</text:span><text:span text:style-name="T2">g</text:span><text:span text:style-name="T6">, </text:span><text:span text:style-name="T4">''</text:span><text:span text:style-name="T6">); </text:span><text:span text:style-name="T11">// Remove non-numeric characters</text:span></text:p>
      <text:p text:style-name="P3">}</text:p>
      <text:p text:style-name="P1"><text:span text:style-name="T12">else</text:span><text:span text:style-name="T6"> {</text:span></text:p>
      <text:p text:style-name="P1"><text:span text:style-name="T3">event</text:span><text:span text:style-name="T6">.</text:span><text:span text:style-name="T3">target</text:span><text:span text:style-name="T6">.</text:span><text:span text:style-name="T3">style</text:span><text:span text:style-name="T6">.</text:span><text:span text:style-name="T3">borderColor</text:span><text:span text:style-name="T6"> = </text:span><text:span text:style-name="T4">''</text:span><text:span text:style-name="T6">; </text:span><text:span text:style-name="T11">// Reset border color</text:span></text:p>
      <text:p text:style-name="P1"><text:span text:style-name="T3">event</text:span><text:span text:style-name="T6">.</text:span><text:span text:style-name="T3">target</text:span><text:span text:style-name="T6">.</text:span><text:span text:style-name="T7">setCustomValidity</text:span><text:span text:style-name="T6">(</text:span><text:span text:style-name="T4">""</text:span><text:span text:style-name="T6">); </text:span><text:span text:style-name="T11">// Clear validation message</text:span></text:p>
      <text:p text:style-name="P3">}</text:p>
      <text:p text:style-name="P3">}</text:p>
      <text:p text:style-name="P1"><text:span text:style-name="T7">$</text:span><text:span text:style-name="T6">(</text:span><text:span text:style-name="T3">document</text:span><text:span text:style-name="T6">).</text:span><text:span text:style-name="T7">ready</text:span><text:span text:style-name="T6">(</text:span><text:span text:style-name="T2">function</text:span><text:span text:style-name="T6"> () {</text:span></text:p>
      <text:p text:style-name="P1"><text:span text:style-name="T7">$</text:span><text:span text:style-name="T6">(</text:span><text:span text:style-name="T4">'#employeeEmail'</text:span><text:span text:style-name="T6">).</text:span><text:span text:style-name="T7">on</text:span><text:span text:style-name="T6">(</text:span><text:span text:style-name="T4">'input'</text:span><text:span text:style-name="T6">, 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inputValue</text:span><text:span text:style-name="T6"> = </text:span><text:span text:style-name="T7">$</text:span><text:span text:style-name="T6">(</text:span><text:span text:style-name="T2">this</text:span><text:span text:style-name="T6">).</text:span><text:span text:style-name="T7">val</text:span><text:span text:style-name="T6">();</text:span></text:p>
      <text:p text:style-name="P2">// Check if the input contains any numeric character</text:p>
      <text:p text:style-name="P2">// Check if the input contains any spaces</text:p>
      <text:p text:style-name="P1"><text:span text:style-name="T12">if</text:span><text:span text:style-name="T6"> (</text:span><text:span text:style-name="T13">/\s/</text:span><text:span text:style-name="T6">.</text:span><text:span text:style-name="T7">test</text:span><text:span text:style-name="T6">(</text:span><text:span text:style-name="T3">inputValue</text:span><text:span text:style-name="T6">)) {</text:span></text:p>
      <text:p text:style-name="P1"><text:span text:style-name="T7">alert</text:span><text:span text:style-name="T6">(</text:span><text:span text:style-name="T4">'Spaces are not allowed.'</text:span><text:span text:style-name="T6">);</text:span></text:p>
      <text:p text:style-name="P2">// Remove the spaces</text:p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inputValue</text:span><text:span text:style-name="T6">.</text:span><text:span text:style-name="T7">replace</text:span><text:span text:style-name="T6">(</text:span><text:span text:style-name="T13">/\s/</text:span><text:span text:style-name="T2">g</text:span><text:span text:style-name="T6">, </text:span><text:span text:style-name="T4">''</text:span><text:span text:style-name="T6">));</text:span></text:p>
      <text:p text:style-name="P3">}</text:p>
      <text:p text:style-name="P2">// Check if the input length exceeds the limit</text:p>
      <text:p text:style-name="P1"><text:span text:style-name="T12">if</text:span><text:span text:style-name="T6"> (</text:span><text:span text:style-name="T3">inputValue</text:span><text:span text:style-name="T6">.</text:span><text:span text:style-name="T3">length</text:span><text:span text:style-name="T6"> &gt; </text:span><text:span text:style-name="T10">50</text:span><text:span text:style-name="T6">) {</text:span></text:p>
      <text:p text:style-name="P1"><text:span text:style-name="T7">alert</text:span><text:span text:style-name="T6">(</text:span><text:span text:style-name="T4">'Maximum length exceeded. Please enter up to 100 characters.'</text:span><text:span text:style-name="T6">);</text:span></text:p>
      <text:p text:style-name="P2">// Trim the input to the maximum length</text:p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inputValue</text:span><text:span text:style-name="T6">.</text:span><text:span text:style-name="T7">slice</text:span><text:span text:style-name="T6">(</text:span><text:span text:style-name="T10">0</text:span><text:span text:style-name="T6">, </text:span><text:span text:style-name="T10">100</text:span><text:span text:style-name="T6">));</text:span></text:p>
      <text:p text:style-name="P3">}</text:p>
      <text:p text:style-name="P3">});</text:p>
      <text:p text:style-name="P3">});</text:p>
      <text:p text:style-name="P1"><text:span text:style-name="T7">$</text:span><text:span text:style-name="T6">(</text:span><text:span text:style-name="T3">document</text:span><text:span text:style-name="T6">).</text:span><text:span text:style-name="T7">ready</text:span><text:span text:style-name="T6">(</text:span><text:span text:style-name="T2">function</text:span><text:span text:style-name="T6"> () {</text:span></text:p>
      <text:p text:style-name="P1"><text:span text:style-name="T7">$</text:span><text:span text:style-name="T6">(</text:span><text:span text:style-name="T4">'#location'</text:span><text:span text:style-name="T6">).</text:span><text:span text:style-name="T7">on</text:span><text:span text:style-name="T6">(</text:span><text:span text:style-name="T4">'input'</text:span><text:span text:style-name="T6">, 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inputValue</text:span><text:span text:style-name="T6"> = </text:span><text:span text:style-name="T7">$</text:span><text:span text:style-name="T6">(</text:span><text:span text:style-name="T2">this</text:span><text:span text:style-name="T6">).</text:span><text:span text:style-name="T7">val</text:span><text:span text:style-name="T6">();</text:span></text:p>
      <text:p text:style-name="P2">// Check if the input contains any numeric characters</text:p>
      <text:p text:style-name="P2">// Check if the input length exceeds the limit</text:p>
      <text:p text:style-name="P1"><text:span text:style-name="T12">if</text:span><text:span text:style-name="T6"> (</text:span><text:span text:style-name="T3">inputValue</text:span><text:span text:style-name="T6">.</text:span><text:span text:style-name="T3">length</text:span><text:span text:style-name="T6"> &gt; </text:span><text:span text:style-name="T10">50</text:span><text:span text:style-name="T6">) {</text:span></text:p>
      <text:p text:style-name="P1"><text:span text:style-name="T7">alert</text:span><text:span text:style-name="T6">(</text:span><text:span text:style-name="T4">'Maximum length exceeded. Please enter up to 50 characters.'</text:span><text:span text:style-name="T6">);</text:span></text:p>
      <text:p text:style-name="P2">// Trim the input to the maximum length</text:p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inputValue</text:span><text:span text:style-name="T6">.</text:span><text:span text:style-name="T7">slice</text:span><text:span text:style-name="T6">(</text:span><text:span text:style-name="T10">0</text:span><text:span text:style-name="T6">, </text:span><text:span text:style-name="T10">50</text:span><text:span text:style-name="T6">));</text:span></text:p>
      <text:p text:style-name="P3">}</text:p>
      <text:p text:style-name="P3">});</text:p>
      <text:p text:style-name="P3">});</text:p>
      <text:p text:style-name="P1"><text:span text:style-name="T7">$</text:span><text:span text:style-name="T6">(</text:span><text:span text:style-name="T3">document</text:span><text:span text:style-name="T6">).</text:span><text:span text:style-name="T7">ready</text:span><text:span text:style-name="T6">(</text:span><text:span text:style-name="T2">function</text:span><text:span text:style-name="T6"> () {</text:span></text:p>
      <text:p text:style-name="P1"><text:span text:style-name="T7">$</text:span><text:span text:style-name="T6">(</text:span><text:span text:style-name="T4">'#cdtNo'</text:span><text:span text:style-name="T6">).</text:span><text:span text:style-name="T7">on</text:span><text:span text:style-name="T6">(</text:span><text:span text:style-name="T4">'input'</text:span><text:span text:style-name="T6">, </text:span><text:span text:style-name="T2">function</text:span><text:span text:style-name="T6"> () {</text:span></text:p>
      <text:p text:style-name="P1"><text:span text:style-name="T2">var</text:span><text:span text:style-name="T6"> </text:span><text:span text:style-name="T3">inputValue</text:span><text:span text:style-name="T6"> = </text:span><text:span text:style-name="T7">$</text:span><text:span text:style-name="T6">(</text:span><text:span text:style-name="T2">this</text:span><text:span text:style-name="T6">).</text:span><text:span text:style-name="T7">val</text:span><text:span text:style-name="T6">();</text:span></text:p>
      <text:p text:style-name="P2">// Check if the input contains any numeric characters</text:p>
      <text:p text:style-name="P2">// Check if the input length exceeds the limit</text:p>
      <text:p text:style-name="P1"><text:span text:style-name="T12">if</text:span><text:span text:style-name="T6"> (</text:span><text:span text:style-name="T3">inputValue</text:span><text:span text:style-name="T6">.</text:span><text:span text:style-name="T3">length</text:span><text:span text:style-name="T6"> &gt; </text:span><text:span text:style-name="T10">50</text:span><text:span text:style-name="T6">) {</text:span></text:p>
      <text:p text:style-name="P1"><text:span text:style-name="T7">alert</text:span><text:span text:style-name="T6">(</text:span><text:span text:style-name="T4">'Maximum length exceeded. Please enter up to 50 characters.'</text:span><text:span text:style-name="T6">);</text:span></text:p>
      <text:p text:style-name="P2">// Trim the input to the maximum length</text:p>
      <text:p text:style-name="P1"><text:span text:style-name="T7">$</text:span><text:span text:style-name="T6">(</text:span><text:span text:style-name="T2">this</text:span><text:span text:style-name="T6">).</text:span><text:span text:style-name="T7">val</text:span><text:span text:style-name="T6">(</text:span><text:span text:style-name="T3">inputValue</text:span><text:span text:style-name="T6">.</text:span><text:span text:style-name="T7">slice</text:span><text:span text:style-name="T6">(</text:span><text:span text:style-name="T10">0</text:span><text:span text:style-name="T6">, </text:span><text:span text:style-name="T10">50</text:span><text:span text:style-name="T6">));</text:span></text:p>
      <text:p text:style-name="P4"/>
      <text:p text:style-name="P3">}</text:p>
      <text:p text:style-name="P3">});</text:p>
      <text:p text:style-name="P3">});</text:p>
      <text:p text:style-name="P2">//</text:p>
      <text:p text:style-name="P1"><text:soft-page-break/><text:span text:style-name="T1">&lt;/</text:span><text:span text:style-name="T2">script</text:span><text:span text:style-name="T1">&gt;</text:span></text:p>
      <text:p text:style-name="P4"/>
      <text:p text:style-name="P1"><text:span text:style-name="T1">&lt;</text:span><text:span text:style-name="T2">script</text:span><text:span text:style-name="T1">&gt;</text:span></text:p>
      <text:p text:style-name="P2">// Define the function outside of $(document).ready() scope</text:p>
      <text:p text:style-name="P1"><text:span text:style-name="T2">function</text:span><text:span text:style-name="T6"> </text:span><text:span text:style-name="T7">toggleDenominationTable</text:span><text:span text:style-name="T6">() {</text:span></text:p>
      <text:p text:style-name="P2">// Prevent the default form submission behavior</text:p>
      <text:p text:style-name="P1"><text:span text:style-name="T3">event</text:span><text:span text:style-name="T6">.</text:span><text:span text:style-name="T7">preventDefault</text:span><text:span text:style-name="T6">();</text:span></text:p>
      <text:p text:style-name="P4"/>
      <text:p text:style-name="P2">// Toggle the visibility of the denomination table</text:p>
      <text:p text:style-name="P1"><text:span text:style-name="T2">var</text:span><text:span text:style-name="T6"> </text:span><text:span text:style-name="T3">tableContainer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"denominationTableContainer"</text:span><text:span text:style-name="T6">);</text:span></text:p>
      <text:p text:style-name="P1"><text:span text:style-name="T12">if</text:span><text:span text:style-name="T6"> (</text:span><text:span text:style-name="T3">tableContainer</text:span><text:span text:style-name="T6">.</text:span><text:span text:style-name="T3">style</text:span><text:span text:style-name="T6">.</text:span><text:span text:style-name="T3">display</text:span><text:span text:style-name="T6"> === </text:span><text:span text:style-name="T4">"none"</text:span><text:span text:style-name="T6">) {</text:span></text:p>
      <text:p text:style-name="P1"><text:span text:style-name="T3">tableContainer</text:span><text:span text:style-name="T6">.</text:span><text:span text:style-name="T3">style</text:span><text:span text:style-name="T6">.</text:span><text:span text:style-name="T3">display</text:span><text:span text:style-name="T6"> = </text:span><text:span text:style-name="T4">"block"</text:span><text:span text:style-name="T6">;</text:span></text:p>
      <text:p text:style-name="P1"><text:span text:style-name="T6">} </text:span><text:span text:style-name="T12">else</text:span><text:span text:style-name="T6"> {</text:span></text:p>
      <text:p text:style-name="P1"><text:span text:style-name="T3">tableContainer</text:span><text:span text:style-name="T6">.</text:span><text:span text:style-name="T3">style</text:span><text:span text:style-name="T6">.</text:span><text:span text:style-name="T3">display</text:span><text:span text:style-name="T6"> = </text:span><text:span text:style-name="T4">"none"</text:span><text:span text:style-name="T6">;</text:span></text:p>
      <text:p text:style-name="P3">}</text:p>
      <text:p text:style-name="P3">}</text:p>
      <text:p text:style-name="P1"><text:span text:style-name="T2">function</text:span><text:span text:style-name="T6"> </text:span><text:span text:style-name="T7">toggleCardTransactionTable</text:span><text:span text:style-name="T6">() {</text:span></text:p>
      <text:p text:style-name="P2">// Prevent the default form submission behavior</text:p>
      <text:p text:style-name="P1"><text:span text:style-name="T3">event</text:span><text:span text:style-name="T6">.</text:span><text:span text:style-name="T7">preventDefault</text:span><text:span text:style-name="T6">();</text:span></text:p>
      <text:p text:style-name="P4"/>
      <text:p text:style-name="P2">// Toggle the visibility of the denomination table</text:p>
      <text:p text:style-name="P1"><text:span text:style-name="T2">var</text:span><text:span text:style-name="T6"> </text:span><text:span text:style-name="T3">tableContainer</text:span><text:span text:style-name="T6"> = </text:span><text:span text:style-name="T3">document</text:span><text:span text:style-name="T6">.</text:span><text:span text:style-name="T7">getElementById</text:span><text:span text:style-name="T6">(</text:span><text:span text:style-name="T4">"BankTableContainer"</text:span><text:span text:style-name="T6">);</text:span></text:p>
      <text:p text:style-name="P1"><text:span text:style-name="T12">if</text:span><text:span text:style-name="T6"> (</text:span><text:span text:style-name="T3">tableContainer</text:span><text:span text:style-name="T6">.</text:span><text:span text:style-name="T3">style</text:span><text:span text:style-name="T6">.</text:span><text:span text:style-name="T3">display</text:span><text:span text:style-name="T6"> === </text:span><text:span text:style-name="T4">"none"</text:span><text:span text:style-name="T6">) {</text:span></text:p>
      <text:p text:style-name="P1"><text:span text:style-name="T3">tableContainer</text:span><text:span text:style-name="T6">.</text:span><text:span text:style-name="T3">style</text:span><text:span text:style-name="T6">.</text:span><text:span text:style-name="T3">display</text:span><text:span text:style-name="T6"> = </text:span><text:span text:style-name="T4">"block"</text:span><text:span text:style-name="T6">;</text:span></text:p>
      <text:p text:style-name="P1"><text:span text:style-name="T6">} </text:span><text:span text:style-name="T12">else</text:span><text:span text:style-name="T6"> {</text:span></text:p>
      <text:p text:style-name="P1"><text:span text:style-name="T3">tableContainer</text:span><text:span text:style-name="T6">.</text:span><text:span text:style-name="T3">style</text:span><text:span text:style-name="T6">.</text:span><text:span text:style-name="T3">display</text:span><text:span text:style-name="T6"> = </text:span><text:span text:style-name="T4">"none"</text:span><text:span text:style-name="T6">;</text:span></text:p>
      <text:p text:style-name="P3">}</text:p>
      <text:p text:style-name="P3">}</text:p>
      <text:p text:style-name="P1"><text:span text:style-name="T2">function</text:span><text:span text:style-name="T6"> </text:span><text:span text:style-name="T7">validateInputString</text:span><text:span text:style-name="T6">(</text:span><text:span text:style-name="T3">event</text:span><text:span text:style-name="T6">) {</text:span></text:p>
      <text:p text:style-name="P1"><text:span text:style-name="T2">const</text:span><text:span text:style-name="T6"> </text:span><text:span text:style-name="T8">inputValue</text:span><text:span text:style-name="T6"> = </text:span><text:span text:style-name="T3">event</text:span><text:span text:style-name="T6">.</text:span><text:span text:style-name="T3">target</text:span><text:span text:style-name="T6">.</text:span><text:span text:style-name="T3">value</text:span><text:span text:style-name="T6">;</text:span></text:p>
      <text:p text:style-name="P1"><text:span text:style-name="T2">const</text:span><text:span text:style-name="T6"> </text:span><text:span text:style-name="T8">alphaRegex</text:span><text:span text:style-name="T6"> =</text:span><text:span text:style-name="T13"> /</text:span><text:span text:style-name="T7">^</text:span><text:span text:style-name="T4">[</text:span><text:span text:style-name="T13">a-zA-Z\s</text:span><text:span text:style-name="T4">]</text:span><text:span text:style-name="T5">*</text:span><text:span text:style-name="T7">$</text:span><text:span text:style-name="T13">/</text:span><text:span text:style-name="T6">; </text:span><text:span text:style-name="T11">// Regular expression to match only alphabetic characters and spaces</text:span></text:p>
      <text:p text:style-name="P4"/>
      <text:p text:style-name="P1"><text:span text:style-name="T12">if</text:span><text:span text:style-name="T6"> (!</text:span><text:span text:style-name="T8">alphaRegex</text:span><text:span text:style-name="T6">.</text:span><text:span text:style-name="T7">test</text:span><text:span text:style-name="T6">(</text:span><text:span text:style-name="T8">inputValue</text:span><text:span text:style-name="T6">)) {</text:span></text:p>
      <text:p text:style-name="P1"><text:span text:style-name="T3">event</text:span><text:span text:style-name="T6">.</text:span><text:span text:style-name="T3">target</text:span><text:span text:style-name="T6">.</text:span><text:span text:style-name="T3">style</text:span><text:span text:style-name="T6">.</text:span><text:span text:style-name="T3">borderColor</text:span><text:span text:style-name="T6"> = </text:span><text:span text:style-name="T4">'red'</text:span><text:span text:style-name="T6">; </text:span><text:span text:style-name="T11">// Set border color to red</text:span></text:p>
      <text:p text:style-name="P1"><text:span text:style-name="T3">event</text:span><text:span text:style-name="T6">.</text:span><text:span text:style-name="T3">target</text:span><text:span text:style-name="T6">.</text:span><text:span text:style-name="T7">setCustomValidity</text:span><text:span text:style-name="T6">(</text:span><text:span text:style-name="T4">"Only alphabetic characters are allowed."</text:span><text:span text:style-name="T6">); </text:span><text:span text:style-name="T11">// Set validation message</text:span></text:p>
      <text:p text:style-name="P1"><text:span text:style-name="T3">event</text:span><text:span text:style-name="T6">.</text:span><text:span text:style-name="T3">target</text:span><text:span text:style-name="T6">.</text:span><text:span text:style-name="T7">reportValidity</text:span><text:span text:style-name="T6">(); </text:span><text:span text:style-name="T11">// Show validation message</text:span></text:p>
      <text:p text:style-name="P1"><text:span text:style-name="T3">event</text:span><text:span text:style-name="T6">.</text:span><text:span text:style-name="T3">target</text:span><text:span text:style-name="T6">.</text:span><text:span text:style-name="T3">value</text:span><text:span text:style-name="T6"> = </text:span><text:span text:style-name="T8">inputValue</text:span><text:span text:style-name="T6">.</text:span><text:span text:style-name="T7">replace</text:span><text:span text:style-name="T6">(</text:span><text:span text:style-name="T13">/</text:span><text:span text:style-name="T4">[^</text:span><text:span text:style-name="T13">a-zA-Z\s</text:span><text:span text:style-name="T4">]</text:span><text:span text:style-name="T13">/</text:span><text:span text:style-name="T2">g</text:span><text:span text:style-name="T6">, </text:span><text:span text:style-name="T4">''</text:span><text:span text:style-name="T6">); </text:span><text:span text:style-name="T11">// Remove non-alphabetic characters</text:span></text:p>
      <text:p text:style-name="P1"><text:span text:style-name="T6">} </text:span><text:span text:style-name="T12">else</text:span><text:span text:style-name="T6"> {</text:span></text:p>
      <text:p text:style-name="P1"><text:span text:style-name="T3">event</text:span><text:span text:style-name="T6">.</text:span><text:span text:style-name="T3">target</text:span><text:span text:style-name="T6">.</text:span><text:span text:style-name="T3">style</text:span><text:span text:style-name="T6">.</text:span><text:span text:style-name="T3">borderColor</text:span><text:span text:style-name="T6"> = </text:span><text:span text:style-name="T4">''</text:span><text:span text:style-name="T6">; </text:span><text:span text:style-name="T11">// Reset border color</text:span></text:p>
      <text:p text:style-name="P1"><text:span text:style-name="T3">event</text:span><text:span text:style-name="T6">.</text:span><text:span text:style-name="T3">target</text:span><text:span text:style-name="T6">.</text:span><text:span text:style-name="T7">setCustomValidity</text:span><text:span text:style-name="T6">(</text:span><text:span text:style-name="T4">""</text:span><text:span text:style-name="T6">); </text:span><text:span text:style-name="T11">// Clear validation message</text:span></text:p>
      <text:p text:style-name="P3">}</text:p>
      <text:p text:style-name="P3">}</text:p>
      <text:p text:style-name="P1"><text:span text:style-name="T1">&lt;/</text:span><text:span text:style-name="T2">script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4"/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7T10:22:35.211231494</meta:creation-date>
    <dc:date>2024-08-07T19:41:04.686047810</dc:date>
    <meta:editing-duration>PT9H18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4" meta:paragraph-count="1095" meta:word-count="3456" meta:character-count="37542" meta:non-whitespace-character-count="35211"/>
  </office:meta>
</office:document-meta>
</file>